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3862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1.3008in"/>
    </style:style>
    <style:style style:name="co10" style:family="table-column">
      <style:table-column-properties fo:break-before="auto" style:column-width="1.311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1555in"/>
    </style:style>
    <style:style style:name="co13" style:family="table-column">
      <style:table-column-properties fo:break-before="auto" style:column-width="1.0791in"/>
    </style:style>
    <style:style style:name="co14" style:family="table-column">
      <style:table-column-properties fo:break-before="auto" style:column-width="1.0035in"/>
    </style:style>
    <style:style style:name="co15" style:family="table-column">
      <style:table-column-properties fo:break-before="auto" style:column-width="2.0937in"/>
    </style:style>
    <style:style style:name="co16" style:family="table-column">
      <style:table-column-properties fo:break-before="auto" style:column-width="1.665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ext-properties style:font-name="Arial" style:font-name-asian="AR PL UMing HK" style:font-name-complex="FreeSans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pectral" table:style-name="ta1">
        <table:shapes>
          <draw:frame draw:z-index="0" draw:style-name="gr1" svg:width="9.8126in" svg:height="6.2528in" svg:x="0.1315in" svg:y="6.6957in">
            <draw:object draw:notify-on-update-of-ranges="Spectral.C13:Spectral.C36 Spectral.E13:Spectral.E3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9.685in" svg:height="6.4264in" svg:x="0.237in" svg:y="12.9547in">
            <draw:object draw:notify-on-update-of-ranges="Spectral.D13:Spectral.D36 Spectral.E12:Spectral.E12 Spectral.E13:Spectral.E36 Spectral.N14:Spectral.N36 Spectral.R12:Spectral.R12 Spectral.R14:Spectral.R3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9783in" svg:height="5.5689in" svg:x="0.1591in" svg:y="19.3244in">
            <draw:object draw:notify-on-update-of-ranges="Spectral.E12:Spectral.E36 Spectral.F12:Spectral.F3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8.7091in" svg:height="5.0717in" svg:x="0.065in" svg:y="24.8728in">
            <draw:object draw:notify-on-update-of-ranges="Spectral.C13:Spectral.C36 Spectral.D12:Spectral.D12 Spectral.D13:Spectral.D36 Spectral.C13:Spectral.C36 Spectral.N12:Spectral.N12 Spectral.N13:Spectral.N3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8.0661in" svg:height="5.1555in" svg:x="0in" svg:y="30.1626in">
            <draw:object draw:notify-on-update-of-ranges="Spectral.C13:Spectral.C36 Spectral.O13:Spectral.O3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svg:width="6.2988in" svg:height="5.0819in" svg:x="7.7764in" svg:y="30.0102in">
            <draw:object draw:notify-on-update-of-ranges="Spectral.O13:Spectral.O36 Spectral.N13:Spectral.N3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svg:width="8.2386in" svg:height="5.3063in" svg:x="0.0004in" svg:y="35.3583in">
            <draw:object draw:notify-on-update-of-ranges="Spectral.O13:Spectral.O36 Spectral.E12:Spectral.E12 Spectral.E13:Spectral.E36 Spectral.O14:Spectral.O36 Spectral.T12:Spectral.T12 Spectral.T14:Spectral.T3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svg:width="6.6957in" svg:height="5.0827in" svg:x="7.1268in" svg:y="19.5583in">
            <draw:object draw:notify-on-update-of-ranges="Spectral.E13:Spectral.E36 Spectral.Q13:Spectral.Q36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5" table:default-cell-style-name="ce3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7" table:number-rows-spanned="1">
            <text:p>Spectral analysis for the 1 speed diffusion equation</text:p>
          </table:table-cell>
          <table:covered-table-cell table:number-columns-repeated="6"/>
          <table:table-cell/>
          <table:table-cell office:value-type="string">
            <text:p>Serial Runs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8"/>
          <table:table-cell office:value-type="string" table:number-columns-spanned="5" table:number-rows-spanned="1">
            <text:p>1 MCSA Iteration (Equivalent to raw Neumann Ulam with solution guess of 0)</text:p>
          </table:table-cell>
          <table:covered-table-cell table:number-columns-repeated="2"/>
          <table:covered-table-cell table:style-name="Default"/>
          <table:covered-table-cell/>
          <table:table-cell table:number-columns-repeated="7"/>
        </table:table-row>
        <table:table-row table:style-name="ro1">
          <table:table-cell table:number-columns-repeated="6"/>
          <table:table-cell table:formula="of:=1/SQRT(10000)" office:value-type="float" office:value="0.01">
            <text:p>0.01</text:p>
          </table:table-cell>
          <table:table-cell/>
          <table:table-cell office:value-type="string">
            <text:p>10,000 Histories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8"/>
          <table:table-cell office:value-type="string" table:number-columns-spanned="4" table:number-rows-spanned="1">
            <text:p>Nonreentrant current vacuum boundary conditions</text:p>
          </table:table-cell>
          <table:covered-table-cell table:number-columns-repeated="2"/>
          <table:covered-table-cell table:style-name="Default"/>
          <table:table-cell table:number-columns-repeated="8"/>
        </table:table-row>
        <table:table-row table:style-name="ro1">
          <table:table-cell office:value-type="string">
            <text:p>dx</text:p>
          </table:table-cell>
          <table:table-cell office:value-type="string">
            <text:p>Dx^2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NxN-1</text:p>
          </table:table-cell>
          <table:table-cell office:value-type="string">
            <text:p>min m</text:p>
          </table:table-cell>
          <table:table-cell office:value-type="string">
            <text:p>wc</text:p>
          </table:table-cell>
          <table:table-cell/>
          <table:table-cell office:value-type="string" table:number-columns-spanned="3" table:number-rows-spanned="1">
            <text:p>Point source in center of domain.</text:p>
          </table:table-cell>
          <table:covered-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1">
            <text:p>0.1</text:p>
          </table:table-cell>
          <table:table-cell table:formula="of:=[.A6]*[.A6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001">
            <text:p>1.00E-004</text:p>
          </table:table-cell>
          <table:table-cell/>
          <table:table-cell office:value-type="string" table:number-columns-spanned="3" table:number-rows-spanned="1">
            <text:p>CPU Time averaged over 3 runs</text:p>
          </table:table-cell>
          <table:covered-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max A</text:p>
          </table:table-cell>
          <table:table-cell office:value-type="string">
            <text:p>min A</text:p>
          </table:table-cell>
          <table:table-cell table:number-columns-repeated="2"/>
          <table:table-cell office:value-type="string">
            <text:p>1.0e-4 tolerance on Eigenvalue solve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1" table:number-rows-repeated="3">
          <table:table-cell table:number-columns-repeated="11"/>
          <table:table-cell table:style-name="Default"/>
          <table:table-cell table:number-columns-repeated="8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Transitions/History</text:p>
          </table:table-cell>
          <table:table-cell table:style-name="ce1" office:value-type="string">
            <text:p>CPU Time 1 (s)</text:p>
          </table:table-cell>
          <table:table-cell table:style-name="ce1" office:value-type="string">
            <text:p>CPU Time 2 (s)</text:p>
          </table:table-cell>
          <table:table-cell table:style-name="ce1" office:value-type="string">
            <text:p>CPU Time 3 (s)</text:p>
          </table:table-cell>
          <table:table-cell table:style-name="ce1" office:value-type="string">
            <text:p>CPU Time Ave (s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ce1" office:value-type="string">
            <text:p>CPU Time/History (s)</text:p>
          </table:table-cell>
          <table:table-cell table:style-name="ce1" office:value-type="string">
            <text:p>Fully Analytic T/H</text:p>
          </table:table-cell>
          <table:table-cell table:style-name="ce1" office:value-type="string">
            <text:p>Semi-Analytic T/H</text:p>
          </table:table-cell>
          <table:table-cell table:style-name="ce1" office:value-type="string">
            <text:p>Fully Analytic T/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3]/[.B13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office:value-type="float" office:value="2560.33">
            <text:p>2560.33</text:p>
          </table:table-cell>
          <table:table-cell office:value-type="float" office:value="21.27">
            <text:p>21.27</text:p>
          </table:table-cell>
          <table:table-cell office:value-type="float" office:value="21.63">
            <text:p>21.63</text:p>
          </table:table-cell>
          <table:table-cell office:value-type="float" office:value="22.01">
            <text:p>22.01</text:p>
          </table:table-cell>
          <table:table-cell table:formula="of:=AVERAGE([.F13:.H13])" office:value-type="float" office:value="21.6366666666667">
            <text:p>21.6366666667</text:p>
          </table:table-cell>
          <table:table-cell table:formula="of:= 1 / (3*([.A13]+[.B13]))" office:value-type="float" office:value="0.333333333333333">
            <text:p>0.3333333333</text:p>
          </table:table-cell>
          <table:table-cell table:formula="of:=1/(10/(9*[.$B$6]*([.A13]+[.B13]))+[.A13])" office:value-type="float" office:value="0.009">
            <text:p>0.009</text:p>
          </table:table-cell>
          <table:table-cell table:formula="of:=[.K13]*(-([.J13]/(3*[.$B$6]))*(8*COS(PI()*[.$F$8]*[.$A$6])+2*COS(PI()*[.$F$8]*[.$A$6])^2-10)+[.A13])" office:value-type="float" office:value="0">
            <text:p>0</text:p>
          </table:table-cell>
          <table:table-cell table:formula="of:=[.K13]*(-([.J13]/(3*[.$B$6]))*(8*COS(PI()*[.$E$8]*[.$A$6])+2*COS(PI()*[.$E$8]*[.$A$6])^2-10)+[.A13])" office:value-type="float" office:value="1.6">
            <text:p>1.6</text:p>
          </table:table-cell>
          <table:table-cell table:formula="of:=([.K13]*[.J13]/(3*[.$B$6]))*(8*COS(PI()*[.$E$6]*[.$A$6])+2*COS(PI()*[.$E$6]*[.$A$6])^2)" office:value-type="float" office:value="1">
            <text:p>1</text:p>
          </table:table-cell>
          <table:table-cell table:formula="of:=[.M13]/[.L13]" office:value-type="float" office:value="0">
            <text:p>#DIV/0!</text:p>
          </table:table-cell>
          <table:table-cell table:formula="of:=([.K13]*[.J13]/(3*[.$B$6]))*(8*COS(PI()*[.$F$6]*[.$A$6])+2*COS(PI()*[.$F$6]*[.$A$6])^2)" office:value-type="float" office:value="4.89858719658941E-017">
            <text:p>4.89858719658941E-017</text:p>
          </table:table-cell>
          <table:table-cell table:formula="of:=[.I13]/10000" office:value-type="float" office:value="0.00216366666666667">
            <text:p>0.0021636667</text:p>
          </table:table-cell>
          <table:table-cell table:formula="of:=LN([.$G$6])/LN([.N13])" office:value-type="float" office:value="0">
            <text:p>#DIV/0!</text:p>
          </table:table-cell>
          <table:table-cell table:formula="of:=LN([.$G$6])/LN([.D13])" office:value-type="float" office:value="16097.3880479627">
            <text:p>16097.3880479627</text:p>
          </table:table-cell>
          <table:table-cell table:formula="of:=LN([.$G$6])/LN([.M13]-1)" office:value-type="float" office:value="18.0303022077754">
            <text:p>18.0303022078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14]/[.B14]" office:value-type="float" office:value="0.25">
            <text:p>0.25</text:p>
          </table:table-cell>
          <table:table-cell office:value-type="float" office:value="0.996625">
            <text:p>0.996625</text:p>
          </table:table-cell>
          <table:table-cell office:value-type="float" office:value="2092.9">
            <text:p>2092.9</text:p>
          </table:table-cell>
          <table:table-cell office:value-type="float" office:value="16.8">
            <text:p>16.8</text:p>
          </table:table-cell>
          <table:table-cell office:value-type="float" office:value="17.07">
            <text:p>17.07</text:p>
          </table:table-cell>
          <table:table-cell office:value-type="float" office:value="16.82">
            <text:p>16.82</text:p>
          </table:table-cell>
          <table:table-cell table:formula="of:=AVERAGE([.F14:.H14])" office:value-type="float" office:value="16.8966666666667">
            <text:p>16.8966666667</text:p>
          </table:table-cell>
          <table:table-cell table:formula="of:= 1 / (3*([.A14]+[.B14]))" office:value-type="float" office:value="0.266666666666667">
            <text:p>0.2666666667</text:p>
          </table:table-cell>
          <table:table-cell table:formula="of:=1/(10/(9*[.$B$6]*([.A14]+[.B14]))+[.A14])" office:value-type="float" office:value="0.0112184481146775">
            <text:p>0.0112184481</text:p>
          </table:table-cell>
          <table:table-cell table:formula="of:=[.K14]*(-([.J14]/(3*[.$B$6]))*(8*COS(PI()*[.$F$8]*[.$A$6])+2*COS(PI()*[.$F$8]*[.$A$6])^2-10)+[.A14])" office:value-type="float" office:value="0.00280461202866937">
            <text:p>0.002804612</text:p>
          </table:table-cell>
          <table:table-cell table:formula="of:=[.K14]*(-([.J14]/(3*[.$B$6]))*(8*COS(PI()*[.$E$8]*[.$A$6])+2*COS(PI()*[.$E$8]*[.$A$6])^2-10)+[.A14])" office:value-type="float" office:value="1.5983172327828">
            <text:p>1.5983172328</text:p>
          </table:table-cell>
          <table:table-cell table:formula="of:=([.K14]*[.J14]/(3*[.$B$6]))*(8*COS(PI()*[.$E$6]*[.$A$6])+2*COS(PI()*[.$E$6]*[.$A$6])^2)" office:value-type="float" office:value="0.99719538797133">
            <text:p>0.997195388</text:p>
          </table:table-cell>
          <table:table-cell table:formula="of:=[.M14]/[.L14]" office:value-type="float" office:value="569.888888888889">
            <text:p>569.8888888889</text:p>
          </table:table-cell>
          <table:table-cell table:formula="of:=([.K14]*[.J14]/(3*[.$B$6]))*(8*COS(PI()*[.$F$6]*[.$A$6])+2*COS(PI()*[.$F$6]*[.$A$6])^2)" office:value-type="float" office:value="4.88484856001437E-017">
            <text:p>4.88484856001437E-017</text:p>
          </table:table-cell>
          <table:table-cell table:formula="of:=[.I14]/10000" office:value-type="float" office:value="0.00168966666666667">
            <text:p>0.0016896667</text:p>
          </table:table-cell>
          <table:table-cell table:formula="of:=LN([.$G$6])/LN([.N14])" office:value-type="float" office:value="3279.39070235624">
            <text:p>3279.3907023562</text:p>
          </table:table-cell>
          <table:table-cell table:formula="of:=LN([.$G$6])/LN([.D14])" office:value-type="float" office:value="2724.38197486988">
            <text:p>2724.3819748699</text:p>
          </table:table-cell>
          <table:table-cell table:formula="of:=LN([.$G$6])/LN([.M14]-1)" office:value-type="float" office:value="17.9317124925847">
            <text:p>17.9317124926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15]/[.B15]" office:value-type="float" office:value="0.5">
            <text:p>0.5</text:p>
          </table:table-cell>
          <table:table-cell office:value-type="float" office:value="0.992728">
            <text:p>0.992728</text:p>
          </table:table-cell>
          <table:table-cell office:value-type="float" office:value="1252.37">
            <text:p>1252.37</text:p>
          </table:table-cell>
          <table:table-cell office:value-type="float" office:value="10.2">
            <text:p>10.2</text:p>
          </table:table-cell>
          <table:table-cell office:value-type="float" office:value="10.16">
            <text:p>10.16</text:p>
          </table:table-cell>
          <table:table-cell office:value-type="float" office:value="10.24">
            <text:p>10.24</text:p>
          </table:table-cell>
          <table:table-cell table:formula="of:=AVERAGE([.F15:.H15])" office:value-type="float" office:value="10.2">
            <text:p>10.2</text:p>
          </table:table-cell>
          <table:table-cell table:formula="of:= 1 / (3*([.A15]+[.B15]))" office:value-type="float" office:value="0.222222222222222">
            <text:p>0.2222222222</text:p>
          </table:table-cell>
          <table:table-cell table:formula="of:=1/(10/(9*[.$B$6]*([.A15]+[.B15]))+[.A15])" office:value-type="float" office:value="0.0134094859697045">
            <text:p>0.013409486</text:p>
          </table:table-cell>
          <table:table-cell table:formula="of:=[.K15]*(-([.J15]/(3*[.$B$6]))*(8*COS(PI()*[.$F$8]*[.$A$6])+2*COS(PI()*[.$F$8]*[.$A$6])^2-10)+[.A15])" office:value-type="float" office:value="0.00670474298485225">
            <text:p>0.006704743</text:p>
          </table:table-cell>
          <table:table-cell table:formula="of:=[.K15]*(-([.J15]/(3*[.$B$6]))*(8*COS(PI()*[.$E$8]*[.$A$6])+2*COS(PI()*[.$E$8]*[.$A$6])^2-10)+[.A15])" office:value-type="float" office:value="1.59597715420909">
            <text:p>1.5959771542</text:p>
          </table:table-cell>
          <table:table-cell table:formula="of:=([.K15]*[.J15]/(3*[.$B$6]))*(8*COS(PI()*[.$E$6]*[.$A$6])+2*COS(PI()*[.$E$6]*[.$A$6])^2)" office:value-type="float" office:value="0.993295257015148">
            <text:p>0.993295257</text:p>
          </table:table-cell>
          <table:table-cell table:formula="of:=[.M15]/[.L15]" office:value-type="float" office:value="238.037037037037">
            <text:p>238.037037037</text:p>
          </table:table-cell>
          <table:table-cell table:formula="of:=([.K15]*[.J15]/(3*[.$B$6]))*(8*COS(PI()*[.$F$6]*[.$A$6])+2*COS(PI()*[.$F$6]*[.$A$6])^2)" office:value-type="float" office:value="4.86574342844739E-017">
            <text:p>4.86574342844739E-017</text:p>
          </table:table-cell>
          <table:table-cell table:formula="of:=[.I15]/10000" office:value-type="float" office:value="0.00102">
            <text:p>0.00102</text:p>
          </table:table-cell>
          <table:table-cell table:formula="of:=LN([.$G$6])/LN([.N15])" office:value-type="float" office:value="1369.09487670281">
            <text:p>1369.0948767028</text:p>
          </table:table-cell>
          <table:table-cell table:formula="of:=LN([.$G$6])/LN([.D15])" office:value-type="float" office:value="1261.9376839519">
            <text:p>1261.9376839519</text:p>
          </table:table-cell>
          <table:table-cell table:formula="of:=LN([.$G$6])/LN([.M15]-1)" office:value-type="float" office:value="17.7959385017117">
            <text:p>17.7959385017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16]/[.B16]" office:value-type="float" office:value="0.75">
            <text:p>0.75</text:p>
          </table:table-cell>
          <table:table-cell office:value-type="float" office:value="0.987761">
            <text:p>0.987761</text:p>
          </table:table-cell>
          <table:table-cell office:value-type="float" office:value="771.779">
            <text:p>771.779</text:p>
          </table:table-cell>
          <table:table-cell office:value-type="float" office:value="6.26">
            <text:p>6.26</text:p>
          </table:table-cell>
          <table:table-cell office:value-type="float" office:value="6.31">
            <text:p>6.31</text:p>
          </table:table-cell>
          <table:table-cell office:value-type="float" office:value="6.26">
            <text:p>6.26</text:p>
          </table:table-cell>
          <table:table-cell table:formula="of:=AVERAGE([.F16:.H16])" office:value-type="float" office:value="6.27666666666667">
            <text:p>6.2766666667</text:p>
          </table:table-cell>
          <table:table-cell table:formula="of:= 1 / (3*([.A16]+[.B16]))" office:value-type="float" office:value="0.19047619047619">
            <text:p>0.1904761905</text:p>
          </table:table-cell>
          <table:table-cell table:formula="of:=1/(10/(9*[.$B$6]*([.A16]+[.B16]))+[.A16])" office:value-type="float" office:value="0.0155661251467046">
            <text:p>0.0155661251</text:p>
          </table:table-cell>
          <table:table-cell table:formula="of:=[.K16]*(-([.J16]/(3*[.$B$6]))*(8*COS(PI()*[.$F$8]*[.$A$6])+2*COS(PI()*[.$F$8]*[.$A$6])^2-10)+[.A16])" office:value-type="float" office:value="0.0116745938600284">
            <text:p>0.0116745939</text:p>
          </table:table-cell>
          <table:table-cell table:formula="of:=[.K16]*(-([.J16]/(3*[.$B$6]))*(8*COS(PI()*[.$E$8]*[.$A$6])+2*COS(PI()*[.$E$8]*[.$A$6])^2-10)+[.A16])" office:value-type="float" office:value="1.59299524368398">
            <text:p>1.5929952437</text:p>
          </table:table-cell>
          <table:table-cell table:formula="of:=([.K16]*[.J16]/(3*[.$B$6]))*(8*COS(PI()*[.$E$6]*[.$A$6])+2*COS(PI()*[.$E$6]*[.$A$6])^2)" office:value-type="float" office:value="0.988325406139971">
            <text:p>0.9883254061</text:p>
          </table:table-cell>
          <table:table-cell table:formula="of:=[.M16]/[.L16]" office:value-type="float" office:value="136.449735449735">
            <text:p>136.4497354497</text:p>
          </table:table-cell>
          <table:table-cell table:formula="of:=([.K16]*[.J16]/(3*[.$B$6]))*(8*COS(PI()*[.$F$6]*[.$A$6])+2*COS(PI()*[.$F$6]*[.$A$6])^2)" office:value-type="float" office:value="4.8413981805813E-017">
            <text:p>4.8413981805813E-017</text:p>
          </table:table-cell>
          <table:table-cell table:formula="of:=[.I16]/10000" office:value-type="float" office:value="0.000627666666666667">
            <text:p>0.0006276667</text:p>
          </table:table-cell>
          <table:table-cell table:formula="of:=LN([.$G$6])/LN([.N16])" office:value-type="float" office:value="784.307511149869">
            <text:p>784.3075111499</text:p>
          </table:table-cell>
          <table:table-cell table:formula="of:=LN([.$G$6])/LN([.D16])" office:value-type="float" office:value="747.925648708024">
            <text:p>747.925648708</text:p>
          </table:table-cell>
          <table:table-cell table:formula="of:=LN([.$G$6])/LN([.M16]-1)" office:value-type="float" office:value="17.6251215067147">
            <text:p>17.6251215067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17]/[.B17]" office:value-type="float" office:value="1">
            <text:p>1</text:p>
          </table:table-cell>
          <table:table-cell office:value-type="float" office:value="0.981757">
            <text:p>0.981757</text:p>
          </table:table-cell>
          <table:table-cell office:value-type="float" office:value="515.647">
            <text:p>515.647</text:p>
          </table:table-cell>
          <table:table-cell office:value-type="float" office:value="4.13">
            <text:p>4.13</text:p>
          </table:table-cell>
          <table:table-cell office:value-type="float" office:value="4.17">
            <text:p>4.17</text:p>
          </table:table-cell>
          <table:table-cell office:value-type="float" office:value="4.25">
            <text:p>4.25</text:p>
          </table:table-cell>
          <table:table-cell table:formula="of:=AVERAGE([.F17:.H17])" office:value-type="float" office:value="4.18333333333333">
            <text:p>4.1833333333</text:p>
          </table:table-cell>
          <table:table-cell table:formula="of:= 1 / (3*([.A17]+[.B17]))" office:value-type="float" office:value="0.166666666666667">
            <text:p>0.1666666667</text:p>
          </table:table-cell>
          <table:table-cell table:formula="of:=1/(10/(9*[.$B$6]*([.A17]+[.B17]))+[.A17])" office:value-type="float" office:value="0.0176817288801572">
            <text:p>0.0176817289</text:p>
          </table:table-cell>
          <table:table-cell table:formula="of:=[.K17]*(-([.J17]/(3*[.$B$6]))*(8*COS(PI()*[.$F$8]*[.$A$6])+2*COS(PI()*[.$F$8]*[.$A$6])^2-10)+[.A17])" office:value-type="float" office:value="0.0176817288801572">
            <text:p>0.0176817289</text:p>
          </table:table-cell>
          <table:table-cell table:formula="of:=[.K17]*(-([.J17]/(3*[.$B$6]))*(8*COS(PI()*[.$E$8]*[.$A$6])+2*COS(PI()*[.$E$8]*[.$A$6])^2-10)+[.A17])" office:value-type="float" office:value="1.58939096267191">
            <text:p>1.5893909627</text:p>
          </table:table-cell>
          <table:table-cell table:formula="of:=([.K17]*[.J17]/(3*[.$B$6]))*(8*COS(PI()*[.$E$6]*[.$A$6])+2*COS(PI()*[.$E$6]*[.$A$6])^2)" office:value-type="float" office:value="0.982318271119843">
            <text:p>0.9823182711</text:p>
          </table:table-cell>
          <table:table-cell table:formula="of:=[.M17]/[.L17]" office:value-type="float" office:value="89.8888888888889">
            <text:p>89.8888888889</text:p>
          </table:table-cell>
          <table:table-cell table:formula="of:=([.K17]*[.J17]/(3*[.$B$6]))*(8*COS(PI()*[.$F$6]*[.$A$6])+2*COS(PI()*[.$F$6]*[.$A$6])^2)" office:value-type="float" office:value="4.81197170588351E-017">
            <text:p>4.81197170588351E-017</text:p>
          </table:table-cell>
          <table:table-cell table:formula="of:=[.I17]/10000" office:value-type="float" office:value="0.000418333333333333">
            <text:p>0.0004183333</text:p>
          </table:table-cell>
          <table:table-cell table:formula="of:=LN([.$G$6])/LN([.N17])" office:value-type="float" office:value="516.277053836336">
            <text:p>516.2770538363</text:p>
          </table:table-cell>
          <table:table-cell table:formula="of:=LN([.$G$6])/LN([.D17])" office:value-type="float" office:value="500.250532048648">
            <text:p>500.2505320486</text:p>
          </table:table-cell>
          <table:table-cell table:formula="of:=LN([.$G$6])/LN([.M17]-1)" office:value-type="float" office:value="17.4218662691227">
            <text:p>17.421866269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18]/[.B18]" office:value-type="float" office:value="1.5">
            <text:p>1.5</text:p>
          </table:table-cell>
          <table:table-cell office:value-type="float" office:value="0.966799">
            <text:p>0.966799</text:p>
          </table:table-cell>
          <table:table-cell office:value-type="float" office:value="277.985">
            <text:p>277.985</text:p>
          </table:table-cell>
          <table:table-cell office:value-type="float" office:value="2.2">
            <text:p>2.2</text:p>
          </table:table-cell>
          <table:table-cell office:value-type="float" office:value="2.24">
            <text:p>2.24</text:p>
          </table:table-cell>
          <table:table-cell office:value-type="float" office:value="2.29">
            <text:p>2.29</text:p>
          </table:table-cell>
          <table:table-cell table:formula="of:=AVERAGE([.F18:.H18])" office:value-type="float" office:value="2.24333333333333">
            <text:p>2.2433333333</text:p>
          </table:table-cell>
          <table:table-cell table:formula="of:= 1 / (3*([.A18]+[.B18]))" office:value-type="float" office:value="0.133333333333333">
            <text:p>0.1333333333</text:p>
          </table:table-cell>
          <table:table-cell table:formula="of:=1/(10/(9*[.$B$6]*([.A18]+[.B18]))+[.A18])" office:value-type="float" office:value="0.0217654171704958">
            <text:p>0.0217654172</text:p>
          </table:table-cell>
          <table:table-cell table:formula="of:=[.K18]*(-([.J18]/(3*[.$B$6]))*(8*COS(PI()*[.$F$8]*[.$A$6])+2*COS(PI()*[.$F$8]*[.$A$6])^2-10)+[.A18])" office:value-type="float" office:value="0.0326481257557437">
            <text:p>0.0326481258</text:p>
          </table:table-cell>
          <table:table-cell table:formula="of:=[.K18]*(-([.J18]/(3*[.$B$6]))*(8*COS(PI()*[.$E$8]*[.$A$6])+2*COS(PI()*[.$E$8]*[.$A$6])^2-10)+[.A18])" office:value-type="float" office:value="1.58041112454655">
            <text:p>1.5804111245</text:p>
          </table:table-cell>
          <table:table-cell table:formula="of:=([.K18]*[.J18]/(3*[.$B$6]))*(8*COS(PI()*[.$E$6]*[.$A$6])+2*COS(PI()*[.$E$6]*[.$A$6])^2)" office:value-type="float" office:value="0.967351874244256">
            <text:p>0.9673518742</text:p>
          </table:table-cell>
          <table:table-cell table:formula="of:=[.M18]/[.L18]" office:value-type="float" office:value="48.4074074074074">
            <text:p>48.4074074074</text:p>
          </table:table-cell>
          <table:table-cell table:formula="of:=([.K18]*[.J18]/(3*[.$B$6]))*(8*COS(PI()*[.$F$6]*[.$A$6])+2*COS(PI()*[.$F$6]*[.$A$6])^2)" office:value-type="float" office:value="4.73865750576969E-017">
            <text:p>4.73865750576969E-017</text:p>
          </table:table-cell>
          <table:table-cell table:formula="of:=[.I18]/10000" office:value-type="float" office:value="0.000224333333333333">
            <text:p>0.0002243333</text:p>
          </table:table-cell>
          <table:table-cell table:formula="of:=LN([.$G$6])/LN([.N18])" office:value-type="float" office:value="277.478668094337">
            <text:p>277.4786680943</text:p>
          </table:table-cell>
          <table:table-cell table:formula="of:=LN([.$G$6])/LN([.D18])" office:value-type="float" office:value="272.780449921751">
            <text:p>272.7804499218</text:p>
          </table:table-cell>
          <table:table-cell table:formula="of:=LN([.$G$6])/LN([.M18]-1)" office:value-type="float" office:value="16.9301941556531">
            <text:p>16.93019415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19]/[.B19]" office:value-type="float" office:value="2">
            <text:p>2</text:p>
          </table:table-cell>
          <table:table-cell office:value-type="float" office:value="0.948224">
            <text:p>0.948224</text:p>
          </table:table-cell>
          <table:table-cell office:value-type="float" office:value="176">
            <text:p>176</text:p>
          </table:table-cell>
          <table:table-cell office:value-type="float" office:value="1.42">
            <text:p>1.42</text:p>
          </table:table-cell>
          <table:table-cell office:value-type="float" office:value="1.4">
            <text:p>1.4</text:p>
          </table:table-cell>
          <table:table-cell office:value-type="float" office:value="1.42">
            <text:p>1.42</text:p>
          </table:table-cell>
          <table:table-cell table:formula="of:=AVERAGE([.F19:.H19])" office:value-type="float" office:value="1.41333333333333">
            <text:p>1.4133333333</text:p>
          </table:table-cell>
          <table:table-cell table:formula="of:= 1 / (3*([.A19]+[.B19]))" office:value-type="float" office:value="0.111111111111111">
            <text:p>0.1111111111</text:p>
          </table:table-cell>
          <table:table-cell table:formula="of:=1/(10/(9*[.$B$6]*([.A19]+[.B19]))+[.A19])" office:value-type="float" office:value="0.0256166982922201">
            <text:p>0.0256166983</text:p>
          </table:table-cell>
          <table:table-cell table:formula="of:=[.K19]*(-([.J19]/(3*[.$B$6]))*(8*COS(PI()*[.$F$8]*[.$A$6])+2*COS(PI()*[.$F$8]*[.$A$6])^2-10)+[.A19])" office:value-type="float" office:value="0.0512333965844402">
            <text:p>0.0512333966</text:p>
          </table:table-cell>
          <table:table-cell table:formula="of:=[.K19]*(-([.J19]/(3*[.$B$6]))*(8*COS(PI()*[.$E$8]*[.$A$6])+2*COS(PI()*[.$E$8]*[.$A$6])^2-10)+[.A19])" office:value-type="float" office:value="1.56925996204934">
            <text:p>1.569259962</text:p>
          </table:table-cell>
          <table:table-cell table:formula="of:=([.K19]*[.J19]/(3*[.$B$6]))*(8*COS(PI()*[.$E$6]*[.$A$6])+2*COS(PI()*[.$E$6]*[.$A$6])^2)" office:value-type="float" office:value="0.94876660341556">
            <text:p>0.9487666034</text:p>
          </table:table-cell>
          <table:table-cell table:formula="of:=[.M19]/[.L19]" office:value-type="float" office:value="30.6296296296296">
            <text:p>30.6296296296</text:p>
          </table:table-cell>
          <table:table-cell table:formula="of:=([.K19]*[.J19]/(3*[.$B$6]))*(8*COS(PI()*[.$F$6]*[.$A$6])+2*COS(PI()*[.$F$6]*[.$A$6])^2)" office:value-type="float" office:value="4.64761593604309E-017">
            <text:p>4.64761593604309E-017</text:p>
          </table:table-cell>
          <table:table-cell table:formula="of:=[.I19]/10000" office:value-type="float" office:value="0.000141333333333333">
            <text:p>0.0001413333</text:p>
          </table:table-cell>
          <table:table-cell table:formula="of:=LN([.$G$6])/LN([.N19])" office:value-type="float" office:value="175.126664589808">
            <text:p>175.1266645898</text:p>
          </table:table-cell>
          <table:table-cell table:formula="of:=LN([.$G$6])/LN([.D19])" office:value-type="float" office:value="173.242244399156">
            <text:p>173.2422443992</text:p>
          </table:table-cell>
          <table:table-cell table:formula="of:=LN([.$G$6])/LN([.M19]-1)" office:value-type="float" office:value="16.3472575674835">
            <text:p>16.347257567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20]/[.B20]" office:value-type="float" office:value="2.5">
            <text:p>2.5</text:p>
          </table:table-cell>
          <table:table-cell office:value-type="float" office:value="0.926469">
            <text:p>0.926469</text:p>
          </table:table-cell>
          <table:table-cell office:value-type="float" office:value="122">
            <text:p>122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formula="of:=AVERAGE([.F20:.H20])" office:value-type="float" office:value="0.986666666666667">
            <text:p>0.9866666667</text:p>
          </table:table-cell>
          <table:table-cell table:formula="of:= 1 / (3*([.A20]+[.B20]))" office:value-type="float" office:value="0.0952380952380952">
            <text:p>0.0952380952</text:p>
          </table:table-cell>
          <table:table-cell table:formula="of:=1/(10/(9*[.$B$6]*([.A20]+[.B20]))+[.A20])" office:value-type="float" office:value="0.0292004634994206">
            <text:p>0.0292004635</text:p>
          </table:table-cell>
          <table:table-cell table:formula="of:=[.K20]*(-([.J20]/(3*[.$B$6]))*(8*COS(PI()*[.$F$8]*[.$A$6])+2*COS(PI()*[.$F$8]*[.$A$6])^2-10)+[.A20])" office:value-type="float" office:value="0.0730011587485516">
            <text:p>0.0730011587</text:p>
          </table:table-cell>
          <table:table-cell table:formula="of:=[.K20]*(-([.J20]/(3*[.$B$6]))*(8*COS(PI()*[.$E$8]*[.$A$6])+2*COS(PI()*[.$E$8]*[.$A$6])^2-10)+[.A20])" office:value-type="float" office:value="1.55619930475087">
            <text:p>1.5561993048</text:p>
          </table:table-cell>
          <table:table-cell table:formula="of:=([.K20]*[.J20]/(3*[.$B$6]))*(8*COS(PI()*[.$E$6]*[.$A$6])+2*COS(PI()*[.$E$6]*[.$A$6])^2)" office:value-type="float" office:value="0.926998841251448">
            <text:p>0.9269988413</text:p>
          </table:table-cell>
          <table:table-cell table:formula="of:=[.M20]/[.L20]" office:value-type="float" office:value="21.3174603174603">
            <text:p>21.3174603175</text:p>
          </table:table-cell>
          <table:table-cell table:formula="of:=([.K20]*[.J20]/(3*[.$B$6]))*(8*COS(PI()*[.$F$6]*[.$A$6])+2*COS(PI()*[.$F$6]*[.$A$6])^2)" office:value-type="float" office:value="4.54098465500757E-017">
            <text:p>4.54098465500757E-017</text:p>
          </table:table-cell>
          <table:table-cell table:formula="of:=[.I20]/10000" office:value-type="float" office:value="0.0000986666666666667">
            <text:p>9.86666666666667E-005</text:p>
          </table:table-cell>
          <table:table-cell table:formula="of:=LN([.$G$6])/LN([.N20])" office:value-type="float" office:value="121.503697968789">
            <text:p>121.5036979688</text:p>
          </table:table-cell>
          <table:table-cell table:formula="of:=LN([.$G$6])/LN([.D20])" office:value-type="float" office:value="120.594139256607">
            <text:p>120.5941392566</text:p>
          </table:table-cell>
          <table:table-cell table:formula="of:=LN([.$G$6])/LN([.M20]-1)" office:value-type="float" office:value="15.7004629048647">
            <text:p>15.70046290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21]/[.B21]" office:value-type="float" office:value="3">
            <text:p>3</text:p>
          </table:table-cell>
          <table:table-cell office:value-type="float" office:value="0.902011">
            <text:p>0.902011</text:p>
          </table:table-cell>
          <table:table-cell office:value-type="float" office:value="90">
            <text:p>90</text:p>
          </table:table-cell>
          <table:table-cell office:value-type="float" office:value="0.71">
            <text:p>0.71</text:p>
          </table:table-cell>
          <table:table-cell table:number-columns-repeated="2" office:value-type="float" office:value="0.73">
            <text:p>0.73</text:p>
          </table:table-cell>
          <table:table-cell table:formula="of:=AVERAGE([.F21:.H21])" office:value-type="float" office:value="0.723333333333333">
            <text:p>0.7233333333</text:p>
          </table:table-cell>
          <table:table-cell table:formula="of:= 1 / (3*([.A21]+[.B21]))" office:value-type="float" office:value="0.0833333333333333">
            <text:p>0.0833333333</text:p>
          </table:table-cell>
          <table:table-cell table:formula="of:=1/(10/(9*[.$B$6]*([.A21]+[.B21]))+[.A21])" office:value-type="float" office:value="0.0324909747292419">
            <text:p>0.0324909747</text:p>
          </table:table-cell>
          <table:table-cell table:formula="of:=[.K21]*(-([.J21]/(3*[.$B$6]))*(8*COS(PI()*[.$F$8]*[.$A$6])+2*COS(PI()*[.$F$8]*[.$A$6])^2-10)+[.A21])" office:value-type="float" office:value="0.0974729241877257">
            <text:p>0.0974729242</text:p>
          </table:table-cell>
          <table:table-cell table:formula="of:=[.K21]*(-([.J21]/(3*[.$B$6]))*(8*COS(PI()*[.$E$8]*[.$A$6])+2*COS(PI()*[.$E$8]*[.$A$6])^2-10)+[.A21])" office:value-type="float" office:value="1.54151624548736">
            <text:p>1.5415162455</text:p>
          </table:table-cell>
          <table:table-cell table:formula="of:=([.K21]*[.J21]/(3*[.$B$6]))*(8*COS(PI()*[.$E$6]*[.$A$6])+2*COS(PI()*[.$E$6]*[.$A$6])^2)" office:value-type="float" office:value="0.902527075812274">
            <text:p>0.9025270758</text:p>
          </table:table-cell>
          <table:table-cell table:formula="of:=[.M21]/[.L21]" office:value-type="float" office:value="15.8148148148148">
            <text:p>15.8148148148</text:p>
          </table:table-cell>
          <table:table-cell table:formula="of:=([.K21]*[.J21]/(3*[.$B$6]))*(8*COS(PI()*[.$F$6]*[.$A$6])+2*COS(PI()*[.$F$6]*[.$A$6])^2)" office:value-type="float" office:value="4.42110757814929E-017">
            <text:p>4.42110757814929E-017</text:p>
          </table:table-cell>
          <table:table-cell table:formula="of:=[.I21]/10000" office:value-type="float" office:value="0.0000723333333333333">
            <text:p>7.23333333333333E-005</text:p>
          </table:table-cell>
          <table:table-cell table:formula="of:=LN([.$G$6])/LN([.N21])" office:value-type="float" office:value="89.8073982607583">
            <text:p>89.8073982608</text:p>
          </table:table-cell>
          <table:table-cell table:formula="of:=LN([.$G$6])/LN([.D21])" office:value-type="float" office:value="89.3093050671658">
            <text:p>89.3093050672</text:p>
          </table:table-cell>
          <table:table-cell table:formula="of:=LN([.$G$6])/LN([.M21]-1)" office:value-type="float" office:value="15.0156626495203">
            <text:p>15.015662649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22]/[.B22]" office:value-type="float" office:value="3.5">
            <text:p>3.5</text:p>
          </table:table-cell>
          <table:table-cell office:value-type="float" office:value="0.875348">
            <text:p>0.875348</text:p>
          </table:table-cell>
          <table:table-cell office:value-type="float" office:value="70">
            <text:p>70</text:p>
          </table:table-cell>
          <table:table-cell office:value-type="float" office:value="0.58">
            <text:p>0.58</text:p>
          </table:table-cell>
          <table:table-cell office:value-type="float" office:value="0.57">
            <text:p>0.57</text:p>
          </table:table-cell>
          <table:table-cell office:value-type="float" office:value="0.58">
            <text:p>0.58</text:p>
          </table:table-cell>
          <table:table-cell table:formula="of:=AVERAGE([.F22:.H22])" office:value-type="float" office:value="0.576666666666667">
            <text:p>0.5766666667</text:p>
          </table:table-cell>
          <table:table-cell table:formula="of:= 1 / (3*([.A22]+[.B22]))" office:value-type="float" office:value="0.0740740740740741">
            <text:p>0.0740740741</text:p>
          </table:table-cell>
          <table:table-cell table:formula="of:=1/(10/(9*[.$B$6]*([.A22]+[.B22]))+[.A22])" office:value-type="float" office:value="0.0354718633676374">
            <text:p>0.0354718634</text:p>
          </table:table-cell>
          <table:table-cell table:formula="of:=[.K22]*(-([.J22]/(3*[.$B$6]))*(8*COS(PI()*[.$F$8]*[.$A$6])+2*COS(PI()*[.$F$8]*[.$A$6])^2-10)+[.A22])" office:value-type="float" office:value="0.124151521786731">
            <text:p>0.1241515218</text:p>
          </table:table-cell>
          <table:table-cell table:formula="of:=[.K22]*(-([.J22]/(3*[.$B$6]))*(8*COS(PI()*[.$E$8]*[.$A$6])+2*COS(PI()*[.$E$8]*[.$A$6])^2-10)+[.A22])" office:value-type="float" office:value="1.52550908692796">
            <text:p>1.5255090869</text:p>
          </table:table-cell>
          <table:table-cell table:formula="of:=([.K22]*[.J22]/(3*[.$B$6]))*(8*COS(PI()*[.$E$6]*[.$A$6])+2*COS(PI()*[.$E$6]*[.$A$6])^2)" office:value-type="float" office:value="0.875848478213269">
            <text:p>0.8758484782</text:p>
          </table:table-cell>
          <table:table-cell table:formula="of:=[.M22]/[.L22]" office:value-type="float" office:value="12.2874779541446">
            <text:p>12.2874779541</text:p>
          </table:table-cell>
          <table:table-cell table:formula="of:=([.K22]*[.J22]/(3*[.$B$6]))*(8*COS(PI()*[.$F$6]*[.$A$6])+2*COS(PI()*[.$F$6]*[.$A$6])^2)" office:value-type="float" office:value="4.29042014152784E-017">
            <text:p>4.29042014152784E-017</text:p>
          </table:table-cell>
          <table:table-cell table:formula="of:=[.I22]/10000" office:value-type="float" office:value="0.0000576666666666667">
            <text:p>5.76666666666667E-005</text:p>
          </table:table-cell>
          <table:table-cell table:formula="of:=LN([.$G$6])/LN([.N22])" office:value-type="float" office:value="69.4794009314512">
            <text:p>69.4794009315</text:p>
          </table:table-cell>
          <table:table-cell table:formula="of:=LN([.$G$6])/LN([.D22])" office:value-type="float" office:value="69.1811044127358">
            <text:p>69.1811044127</text:p>
          </table:table-cell>
          <table:table-cell table:formula="of:=LN([.$G$6])/LN([.M22]-1)" office:value-type="float" office:value="14.3153793358912">
            <text:p>14.315379335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23]/[.B23]" office:value-type="float" office:value="4">
            <text:p>4</text:p>
          </table:table-cell>
          <table:table-cell office:value-type="float" office:value="0.846973">
            <text:p>0.846973</text:p>
          </table:table-cell>
          <table:table-cell office:value-type="float" office:value="56">
            <text:p>56</text:p>
          </table:table-cell>
          <table:table-cell table:number-columns-repeated="3" office:value-type="float" office:value="0.45">
            <text:p>0.45</text:p>
          </table:table-cell>
          <table:table-cell table:formula="of:=AVERAGE([.F23:.H23])" office:value-type="float" office:value="0.45">
            <text:p>0.45</text:p>
          </table:table-cell>
          <table:table-cell table:formula="of:= 1 / (3*([.A23]+[.B23]))" office:value-type="float" office:value="0.0666666666666667">
            <text:p>0.0666666667</text:p>
          </table:table-cell>
          <table:table-cell table:formula="of:=1/(10/(9*[.$B$6]*([.A23]+[.B23]))+[.A23])" office:value-type="float" office:value="0.038135593220339">
            <text:p>0.0381355932</text:p>
          </table:table-cell>
          <table:table-cell table:formula="of:=[.K23]*(-([.J23]/(3*[.$B$6]))*(8*COS(PI()*[.$F$8]*[.$A$6])+2*COS(PI()*[.$F$8]*[.$A$6])^2-10)+[.A23])" office:value-type="float" office:value="0.152542372881356">
            <text:p>0.1525423729</text:p>
          </table:table-cell>
          <table:table-cell table:formula="of:=[.K23]*(-([.J23]/(3*[.$B$6]))*(8*COS(PI()*[.$E$8]*[.$A$6])+2*COS(PI()*[.$E$8]*[.$A$6])^2-10)+[.A23])" office:value-type="float" office:value="1.50847457627119">
            <text:p>1.5084745763</text:p>
          </table:table-cell>
          <table:table-cell table:formula="of:=([.K23]*[.J23]/(3*[.$B$6]))*(8*COS(PI()*[.$E$6]*[.$A$6])+2*COS(PI()*[.$E$6]*[.$A$6])^2)" office:value-type="float" office:value="0.847457627118644">
            <text:p>0.8474576271</text:p>
          </table:table-cell>
          <table:table-cell table:formula="of:=[.M23]/[.L23]" office:value-type="float" office:value="9.88888888888889">
            <text:p>9.8888888889</text:p>
          </table:table-cell>
          <table:table-cell table:formula="of:=([.K23]*[.J23]/(3*[.$B$6]))*(8*COS(PI()*[.$F$6]*[.$A$6])+2*COS(PI()*[.$F$6]*[.$A$6])^2)" office:value-type="float" office:value="4.15134508185544E-017">
            <text:p>4.15134508185544E-017</text:p>
          </table:table-cell>
          <table:table-cell table:formula="of:=[.I23]/10000" office:value-type="float" office:value="0.000045">
            <text:p>0.000045</text:p>
          </table:table-cell>
          <table:table-cell table:formula="of:=LN([.$G$6])/LN([.N23])" office:value-type="float" office:value="55.6467487470838">
            <text:p>55.6467487471</text:p>
          </table:table-cell>
          <table:table-cell table:formula="of:=LN([.$G$6])/LN([.D23])" office:value-type="float" office:value="55.4550940407164">
            <text:p>55.4550940407</text:p>
          </table:table-cell>
          <table:table-cell table:formula="of:=LN([.$G$6])/LN([.M23]-1)" office:value-type="float" office:value="13.617913363617">
            <text:p>13.617913363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24]/[.B24]" office:value-type="float" office:value="4.5">
            <text:p>4.5</text:p>
          </table:table-cell>
          <table:table-cell office:value-type="float" office:value="0.817361">
            <text:p>0.817361</text:p>
          </table:table-cell>
          <table:table-cell office:value-type="float" office:value="46">
            <text:p>46</text:p>
          </table:table-cell>
          <table:table-cell office:value-type="float" office:value="0.36">
            <text:p>0.36</text:p>
          </table:table-cell>
          <table:table-cell office:value-type="float" office:value="0.37">
            <text:p>0.37</text:p>
          </table:table-cell>
          <table:table-cell office:value-type="float" office:value="0.36">
            <text:p>0.36</text:p>
          </table:table-cell>
          <table:table-cell table:formula="of:=AVERAGE([.F24:.H24])" office:value-type="float" office:value="0.363333333333333">
            <text:p>0.3633333333</text:p>
          </table:table-cell>
          <table:table-cell table:formula="of:= 1 / (3*([.A24]+[.B24]))" office:value-type="float" office:value="0.0606060606060606">
            <text:p>0.0606060606</text:p>
          </table:table-cell>
          <table:table-cell table:formula="of:=1/(10/(9*[.$B$6]*([.A24]+[.B24]))+[.A24])" office:value-type="float" office:value="0.0404825189122879">
            <text:p>0.0404825189</text:p>
          </table:table-cell>
          <table:table-cell table:formula="of:=[.K24]*(-([.J24]/(3*[.$B$6]))*(8*COS(PI()*[.$F$8]*[.$A$6])+2*COS(PI()*[.$F$8]*[.$A$6])^2-10)+[.A24])" office:value-type="float" office:value="0.182171335105295">
            <text:p>0.1821713351</text:p>
          </table:table-cell>
          <table:table-cell table:formula="of:=[.K24]*(-([.J24]/(3*[.$B$6]))*(8*COS(PI()*[.$E$8]*[.$A$6])+2*COS(PI()*[.$E$8]*[.$A$6])^2-10)+[.A24])" office:value-type="float" office:value="1.49069719893682">
            <text:p>1.4906971989</text:p>
          </table:table-cell>
          <table:table-cell table:formula="of:=([.K24]*[.J24]/(3*[.$B$6]))*(8*COS(PI()*[.$E$6]*[.$A$6])+2*COS(PI()*[.$E$6]*[.$A$6])^2)" office:value-type="float" office:value="0.817828664894705">
            <text:p>0.8178286649</text:p>
          </table:table-cell>
          <table:table-cell table:formula="of:=[.M24]/[.L24]" office:value-type="float" office:value="8.18294051627385">
            <text:p>8.1829405163</text:p>
          </table:table-cell>
          <table:table-cell table:formula="of:=([.K24]*[.J24]/(3*[.$B$6]))*(8*COS(PI()*[.$F$6]*[.$A$6])+2*COS(PI()*[.$F$6]*[.$A$6])^2)" office:value-type="float" office:value="4.00620502685701E-017">
            <text:p>4.00620502685701E-017</text:p>
          </table:table-cell>
          <table:table-cell table:formula="of:=[.I24]/10000" office:value-type="float" office:value="0.0000363333333333333">
            <text:p>3.63333333333333E-005</text:p>
          </table:table-cell>
          <table:table-cell table:formula="of:=LN([.$G$6])/LN([.N24])" office:value-type="float" office:value="45.7992517044142">
            <text:p>45.7992517044</text:p>
          </table:table-cell>
          <table:table-cell table:formula="of:=LN([.$G$6])/LN([.D24])" office:value-type="float" office:value="45.6693531829824">
            <text:p>45.669353183</text:p>
          </table:table-cell>
          <table:table-cell table:formula="of:=LN([.$G$6])/LN([.M24]-1)" office:value-type="float" office:value="12.9371787598043">
            <text:p>12.937178759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25]/[.B25]" office:value-type="float" office:value="5">
            <text:p>5</text:p>
          </table:table-cell>
          <table:table-cell office:value-type="float" office:value="0.786952">
            <text:p>0.786952</text:p>
          </table:table-cell>
          <table:table-cell office:value-type="float" office:value="39">
            <text:p>39</text:p>
          </table:table-cell>
          <table:table-cell office:value-type="float" office:value="0.31">
            <text:p>0.31</text:p>
          </table:table-cell>
          <table:table-cell office:value-type="float" office:value="0.3">
            <text:p>0.3</text:p>
          </table:table-cell>
          <table:table-cell office:value-type="float" office:value="0.31">
            <text:p>0.31</text:p>
          </table:table-cell>
          <table:table-cell table:formula="of:=AVERAGE([.F25:.H25])" office:value-type="float" office:value="0.306666666666667">
            <text:p>0.3066666667</text:p>
          </table:table-cell>
          <table:table-cell table:formula="of:= 1 / (3*([.A25]+[.B25]))" office:value-type="float" office:value="0.0555555555555556">
            <text:p>0.0555555556</text:p>
          </table:table-cell>
          <table:table-cell table:formula="of:=1/(10/(9*[.$B$6]*([.A25]+[.B25]))+[.A25])" office:value-type="float" office:value="0.0425196850393701">
            <text:p>0.042519685</text:p>
          </table:table-cell>
          <table:table-cell table:formula="of:=[.K25]*(-([.J25]/(3*[.$B$6]))*(8*COS(PI()*[.$F$8]*[.$A$6])+2*COS(PI()*[.$F$8]*[.$A$6])^2-10)+[.A25])" office:value-type="float" office:value="0.21259842519685">
            <text:p>0.2125984252</text:p>
          </table:table-cell>
          <table:table-cell table:formula="of:=[.K25]*(-([.J25]/(3*[.$B$6]))*(8*COS(PI()*[.$E$8]*[.$A$6])+2*COS(PI()*[.$E$8]*[.$A$6])^2-10)+[.A25])" office:value-type="float" office:value="1.47244094488189">
            <text:p>1.4724409449</text:p>
          </table:table-cell>
          <table:table-cell table:formula="of:=([.K25]*[.J25]/(3*[.$B$6]))*(8*COS(PI()*[.$E$6]*[.$A$6])+2*COS(PI()*[.$E$6]*[.$A$6])^2)" office:value-type="float" office:value="0.78740157480315">
            <text:p>0.7874015748</text:p>
          </table:table-cell>
          <table:table-cell table:formula="of:=[.M25]/[.L25]" office:value-type="float" office:value="6.92592592592592">
            <text:p>6.9259259259</text:p>
          </table:table-cell>
          <table:table-cell table:formula="of:=([.K25]*[.J25]/(3*[.$B$6]))*(8*COS(PI()*[.$F$6]*[.$A$6])+2*COS(PI()*[.$F$6]*[.$A$6])^2)" office:value-type="float" office:value="3.85715527290505E-017">
            <text:p>3.85715527290505E-017</text:p>
          </table:table-cell>
          <table:table-cell table:formula="of:=[.I25]/10000" office:value-type="float" office:value="0.0000306666666666667">
            <text:p>3.06666666666667E-005</text:p>
          </table:table-cell>
          <table:table-cell table:formula="of:=LN([.$G$6])/LN([.N25])" office:value-type="float" office:value="38.5342641204275">
            <text:p>38.5342641204</text:p>
          </table:table-cell>
          <table:table-cell table:formula="of:=LN([.$G$6])/LN([.D25])" office:value-type="float" office:value="38.4424072466796">
            <text:p>38.4424072467</text:p>
          </table:table-cell>
          <table:table-cell table:formula="of:=LN([.$G$6])/LN([.M25]-1)" office:value-type="float" office:value="12.283032869274">
            <text:p>12.2830328693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26]/[.B26]" office:value-type="float" office:value="5.5">
            <text:p>5.5</text:p>
          </table:table-cell>
          <table:table-cell office:value-type="float" office:value="0.75614">
            <text:p>0.75614</text:p>
          </table:table-cell>
          <table:table-cell office:value-type="float" office:value="34">
            <text:p>34</text:p>
          </table:table-cell>
          <table:table-cell table:number-columns-repeated="3" office:value-type="float" office:value="0.27">
            <text:p>0.27</text:p>
          </table:table-cell>
          <table:table-cell table:formula="of:=AVERAGE([.F26:.H26])" office:value-type="float" office:value="0.27">
            <text:p>0.27</text:p>
          </table:table-cell>
          <table:table-cell table:formula="of:= 1 / (3*([.A26]+[.B26]))" office:value-type="float" office:value="0.0512820512820513">
            <text:p>0.0512820513</text:p>
          </table:table-cell>
          <table:table-cell table:formula="of:=1/(10/(9*[.$B$6]*([.A26]+[.B26]))+[.A26])" office:value-type="float" office:value="0.0442595044448648">
            <text:p>0.0442595044</text:p>
          </table:table-cell>
          <table:table-cell table:formula="of:=[.K26]*(-([.J26]/(3*[.$B$6]))*(8*COS(PI()*[.$F$8]*[.$A$6])+2*COS(PI()*[.$F$8]*[.$A$6])^2-10)+[.A26])" office:value-type="float" office:value="0.243427274446756">
            <text:p>0.2434272744</text:p>
          </table:table-cell>
          <table:table-cell table:formula="of:=[.K26]*(-([.J26]/(3*[.$B$6]))*(8*COS(PI()*[.$E$8]*[.$A$6])+2*COS(PI()*[.$E$8]*[.$A$6])^2-10)+[.A26])" office:value-type="float" office:value="1.45394363533195">
            <text:p>1.4539436353</text:p>
          </table:table-cell>
          <table:table-cell table:formula="of:=([.K26]*[.J26]/(3*[.$B$6]))*(8*COS(PI()*[.$E$6]*[.$A$6])+2*COS(PI()*[.$E$6]*[.$A$6])^2)" office:value-type="float" office:value="0.756572725553244">
            <text:p>0.7565727256</text:p>
          </table:table-cell>
          <table:table-cell table:formula="of:=[.M26]/[.L26]" office:value-type="float" office:value="5.97280497280497">
            <text:p>5.9728049728</text:p>
          </table:table-cell>
          <table:table-cell table:formula="of:=([.K26]*[.J26]/(3*[.$B$6]))*(8*COS(PI()*[.$F$6]*[.$A$6])+2*COS(PI()*[.$F$6]*[.$A$6])^2)" office:value-type="float" office:value="3.70613746668387E-017">
            <text:p>3.70613746668387E-017</text:p>
          </table:table-cell>
          <table:table-cell table:formula="of:=[.I26]/10000" office:value-type="float" office:value="0.000027">
            <text:p>0.000027</text:p>
          </table:table-cell>
          <table:table-cell table:formula="of:=LN([.$G$6])/LN([.N26])" office:value-type="float" office:value="33.0171067445518">
            <text:p>33.0171067446</text:p>
          </table:table-cell>
          <table:table-cell table:formula="of:=LN([.$G$6])/LN([.D26])" office:value-type="float" office:value="32.9495297856071">
            <text:p>32.9495297856</text:p>
          </table:table-cell>
          <table:table-cell table:formula="of:=LN([.$G$6])/LN([.M26]-1)" office:value-type="float" office:value="11.661873243882">
            <text:p>11.661873243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27]/[.B27]" office:value-type="float" office:value="6">
            <text:p>6</text:p>
          </table:table-cell>
          <table:table-cell office:value-type="float" office:value="0.725275">
            <text:p>0.725275</text:p>
          </table:table-cell>
          <table:table-cell office:value-type="float" office:value="29">
            <text:p>29</text:p>
          </table:table-cell>
          <table:table-cell office:value-type="float" office:value="0.24">
            <text:p>0.24</text:p>
          </table:table-cell>
          <table:table-cell office:value-type="float" office:value="0.23">
            <text:p>0.23</text:p>
          </table:table-cell>
          <table:table-cell office:value-type="float" office:value="0.24">
            <text:p>0.24</text:p>
          </table:table-cell>
          <table:table-cell table:formula="of:=AVERAGE([.F27:.H27])" office:value-type="float" office:value="0.236666666666667">
            <text:p>0.2366666667</text:p>
          </table:table-cell>
          <table:table-cell table:formula="of:= 1 / (3*([.A27]+[.B27]))" office:value-type="float" office:value="0.0476190476190476">
            <text:p>0.0476190476</text:p>
          </table:table-cell>
          <table:table-cell table:formula="of:=1/(10/(9*[.$B$6]*([.A27]+[.B27]))+[.A27])" office:value-type="float" office:value="0.0457184325108853">
            <text:p>0.0457184325</text:p>
          </table:table-cell>
          <table:table-cell table:formula="of:=[.K27]*(-([.J27]/(3*[.$B$6]))*(8*COS(PI()*[.$F$8]*[.$A$6])+2*COS(PI()*[.$F$8]*[.$A$6])^2-10)+[.A27])" office:value-type="float" office:value="0.274310595065312">
            <text:p>0.2743105951</text:p>
          </table:table-cell>
          <table:table-cell table:formula="of:=[.K27]*(-([.J27]/(3*[.$B$6]))*(8*COS(PI()*[.$E$8]*[.$A$6])+2*COS(PI()*[.$E$8]*[.$A$6])^2-10)+[.A27])" office:value-type="float" office:value="1.43541364296081">
            <text:p>1.435413643</text:p>
          </table:table-cell>
          <table:table-cell table:formula="of:=([.K27]*[.J27]/(3*[.$B$6]))*(8*COS(PI()*[.$E$6]*[.$A$6])+2*COS(PI()*[.$E$6]*[.$A$6])^2)" office:value-type="float" office:value="0.725689404934688">
            <text:p>0.7256894049</text:p>
          </table:table-cell>
          <table:table-cell table:formula="of:=[.M27]/[.L27]" office:value-type="float" office:value="5.23280423280423">
            <text:p>5.2328042328</text:p>
          </table:table-cell>
          <table:table-cell table:formula="of:=([.K27]*[.J27]/(3*[.$B$6]))*(8*COS(PI()*[.$F$6]*[.$A$6])+2*COS(PI()*[.$F$6]*[.$A$6])^2)" office:value-type="float" office:value="3.55485282771365E-017">
            <text:p>3.55485282771365E-017</text:p>
          </table:table-cell>
          <table:table-cell table:formula="of:=[.I27]/10000" office:value-type="float" office:value="0.0000236666666666667">
            <text:p>2.36666666666667E-005</text:p>
          </table:table-cell>
          <table:table-cell table:formula="of:=LN([.$G$6])/LN([.N27])" office:value-type="float" office:value="28.7254755879907">
            <text:p>28.725475588</text:p>
          </table:table-cell>
          <table:table-cell table:formula="of:=LN([.$G$6])/LN([.D27])" office:value-type="float" office:value="28.6743917018102">
            <text:p>28.6743917018</text:p>
          </table:table-cell>
          <table:table-cell table:formula="of:=LN([.$G$6])/LN([.M27]-1)" office:value-type="float" office:value="11.0773262756084">
            <text:p>11.0773262756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28]/[.B28]" office:value-type="float" office:value="6.5">
            <text:p>6.5</text:p>
          </table:table-cell>
          <table:table-cell office:value-type="float" office:value="0.694651">
            <text:p>0.694651</text:p>
          </table:table-cell>
          <table:table-cell office:value-type="float" office:value="26">
            <text:p>26</text:p>
          </table:table-cell>
          <table:table-cell table:number-columns-repeated="3" office:value-type="float" office:value="0.21">
            <text:p>0.21</text:p>
          </table:table-cell>
          <table:table-cell table:formula="of:=AVERAGE([.F28:.H28])" office:value-type="float" office:value="0.21">
            <text:p>0.21</text:p>
          </table:table-cell>
          <table:table-cell table:formula="of:= 1 / (3*([.A28]+[.B28]))" office:value-type="float" office:value="0.0444444444444444">
            <text:p>0.0444444444</text:p>
          </table:table-cell>
          <table:table-cell table:formula="of:=1/(10/(9*[.$B$6]*([.A28]+[.B28]))+[.A28])" office:value-type="float" office:value="0.0469157254561251">
            <text:p>0.0469157255</text:p>
          </table:table-cell>
          <table:table-cell table:formula="of:=[.K28]*(-([.J28]/(3*[.$B$6]))*(8*COS(PI()*[.$F$8]*[.$A$6])+2*COS(PI()*[.$F$8]*[.$A$6])^2-10)+[.A28])" office:value-type="float" office:value="0.304952215464813">
            <text:p>0.3049522155</text:p>
          </table:table-cell>
          <table:table-cell table:formula="of:=[.K28]*(-([.J28]/(3*[.$B$6]))*(8*COS(PI()*[.$E$8]*[.$A$6])+2*COS(PI()*[.$E$8]*[.$A$6])^2-10)+[.A28])" office:value-type="float" office:value="1.41702867072111">
            <text:p>1.4170286707</text:p>
          </table:table-cell>
          <table:table-cell table:formula="of:=([.K28]*[.J28]/(3*[.$B$6]))*(8*COS(PI()*[.$E$6]*[.$A$6])+2*COS(PI()*[.$E$6]*[.$A$6])^2)" office:value-type="float" office:value="0.695047784535187">
            <text:p>0.6950477845</text:p>
          </table:table-cell>
          <table:table-cell table:formula="of:=[.M28]/[.L28]" office:value-type="float" office:value="4.64672364672365">
            <text:p>4.6467236467</text:p>
          </table:table-cell>
          <table:table-cell table:formula="of:=([.K28]*[.J28]/(3*[.$B$6]))*(8*COS(PI()*[.$F$6]*[.$A$6])+2*COS(PI()*[.$F$6]*[.$A$6])^2)" office:value-type="float" office:value="3.4047521783419E-017">
            <text:p>3.4047521783419E-017</text:p>
          </table:table-cell>
          <table:table-cell table:formula="of:=[.I28]/10000" office:value-type="float" office:value="0.000021">
            <text:p>0.000021</text:p>
          </table:table-cell>
          <table:table-cell table:formula="of:=LN([.$G$6])/LN([.N28])" office:value-type="float" office:value="25.3188054355275">
            <text:p>25.3188054355</text:p>
          </table:table-cell>
          <table:table-cell table:formula="of:=LN([.$G$6])/LN([.D28])" office:value-type="float" office:value="25.2791234304216">
            <text:p>25.2791234304</text:p>
          </table:table-cell>
          <table:table-cell table:formula="of:=LN([.$G$6])/LN([.M28]-1)" office:value-type="float" office:value="10.5309137456479">
            <text:p>10.530913745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29]/[.B29]" office:value-type="float" office:value="7">
            <text:p>7</text:p>
          </table:table-cell>
          <table:table-cell office:value-type="float" office:value="0.664514">
            <text:p>0.664514</text:p>
          </table:table-cell>
          <table:table-cell office:value-type="float" office:value="23">
            <text:p>23</text:p>
          </table:table-cell>
          <table:table-cell office:value-type="float" office:value="0.19">
            <text:p>0.19</text:p>
          </table:table-cell>
          <table:table-cell office:value-type="float" office:value="0.18">
            <text:p>0.18</text:p>
          </table:table-cell>
          <table:table-cell office:value-type="float" office:value="0.19">
            <text:p>0.19</text:p>
          </table:table-cell>
          <table:table-cell table:formula="of:=AVERAGE([.F29:.H29])" office:value-type="float" office:value="0.186666666666667">
            <text:p>0.1866666667</text:p>
          </table:table-cell>
          <table:table-cell table:formula="of:= 1 / (3*([.A29]+[.B29]))" office:value-type="float" office:value="0.0416666666666667">
            <text:p>0.0416666667</text:p>
          </table:table-cell>
          <table:table-cell table:formula="of:=1/(10/(9*[.$B$6]*([.A29]+[.B29]))+[.A29])" office:value-type="float" office:value="0.0478723404255319">
            <text:p>0.0478723404</text:p>
          </table:table-cell>
          <table:table-cell table:formula="of:=[.K29]*(-([.J29]/(3*[.$B$6]))*(8*COS(PI()*[.$F$8]*[.$A$6])+2*COS(PI()*[.$F$8]*[.$A$6])^2-10)+[.A29])" office:value-type="float" office:value="0.335106382978723">
            <text:p>0.335106383</text:p>
          </table:table-cell>
          <table:table-cell table:formula="of:=[.K29]*(-([.J29]/(3*[.$B$6]))*(8*COS(PI()*[.$E$8]*[.$A$6])+2*COS(PI()*[.$E$8]*[.$A$6])^2-10)+[.A29])" office:value-type="float" office:value="1.39893617021277">
            <text:p>1.3989361702</text:p>
          </table:table-cell>
          <table:table-cell table:formula="of:=([.K29]*[.J29]/(3*[.$B$6]))*(8*COS(PI()*[.$E$6]*[.$A$6])+2*COS(PI()*[.$E$6]*[.$A$6])^2)" office:value-type="float" office:value="0.664893617021277">
            <text:p>0.664893617</text:p>
          </table:table-cell>
          <table:table-cell table:formula="of:=[.M29]/[.L29]" office:value-type="float" office:value="4.17460317460317">
            <text:p>4.1746031746</text:p>
          </table:table-cell>
          <table:table-cell table:formula="of:=([.K29]*[.J29]/(3*[.$B$6]))*(8*COS(PI()*[.$F$6]*[.$A$6])+2*COS(PI()*[.$F$6]*[.$A$6])^2)" office:value-type="float" office:value="3.25703935943445E-017">
            <text:p>3.25703935943445E-017</text:p>
          </table:table-cell>
          <table:table-cell table:formula="of:=[.I29]/10000" office:value-type="float" office:value="0.0000186666666666667">
            <text:p>1.86666666666667E-005</text:p>
          </table:table-cell>
          <table:table-cell table:formula="of:=LN([.$G$6])/LN([.N29])" office:value-type="float" office:value="22.5672712541962">
            <text:p>22.5672712542</text:p>
          </table:table-cell>
          <table:table-cell table:formula="of:=LN([.$G$6])/LN([.D29])" office:value-type="float" office:value="22.5357362682089">
            <text:p>22.5357362682</text:p>
          </table:table-cell>
          <table:table-cell table:formula="of:=LN([.$G$6])/LN([.M29]-1)" office:value-type="float" office:value="10.0226364784867">
            <text:p>10.022636478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30]/[.B30]" office:value-type="float" office:value="8">
            <text:p>8</text:p>
          </table:table-cell>
          <table:table-cell office:value-type="float" office:value="0.606449">
            <text:p>0.606449</text:p>
          </table:table-cell>
          <table:table-cell office:value-type="float" office:value="19">
            <text:p>19</text:p>
          </table:table-cell>
          <table:table-cell office:value-type="float" office:value="0.15">
            <text:p>0.15</text:p>
          </table:table-cell>
          <table:table-cell office:value-type="float" office:value="0.16">
            <text:p>0.16</text:p>
          </table:table-cell>
          <table:table-cell office:value-type="float" office:value="0.14">
            <text:p>0.14</text:p>
          </table:table-cell>
          <table:table-cell table:formula="of:=AVERAGE([.F30:.H30])" office:value-type="float" office:value="0.15">
            <text:p>0.15</text:p>
          </table:table-cell>
          <table:table-cell table:formula="of:= 1 / (3*([.A30]+[.B30]))" office:value-type="float" office:value="0.037037037037037">
            <text:p>0.037037037</text:p>
          </table:table-cell>
          <table:table-cell table:formula="of:=1/(10/(9*[.$B$6]*([.A30]+[.B30]))+[.A30])" office:value-type="float" office:value="0.0491504854368932">
            <text:p>0.0491504854</text:p>
          </table:table-cell>
          <table:table-cell table:formula="of:=[.K30]*(-([.J30]/(3*[.$B$6]))*(8*COS(PI()*[.$F$8]*[.$A$6])+2*COS(PI()*[.$F$8]*[.$A$6])^2-10)+[.A30])" office:value-type="float" office:value="0.393203883495146">
            <text:p>0.3932038835</text:p>
          </table:table-cell>
          <table:table-cell table:formula="of:=[.K30]*(-([.J30]/(3*[.$B$6]))*(8*COS(PI()*[.$E$8]*[.$A$6])+2*COS(PI()*[.$E$8]*[.$A$6])^2-10)+[.A30])" office:value-type="float" office:value="1.36407766990291">
            <text:p>1.3640776699</text:p>
          </table:table-cell>
          <table:table-cell table:formula="of:=([.K30]*[.J30]/(3*[.$B$6]))*(8*COS(PI()*[.$E$6]*[.$A$6])+2*COS(PI()*[.$E$6]*[.$A$6])^2)" office:value-type="float" office:value="0.606796116504854">
            <text:p>0.6067961165</text:p>
          </table:table-cell>
          <table:table-cell table:formula="of:=[.M30]/[.L30]" office:value-type="float" office:value="3.46913580246913">
            <text:p>3.4691358025</text:p>
          </table:table-cell>
          <table:table-cell table:formula="of:=([.K30]*[.J30]/(3*[.$B$6]))*(8*COS(PI()*[.$F$6]*[.$A$6])+2*COS(PI()*[.$F$6]*[.$A$6])^2)" office:value-type="float" office:value="2.97244368725086E-017">
            <text:p>2.97244368725086E-017</text:p>
          </table:table-cell>
          <table:table-cell table:formula="of:=[.I30]/10000" office:value-type="float" office:value="0.000015">
            <text:p>0.000015</text:p>
          </table:table-cell>
          <table:table-cell table:formula="of:=LN([.$G$6])/LN([.N30])" office:value-type="float" office:value="18.4368154838134">
            <text:p>18.4368154838</text:p>
          </table:table-cell>
          <table:table-cell table:formula="of:=LN([.$G$6])/LN([.D30])" office:value-type="float" office:value="18.4157216417039">
            <text:p>18.4157216417</text:p>
          </table:table-cell>
          <table:table-cell table:formula="of:=LN([.$G$6])/LN([.M30]-1)" office:value-type="float" office:value="9.11564653213111">
            <text:p>9.115646532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31]/[.B31]" office:value-type="float" office:value="9">
            <text:p>9</text:p>
          </table:table-cell>
          <table:table-cell office:value-type="float" office:value="0.55217">
            <text:p>0.55217</text:p>
          </table:table-cell>
          <table:table-cell office:value-type="float" office:value="16">
            <text:p>16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table:formula="of:=AVERAGE([.F31:.H31])" office:value-type="float" office:value="0.13">
            <text:p>0.13</text:p>
          </table:table-cell>
          <table:table-cell table:formula="of:= 1 / (3*([.A31]+[.B31]))" office:value-type="float" office:value="0.0333333333333333">
            <text:p>0.0333333333</text:p>
          </table:table-cell>
          <table:table-cell table:formula="of:=1/(10/(9*[.$B$6]*([.A31]+[.B31]))+[.A31])" office:value-type="float" office:value="0.0497237569060774">
            <text:p>0.0497237569</text:p>
          </table:table-cell>
          <table:table-cell table:formula="of:=[.K31]*(-([.J31]/(3*[.$B$6]))*(8*COS(PI()*[.$F$8]*[.$A$6])+2*COS(PI()*[.$F$8]*[.$A$6])^2-10)+[.A31])" office:value-type="float" office:value="0.447513812154696">
            <text:p>0.4475138122</text:p>
          </table:table-cell>
          <table:table-cell table:formula="of:=[.K31]*(-([.J31]/(3*[.$B$6]))*(8*COS(PI()*[.$E$8]*[.$A$6])+2*COS(PI()*[.$E$8]*[.$A$6])^2-10)+[.A31])" office:value-type="float" office:value="1.33149171270718">
            <text:p>1.3314917127</text:p>
          </table:table-cell>
          <table:table-cell table:formula="of:=([.K31]*[.J31]/(3*[.$B$6]))*(8*COS(PI()*[.$E$6]*[.$A$6])+2*COS(PI()*[.$E$6]*[.$A$6])^2)" office:value-type="float" office:value="0.552486187845304">
            <text:p>0.5524861878</text:p>
          </table:table-cell>
          <table:table-cell table:formula="of:=[.M31]/[.L31]" office:value-type="float" office:value="2.97530864197531">
            <text:p>2.975308642</text:p>
          </table:table-cell>
          <table:table-cell table:formula="of:=([.K31]*[.J31]/(3*[.$B$6]))*(8*COS(PI()*[.$F$6]*[.$A$6])+2*COS(PI()*[.$F$6]*[.$A$6])^2)" office:value-type="float" office:value="2.7064017660715E-017">
            <text:p>2.7064017660715E-017</text:p>
          </table:table-cell>
          <table:table-cell table:formula="of:=[.I31]/10000" office:value-type="float" office:value="0.000013">
            <text:p>0.000013</text:p>
          </table:table-cell>
          <table:table-cell table:formula="of:=LN([.$G$6])/LN([.N31])" office:value-type="float" office:value="15.5232153159442">
            <text:p>15.5232153159</text:p>
          </table:table-cell>
          <table:table-cell table:formula="of:=LN([.$G$6])/LN([.D31])" office:value-type="float" office:value="15.5082523767763">
            <text:p>15.5082523768</text:p>
          </table:table-cell>
          <table:table-cell table:formula="of:=LN([.$G$6])/LN([.M31]-1)" office:value-type="float" office:value="8.34154759437616">
            <text:p>8.34154759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32]/[.B32]" office:value-type="float" office:value="10">
            <text:p>10</text:p>
          </table:table-cell>
          <table:table-cell office:value-type="float" office:value="0.502225">
            <text:p>0.502225</text:p>
          </table:table-cell>
          <table:table-cell office:value-type="float" office:value="14">
            <text:p>14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12">
            <text:p>0.12</text:p>
          </table:table-cell>
          <table:table-cell table:formula="of:=AVERAGE([.F32:.H32])" office:value-type="float" office:value="0.116666666666667">
            <text:p>0.1166666667</text:p>
          </table:table-cell>
          <table:table-cell table:formula="of:= 1 / (3*([.A32]+[.B32]))" office:value-type="float" office:value="0.0303030303030303">
            <text:p>0.0303030303</text:p>
          </table:table-cell>
          <table:table-cell table:formula="of:=1/(10/(9*[.$B$6]*([.A32]+[.B32]))+[.A32])" office:value-type="float" office:value="0.049748743718593">
            <text:p>0.0497487437</text:p>
          </table:table-cell>
          <table:table-cell table:formula="of:=[.K32]*(-([.J32]/(3*[.$B$6]))*(8*COS(PI()*[.$F$8]*[.$A$6])+2*COS(PI()*[.$F$8]*[.$A$6])^2-10)+[.A32])" office:value-type="float" office:value="0.49748743718593">
            <text:p>0.4974874372</text:p>
          </table:table-cell>
          <table:table-cell table:formula="of:=[.K32]*(-([.J32]/(3*[.$B$6]))*(8*COS(PI()*[.$E$8]*[.$A$6])+2*COS(PI()*[.$E$8]*[.$A$6])^2-10)+[.A32])" office:value-type="float" office:value="1.30150753768844">
            <text:p>1.3015075377</text:p>
          </table:table-cell>
          <table:table-cell table:formula="of:=([.K32]*[.J32]/(3*[.$B$6]))*(8*COS(PI()*[.$E$6]*[.$A$6])+2*COS(PI()*[.$E$6]*[.$A$6])^2)" office:value-type="float" office:value="0.50251256281407">
            <text:p>0.5025125628</text:p>
          </table:table-cell>
          <table:table-cell table:formula="of:=[.M32]/[.L32]" office:value-type="float" office:value="2.61616161616162">
            <text:p>2.6161616162</text:p>
          </table:table-cell>
          <table:table-cell table:formula="of:=([.K32]*[.J32]/(3*[.$B$6]))*(8*COS(PI()*[.$F$6]*[.$A$6])+2*COS(PI()*[.$F$6]*[.$A$6])^2)" office:value-type="float" office:value="2.46160160632634E-017">
            <text:p>2.46160160632634E-017</text:p>
          </table:table-cell>
          <table:table-cell table:formula="of:=[.I32]/10000" office:value-type="float" office:value="0.0000116666666666667">
            <text:p>1.16666666666667E-005</text:p>
          </table:table-cell>
          <table:table-cell table:formula="of:=LN([.$G$6])/LN([.N32])" office:value-type="float" office:value="13.3845033420914">
            <text:p>13.3845033421</text:p>
          </table:table-cell>
          <table:table-cell table:formula="of:=LN([.$G$6])/LN([.D32])" office:value-type="float" office:value="13.3733789106545">
            <text:p>13.3733789107</text:p>
          </table:table-cell>
          <table:table-cell table:formula="of:=LN([.$G$6])/LN([.M32]-1)" office:value-type="float" office:value="7.68193964389859">
            <text:p>7.681939643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33]/[.B33]" office:value-type="float" office:value="15">
            <text:p>15</text:p>
          </table:table-cell>
          <table:table-cell office:value-type="float" office:value="0.316275">
            <text:p>0.316275</text:p>
          </table:table-cell>
          <table:table-cell office:value-type="float" office:value="9">
            <text:p>9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table:formula="of:=AVERAGE([.F33:.H33])" office:value-type="float" office:value="0.0766666666666667">
            <text:p>0.0766666667</text:p>
          </table:table-cell>
          <table:table-cell table:formula="of:= 1 / (3*([.A33]+[.B33]))" office:value-type="float" office:value="0.0208333333333333">
            <text:p>0.0208333333</text:p>
          </table:table-cell>
          <table:table-cell table:formula="of:=1/(10/(9*[.$B$6]*([.A33]+[.B33]))+[.A33])" office:value-type="float" office:value="0.0455696202531646">
            <text:p>0.0455696203</text:p>
          </table:table-cell>
          <table:table-cell table:formula="of:=[.K33]*(-([.J33]/(3*[.$B$6]))*(8*COS(PI()*[.$F$8]*[.$A$6])+2*COS(PI()*[.$F$8]*[.$A$6])^2-10)+[.A33])" office:value-type="float" office:value="0.683544303797468">
            <text:p>0.6835443038</text:p>
          </table:table-cell>
          <table:table-cell table:formula="of:=[.K33]*(-([.J33]/(3*[.$B$6]))*(8*COS(PI()*[.$E$8]*[.$A$6])+2*COS(PI()*[.$E$8]*[.$A$6])^2-10)+[.A33])" office:value-type="float" office:value="1.18987341772152">
            <text:p>1.1898734177</text:p>
          </table:table-cell>
          <table:table-cell table:formula="of:=([.K33]*[.J33]/(3*[.$B$6]))*(8*COS(PI()*[.$E$6]*[.$A$6])+2*COS(PI()*[.$E$6]*[.$A$6])^2)" office:value-type="float" office:value="0.316455696202532">
            <text:p>0.3164556962</text:p>
          </table:table-cell>
          <table:table-cell table:formula="of:=[.M33]/[.L33]" office:value-type="float" office:value="1.74074074074074">
            <text:p>1.7407407407</text:p>
          </table:table-cell>
          <table:table-cell table:formula="of:=([.K33]*[.J33]/(3*[.$B$6]))*(8*COS(PI()*[.$F$6]*[.$A$6])+2*COS(PI()*[.$F$6]*[.$A$6])^2)" office:value-type="float" office:value="1.55018582170551E-017">
            <text:p>1.55018582170551E-017</text:p>
          </table:table-cell>
          <table:table-cell table:formula="of:=[.I33]/10000" office:value-type="float" office:value="0.00000766666666666667">
            <text:p>7.66666666666667E-006</text:p>
          </table:table-cell>
          <table:table-cell table:formula="of:=LN([.$G$6])/LN([.N33])" office:value-type="float" office:value="8.00500981342093">
            <text:p>8.0050098134</text:p>
          </table:table-cell>
          <table:table-cell table:formula="of:=LN([.$G$6])/LN([.D33])" office:value-type="float" office:value="8.001037965159">
            <text:p>8.0010379652</text:p>
          </table:table-cell>
          <table:table-cell table:formula="of:=LN([.$G$6])/LN([.M33]-1)" office:value-type="float" office:value="5.54373022280971">
            <text:p>5.543730222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34]/[.B34]" office:value-type="float" office:value="20">
            <text:p>20</text:p>
          </table:table-cell>
          <table:table-cell office:value-type="float" office:value="0.209085">
            <text:p>0.209085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.05">
            <text:p>0.05</text:p>
          </table:table-cell>
          <table:table-cell table:formula="of:=AVERAGE([.F34:.H34])" office:value-type="float" office:value="0.0466666666666667">
            <text:p>0.0466666667</text:p>
          </table:table-cell>
          <table:table-cell table:formula="of:= 1 / (3*([.A34]+[.B34]))" office:value-type="float" office:value="0.0158730158730159">
            <text:p>0.0158730159</text:p>
          </table:table-cell>
          <table:table-cell table:formula="of:=1/(10/(9*[.$B$6]*([.A34]+[.B34]))+[.A34])" office:value-type="float" office:value="0.0395397489539749">
            <text:p>0.039539749</text:p>
          </table:table-cell>
          <table:table-cell table:formula="of:=[.K34]*(-([.J34]/(3*[.$B$6]))*(8*COS(PI()*[.$F$8]*[.$A$6])+2*COS(PI()*[.$F$8]*[.$A$6])^2-10)+[.A34])" office:value-type="float" office:value="0.790794979079498">
            <text:p>0.7907949791</text:p>
          </table:table-cell>
          <table:table-cell table:formula="of:=[.K34]*(-([.J34]/(3*[.$B$6]))*(8*COS(PI()*[.$E$8]*[.$A$6])+2*COS(PI()*[.$E$8]*[.$A$6])^2-10)+[.A34])" office:value-type="float" office:value="1.1255230125523">
            <text:p>1.1255230126</text:p>
          </table:table-cell>
          <table:table-cell table:formula="of:=([.K34]*[.J34]/(3*[.$B$6]))*(8*COS(PI()*[.$E$6]*[.$A$6])+2*COS(PI()*[.$E$6]*[.$A$6])^2)" office:value-type="float" office:value="0.209205020920502">
            <text:p>0.2092050209</text:p>
          </table:table-cell>
          <table:table-cell table:formula="of:=[.M34]/[.L34]" office:value-type="float" office:value="1.42328042328042">
            <text:p>1.4232804233</text:p>
          </table:table-cell>
          <table:table-cell table:formula="of:=([.K34]*[.J34]/(3*[.$B$6]))*(8*COS(PI()*[.$F$6]*[.$A$6])+2*COS(PI()*[.$F$6]*[.$A$6])^2)" office:value-type="float" office:value="1.02480903694339E-017">
            <text:p>1.02480903694339E-017</text:p>
          </table:table-cell>
          <table:table-cell table:formula="of:=[.I34]/10000" office:value-type="float" office:value="0.00000466666666666667">
            <text:p>4.66666666666667E-006</text:p>
          </table:table-cell>
          <table:table-cell table:formula="of:=LN([.$G$6])/LN([.N34])" office:value-type="float" office:value="5.88730609965457">
            <text:p>5.8873060997</text:p>
          </table:table-cell>
          <table:table-cell table:formula="of:=LN([.$G$6])/LN([.D34])" office:value-type="float" office:value="5.8851473229011">
            <text:p>5.8851473229</text:p>
          </table:table-cell>
          <table:table-cell table:formula="of:=LN([.$G$6])/LN([.M34]-1)" office:value-type="float" office:value="4.43814894875906">
            <text:p>4.438148948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35]/[.B35]" office:value-type="float" office:value="50">
            <text:p>50</text:p>
          </table:table-cell>
          <table:table-cell office:value-type="float" office:value="0.0417298">
            <text:p>0.0417298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AVERAGE([.F35:.H35])" office:value-type="float" office:value="0.0233333333333333">
            <text:p>0.0233333333</text:p>
          </table:table-cell>
          <table:table-cell table:formula="of:= 1 / (3*([.A35]+[.B35]))" office:value-type="float" office:value="0.0065359477124183">
            <text:p>0.0065359477</text:p>
          </table:table-cell>
          <table:table-cell table:formula="of:=1/(10/(9*[.$B$6]*([.A35]+[.B35]))+[.A35])" office:value-type="float" office:value="0.0191649269311065">
            <text:p>0.0191649269</text:p>
          </table:table-cell>
          <table:table-cell table:formula="of:=[.K35]*(-([.J35]/(3*[.$B$6]))*(8*COS(PI()*[.$F$8]*[.$A$6])+2*COS(PI()*[.$F$8]*[.$A$6])^2-10)+[.A35])" office:value-type="float" office:value="0.958246346555324">
            <text:p>0.9582463466</text:p>
          </table:table-cell>
          <table:table-cell table:formula="of:=[.K35]*(-([.J35]/(3*[.$B$6]))*(8*COS(PI()*[.$E$8]*[.$A$6])+2*COS(PI()*[.$E$8]*[.$A$6])^2-10)+[.A35])" office:value-type="float" office:value="1.02505219206681">
            <text:p>1.0250521921</text:p>
          </table:table-cell>
          <table:table-cell table:formula="of:=([.K35]*[.J35]/(3*[.$B$6]))*(8*COS(PI()*[.$E$6]*[.$A$6])+2*COS(PI()*[.$E$6]*[.$A$6])^2)" office:value-type="float" office:value="0.0417536534446764">
            <text:p>0.0417536534</text:p>
          </table:table-cell>
          <table:table-cell table:formula="of:=[.M35]/[.L35]" office:value-type="float" office:value="1.06971677559913">
            <text:p>1.0697167756</text:p>
          </table:table-cell>
          <table:table-cell table:formula="of:=([.K35]*[.J35]/(3*[.$B$6]))*(8*COS(PI()*[.$F$6]*[.$A$6])+2*COS(PI()*[.$F$6]*[.$A$6])^2)" office:value-type="float" office:value="2.04533912174923E-018">
            <text:p>2.04533912174923E-018</text:p>
          </table:table-cell>
          <table:table-cell table:formula="of:=[.I35]/10000" office:value-type="float" office:value="0.00000233333333333333">
            <text:p>2.33333333333333E-006</text:p>
          </table:table-cell>
          <table:table-cell table:formula="of:=LN([.$G$6])/LN([.N35])" office:value-type="float" office:value="2.90001014896492">
            <text:p>2.900010149</text:p>
          </table:table-cell>
          <table:table-cell table:formula="of:=LN([.$G$6])/LN([.D35])" office:value-type="float" office:value="2.89948844285196">
            <text:p>2.8994884429</text:p>
          </table:table-cell>
          <table:table-cell table:formula="of:=LN([.$G$6])/LN([.M35]-1)" office:value-type="float" office:value="2.49819775740779">
            <text:p>2.498197757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36]/[.B36]" office:value-type="float" office:value="100">
            <text:p>100</text:p>
          </table:table-cell>
          <table:table-cell office:value-type="float" office:value="0.0108752">
            <text:p>0.0108752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AVERAGE([.F36:.H36])" office:value-type="float" office:value="0.0233333333333333">
            <text:p>0.0233333333</text:p>
          </table:table-cell>
          <table:table-cell table:formula="of:= 1 / (3*([.A36]+[.B36]))" office:value-type="float" office:value="0.0033003300330033">
            <text:p>0.00330033</text:p>
          </table:table-cell>
          <table:table-cell table:formula="of:=1/(10/(9*[.$B$6]*([.A36]+[.B36]))+[.A36])" office:value-type="float" office:value="0.00989118607181719">
            <text:p>0.0098911861</text:p>
          </table:table-cell>
          <table:table-cell table:formula="of:=[.K36]*(-([.J36]/(3*[.$B$6]))*(8*COS(PI()*[.$F$8]*[.$A$6])+2*COS(PI()*[.$F$8]*[.$A$6])^2-10)+[.A36])" office:value-type="float" office:value="0.989118607181719">
            <text:p>0.9891186072</text:p>
          </table:table-cell>
          <table:table-cell table:formula="of:=[.K36]*(-([.J36]/(3*[.$B$6]))*(8*COS(PI()*[.$E$8]*[.$A$6])+2*COS(PI()*[.$E$8]*[.$A$6])^2-10)+[.A36])" office:value-type="float" office:value="1.00652883569097">
            <text:p>1.0065288357</text:p>
          </table:table-cell>
          <table:table-cell table:formula="of:=([.K36]*[.J36]/(3*[.$B$6]))*(8*COS(PI()*[.$E$6]*[.$A$6])+2*COS(PI()*[.$E$6]*[.$A$6])^2)" office:value-type="float" office:value="0.0108813928182807">
            <text:p>0.0108813928</text:p>
          </table:table-cell>
          <table:table-cell table:formula="of:=[.M36]/[.L36]" office:value-type="float" office:value="1.01760176017602">
            <text:p>1.0176017602</text:p>
          </table:table-cell>
          <table:table-cell table:formula="of:=([.K36]*[.J36]/(3*[.$B$6]))*(8*COS(PI()*[.$F$6]*[.$A$6])+2*COS(PI()*[.$F$6]*[.$A$6])^2)" office:value-type="float" office:value="5.330345154069E-019">
            <text:p>5.330345154069E-019</text:p>
          </table:table-cell>
          <table:table-cell table:formula="of:=[.I36]/10000" office:value-type="float" office:value="0.00000233333333333333">
            <text:p>2.33333333333333E-006</text:p>
          </table:table-cell>
          <table:table-cell table:formula="of:=LN([.$G$6])/LN([.N36])" office:value-type="float" office:value="2.03736993713047">
            <text:p>2.0373699371</text:p>
          </table:table-cell>
          <table:table-cell table:formula="of:=LN([.$G$6])/LN([.D36])" office:value-type="float" office:value="2.03711340788679">
            <text:p>2.0371134079</text:p>
          </table:table-cell>
          <table:table-cell table:formula="of:=LN([.$G$6])/LN([.M36]-1)" office:value-type="float" office:value="1.83052600272941">
            <text:p>1.8305260027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igFunc" table:style-name="ta1">
        <table:shapes>
          <draw:frame draw:z-index="0" draw:style-name="gr1" svg:width="5.9614in" svg:height="3.8441in" svg:x="5.4091in" svg:y="1.0925in">
            <draw:object draw:notify-on-update-of-ranges="EigFunc.A6:EigFunc.A71 EigFunc.B1:EigFunc.B1 EigFunc.B6:EigFunc.B71 EigFunc.A6:EigFunc.A71 EigFunc.C1:EigFunc.C1 EigFunc.C6:EigFunc.C71 EigFunc.A6:EigFunc.A71 EigFunc.D1:EigFunc.D1 EigFunc.D6:EigFunc.D71 EigFunc.A6:EigFunc.A71 EigFunc.E1:EigFunc.E1 EigFunc.E6:EigFunc.E7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1" table:number-columns-repeated="4" table:default-cell-style-name="Default"/>
        <table:table-row table:style-name="ro1">
          <table:table-cell office:value-type="string">
            <text:p>p</text:p>
          </table:table-cell>
          <table:table-cell office:value-type="string">
            <text:p>Sigma_a = 1</text:p>
          </table:table-cell>
          <table:table-cell office:value-type="string">
            <text:p>Sigma_a = 5</text:p>
          </table:table-cell>
          <table:table-cell office:value-type="string">
            <text:p>Sigma_a = 10</text:p>
          </table:table-cell>
          <table:table-cell office:value-type="string">
            <text:p>Sigma_a = 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table:formula="of:=1/(3*([.B$2]+[.$G$38]))" office:value-type="float" office:value="0.166666666666667">
            <text:p>0.1666666667</text:p>
          </table:table-cell>
          <table:table-cell table:formula="of:=1/(3*([.C$2]+[.$G$38]))" office:value-type="float" office:value="0.0555555555555556">
            <text:p>0.0555555556</text:p>
          </table:table-cell>
          <table:table-cell table:formula="of:=1/(3*([.D$2]+[.$G$38]))" office:value-type="float" office:value="0.0303030303030303">
            <text:p>0.0303030303</text:p>
          </table:table-cell>
          <table:table-cell table:formula="of:=1/(3*([.E$2]+[.$G$38]))" office:value-type="float" office:value="0.0158730158730159">
            <text:p>0.0158730159</text:p>
          </table:table-cell>
          <table:table-cell table:number-columns-repeated="4"/>
        </table:table-row>
        <table:table-row table:style-name="ro1">
          <table:table-cell office:value-type="string">
            <text:p>alpha</text:p>
          </table:table-cell>
          <table:table-cell table:formula="of:=(10*[.B3]/(3*[.$I$38]) + [.B2])^(-1)" office:value-type="float" office:value="0.0176817288801572">
            <text:p>0.0176817289</text:p>
          </table:table-cell>
          <table:table-cell table:formula="of:=(10*[.C3]/(3*[.$I$38]) + [.C2])^(-1)" office:value-type="float" office:value="0.0425196850393701">
            <text:p>0.042519685</text:p>
          </table:table-cell>
          <table:table-cell table:formula="of:=(10*[.D3]/(3*[.$I$38]) + [.D2])^(-1)" office:value-type="float" office:value="0.049748743718593">
            <text:p>0.0497487437</text:p>
          </table:table-cell>
          <table:table-cell table:formula="of:=(10*[.E3]/(3*[.$I$38]) + [.E2])^(-1)" office:value-type="float" office:value="0.0395397489539749">
            <text:p>0.03953974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table:formula="of:=[.B$4]*( -([.B$3]/(3*[.$I$38])) * (8*COS(PI()*[.$A6]*[.$H$38])+2*COS(PI()*[.$A6]*[.$H$38])^2 - 10) + [.B$2])" office:value-type="float" office:value="0.0176817288801572">
            <text:p>0.0176817289</text:p>
          </table:table-cell>
          <table:table-cell table:formula="of:=[.C$4]*( -[.C$3]/(3*[.$I$38]) * (8*COS(PI()*[.$A6]*[.$H$38])+2*COS(PI()*[.$A6]*[.$H$38])^2 - 10) + [.C$2])" office:value-type="float" office:value="0.21259842519685">
            <text:p>0.2125984252</text:p>
          </table:table-cell>
          <table:table-cell table:formula="of:=[.D$4]*( -[.D$3]/(3*[.$I$38]) * (8*COS(PI()*[.$A6]*[.$H$38])+2*COS(PI()*[.$A6]*[.$H$38])^2 - 10) + [.D$2])" office:value-type="float" office:value="0.49748743718593">
            <text:p>0.4974874372</text:p>
          </table:table-cell>
          <table:table-cell table:formula="of:=[.E$4]*( -[.E$3]/(3*[.$I$38]) * (8*COS(PI()*[.$A6]*[.$H$38])+2*COS(PI()*[.$A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$4]*( -([.B$3]/(3*[.$I$38])) * (8*COS(PI()*[.$A7]*[.$H$38])+2*COS(PI()*[.$A7]*[.$H$38])^2 - 10) + [.B$2])" office:value-type="float" office:value="0.074904801106466">
            <text:p>0.0749048011</text:p>
          </table:table-cell>
          <table:table-cell table:formula="of:=[.C$4]*( -[.C$3]/(3*[.$I$38]) * (8*COS(PI()*[.$A7]*[.$H$38])+2*COS(PI()*[.$A7]*[.$H$38])^2 - 10) + [.C$2])" office:value-type="float" office:value="0.25846699805227">
            <text:p>0.2584669981</text:p>
          </table:table-cell>
          <table:table-cell table:formula="of:=[.D$4]*( -[.D$3]/(3*[.$I$38]) * (8*COS(PI()*[.$A7]*[.$H$38])+2*COS(PI()*[.$A7]*[.$H$38])^2 - 10) + [.D$2])" office:value-type="float" office:value="0.526760345490645">
            <text:p>0.5267603455</text:p>
          </table:table-cell>
          <table:table-cell table:formula="of:=[.E$4]*( -[.E$3]/(3*[.$I$38]) * (8*COS(PI()*[.$A7]*[.$H$38])+2*COS(PI()*[.$A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$4]*( -([.B$3]/(3*[.$I$38])) * (8*COS(PI()*[.$A8]*[.$H$38])+2*COS(PI()*[.$A8]*[.$H$38])^2 - 10) + [.B$2])" office:value-type="float" office:value="0.235643128745135">
            <text:p>0.2356431287</text:p>
          </table:table-cell>
          <table:table-cell table:formula="of:=[.C$4]*( -[.C$3]/(3*[.$I$38]) * (8*COS(PI()*[.$A8]*[.$H$38])+2*COS(PI()*[.$A8]*[.$H$38])^2 - 10) + [.C$2])" office:value-type="float" office:value="0.387310791387833">
            <text:p>0.3873107914</text:p>
          </table:table-cell>
          <table:table-cell table:formula="of:=[.D$4]*( -[.D$3]/(3*[.$I$38]) * (8*COS(PI()*[.$A8]*[.$H$38])+2*COS(PI()*[.$A8]*[.$H$38])^2 - 10) + [.D$2])" office:value-type="float" office:value="0.608987288976155">
            <text:p>0.608987289</text:p>
          </table:table-cell>
          <table:table-cell table:formula="of:=[.E$4]*( -[.E$3]/(3*[.$I$38]) * (8*COS(PI()*[.$A8]*[.$H$38])+2*COS(PI()*[.$A8]*[.$H$38])^2 - 10) + [.E$2])" office:value-type="float" office:value="0.837214373444047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formula="of:=[.B$4]*( -([.B$3]/(3*[.$I$38])) * (8*COS(PI()*[.$A9]*[.$H$38])+2*COS(PI()*[.$A9]*[.$H$38])^2 - 10) + [.B$2])" office:value-type="float" office:value="0.470209722596774">
            <text:p>0.4702097226</text:p>
          </table:table-cell>
          <table:table-cell table:formula="of:=[.C$4]*( -[.C$3]/(3*[.$I$38]) * (8*COS(PI()*[.$A9]*[.$H$38])+2*COS(PI()*[.$A9]*[.$H$38])^2 - 10) + [.C$2])" office:value-type="float" office:value="0.575333462679934">
            <text:p>0.5753334627</text:p>
          </table:table-cell>
          <table:table-cell table:formula="of:=[.D$4]*( -[.D$3]/(3*[.$I$38]) * (8*COS(PI()*[.$A9]*[.$H$38])+2*COS(PI()*[.$A9]*[.$H$38])^2 - 10) + [.D$2])" office:value-type="float" office:value="0.728981657087194">
            <text:p>0.7289816571</text:p>
          </table:table-cell>
          <table:table-cell table:formula="of:=[.E$4]*( -[.E$3]/(3*[.$I$38]) * (8*COS(PI()*[.$A9]*[.$H$38])+2*COS(PI()*[.$A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$4]*( -([.B$3]/(3*[.$I$38])) * (8*COS(PI()*[.$A10]*[.$H$38])+2*COS(PI()*[.$A10]*[.$H$38])^2 - 10) + [.B$2])" office:value-type="float" office:value="0.738396958681274">
            <text:p>0.7383969587</text:p>
          </table:table-cell>
          <table:table-cell table:formula="of:=[.C$4]*( -[.C$3]/(3*[.$I$38]) * (8*COS(PI()*[.$A10]*[.$H$38])+2*COS(PI()*[.$A10]*[.$H$38])^2 - 10) + [.C$2])" office:value-type="float" office:value="0.790305593651604">
            <text:p>0.7903055937</text:p>
          </table:table-cell>
          <table:table-cell table:formula="of:=[.D$4]*( -[.D$3]/(3*[.$I$38]) * (8*COS(PI()*[.$A10]*[.$H$38])+2*COS(PI()*[.$A10]*[.$H$38])^2 - 10) + [.D$2])" office:value-type="float" office:value="0.866174926601777">
            <text:p>0.8661749266</text:p>
          </table:table-cell>
          <table:table-cell table:formula="of:=[.E$4]*( -[.E$3]/(3*[.$I$38]) * (8*COS(PI()*[.$A10]*[.$H$38])+2*COS(PI()*[.$A1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[.B$4]*( -([.B$3]/(3*[.$I$38])) * (8*COS(PI()*[.$A11]*[.$H$38])+2*COS(PI()*[.$A11]*[.$H$38])^2 - 10) + [.B$2])" office:value-type="float" office:value="1">
            <text:p>1</text:p>
          </table:table-cell>
          <table:table-cell table:formula="of:=[.C$4]*( -[.C$3]/(3*[.$I$38]) * (8*COS(PI()*[.$A11]*[.$H$38])+2*COS(PI()*[.$A11]*[.$H$38])^2 - 10) + [.C$2])" office:value-type="float" office:value="1">
            <text:p>1</text:p>
          </table:table-cell>
          <table:table-cell table:formula="of:=[.D$4]*( -[.D$3]/(3*[.$I$38]) * (8*COS(PI()*[.$A11]*[.$H$38])+2*COS(PI()*[.$A11]*[.$H$38])^2 - 10) + [.D$2])" office:value-type="float" office:value="1">
            <text:p>1</text:p>
          </table:table-cell>
          <table:table-cell table:formula="of:=[.E$4]*( -[.E$3]/(3*[.$I$38]) * (8*COS(PI()*[.$A11]*[.$H$38])+2*COS(PI()*[.$A1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formula="of:=[.B$4]*( -([.B$3]/(3*[.$I$38])) * (8*COS(PI()*[.$A12]*[.$H$38])+2*COS(PI()*[.$A12]*[.$H$38])^2 - 10) + [.B$2])" office:value-type="float" office:value="1.22408182213895">
            <text:p>1.2240818221</text:p>
          </table:table-cell>
          <table:table-cell table:formula="of:=[.C$4]*( -[.C$3]/(3*[.$I$38]) * (8*COS(PI()*[.$A12]*[.$H$38])+2*COS(PI()*[.$A12]*[.$H$38])^2 - 10) + [.C$2])" office:value-type="float" office:value="1.17961834247044">
            <text:p>1.1796183425</text:p>
          </table:table-cell>
          <table:table-cell table:formula="of:=[.D$4]*( -[.D$3]/(3*[.$I$38]) * (8*COS(PI()*[.$A12]*[.$H$38])+2*COS(PI()*[.$A12]*[.$H$38])^2 - 10) + [.D$2])" office:value-type="float" office:value="1.11463080147611">
            <text:p>1.1146308015</text:p>
          </table:table-cell>
          <table:table-cell table:formula="of:=[.E$4]*( -[.E$3]/(3*[.$I$38]) * (8*COS(PI()*[.$A12]*[.$H$38])+2*COS(PI()*[.$A12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formula="of:=[.B$4]*( -([.B$3]/(3*[.$I$38])) * (8*COS(PI()*[.$A13]*[.$H$38])+2*COS(PI()*[.$A13]*[.$H$38])^2 - 10) + [.B$2])" office:value-type="float" office:value="1.39403723111147">
            <text:p>1.3940372311</text:p>
          </table:table-cell>
          <table:table-cell table:formula="of:=[.C$4]*( -[.C$3]/(3*[.$I$38]) * (8*COS(PI()*[.$A13]*[.$H$38])+2*COS(PI()*[.$A13]*[.$H$38])^2 - 10) + [.C$2])" office:value-type="float" office:value="1.31585031596179">
            <text:p>1.315850316</text:p>
          </table:table-cell>
          <table:table-cell table:formula="of:=[.D$4]*( -[.D$3]/(3*[.$I$38]) * (8*COS(PI()*[.$A13]*[.$H$38])+2*COS(PI()*[.$A13]*[.$H$38])^2 - 10) + [.D$2])" office:value-type="float" office:value="1.20157281470928">
            <text:p>1.2015728147</text:p>
          </table:table-cell>
          <table:table-cell table:formula="of:=[.E$4]*( -[.E$3]/(3*[.$I$38]) * (8*COS(PI()*[.$A13]*[.$H$38])+2*COS(PI()*[.$A13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formula="of:=[.B$4]*( -([.B$3]/(3*[.$I$38])) * (8*COS(PI()*[.$A14]*[.$H$38])+2*COS(PI()*[.$A14]*[.$H$38])^2 - 10) + [.B$2])" office:value-type="float" office:value="1.50718260909869">
            <text:p>1.5071826091</text:p>
          </table:table-cell>
          <table:table-cell table:formula="of:=[.C$4]*( -[.C$3]/(3*[.$I$38]) * (8*COS(PI()*[.$A14]*[.$H$38])+2*COS(PI()*[.$A14]*[.$H$38])^2 - 10) + [.C$2])" office:value-type="float" office:value="1.40654480004918">
            <text:p>1.4065448</text:p>
          </table:table-cell>
          <table:table-cell table:formula="of:=[.D$4]*( -[.D$3]/(3*[.$I$38]) * (8*COS(PI()*[.$A14]*[.$H$38])+2*COS(PI()*[.$A14]*[.$H$38])^2 - 10) + [.D$2])" office:value-type="float" office:value="1.25945321410174">
            <text:p>1.2594532141</text:p>
          </table:table-cell>
          <table:table-cell table:formula="of:=[.E$4]*( -[.E$3]/(3*[.$I$38]) * (8*COS(PI()*[.$A14]*[.$H$38])+2*COS(PI()*[.$A14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formula="of:=[.B$4]*( -([.B$3]/(3*[.$I$38])) * (8*COS(PI()*[.$A15]*[.$H$38])+2*COS(PI()*[.$A15]*[.$H$38])^2 - 10) + [.B$2])" office:value-type="float" office:value="1.56968910962537">
            <text:p>1.5696891096</text:p>
          </table:table-cell>
          <table:table-cell table:formula="of:=[.C$4]*( -[.C$3]/(3*[.$I$38]) * (8*COS(PI()*[.$A15]*[.$H$38])+2*COS(PI()*[.$A15]*[.$H$38])^2 - 10) + [.C$2])" office:value-type="float" office:value="1.45664843590443">
            <text:p>1.4566484359</text:p>
          </table:table-cell>
          <table:table-cell table:formula="of:=[.D$4]*( -[.D$3]/(3*[.$I$38]) * (8*COS(PI()*[.$A15]*[.$H$38])+2*COS(PI()*[.$A15]*[.$H$38])^2 - 10) + [.D$2])" office:value-type="float" office:value="1.29142890130584">
            <text:p>1.2914289013</text:p>
          </table:table-cell>
          <table:table-cell table:formula="of:=[.E$4]*( -[.E$3]/(3*[.$I$38]) * (8*COS(PI()*[.$A15]*[.$H$38])+2*COS(PI()*[.$A15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formula="of:=[.B$4]*( -([.B$3]/(3*[.$I$38])) * (8*COS(PI()*[.$A16]*[.$H$38])+2*COS(PI()*[.$A16]*[.$H$38])^2 - 10) + [.B$2])" office:value-type="float" office:value="1.58939096267191">
            <text:p>1.5893909627</text:p>
          </table:table-cell>
          <table:table-cell table:formula="of:=[.C$4]*( -[.C$3]/(3*[.$I$38]) * (8*COS(PI()*[.$A16]*[.$H$38])+2*COS(PI()*[.$A16]*[.$H$38])^2 - 10) + [.C$2])" office:value-type="float" office:value="1.47244094488189">
            <text:p>1.4724409449</text:p>
          </table:table-cell>
          <table:table-cell table:formula="of:=[.D$4]*( -[.D$3]/(3*[.$I$38]) * (8*COS(PI()*[.$A16]*[.$H$38])+2*COS(PI()*[.$A16]*[.$H$38])^2 - 10) + [.D$2])" office:value-type="float" office:value="1.30150753768844">
            <text:p>1.3015075377</text:p>
          </table:table-cell>
          <table:table-cell table:formula="of:=[.E$4]*( -[.E$3]/(3*[.$I$38]) * (8*COS(PI()*[.$A16]*[.$H$38])+2*COS(PI()*[.$A16]*[.$H$38])^2 - 10) + [.E$2])" office:value-type="float" office:value="1.1255230125523">
            <text:p>1.125523012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formula="of:=[.B$4]*( -([.B$3]/(3*[.$I$38])) * (8*COS(PI()*[.$A17]*[.$H$38])+2*COS(PI()*[.$A17]*[.$H$38])^2 - 10) + [.B$2])" office:value-type="float" office:value="1.56968910962537">
            <text:p>1.5696891096</text:p>
          </table:table-cell>
          <table:table-cell table:formula="of:=[.C$4]*( -[.C$3]/(3*[.$I$38]) * (8*COS(PI()*[.$A17]*[.$H$38])+2*COS(PI()*[.$A17]*[.$H$38])^2 - 10) + [.C$2])" office:value-type="float" office:value="1.45664843590443">
            <text:p>1.4566484359</text:p>
          </table:table-cell>
          <table:table-cell table:formula="of:=[.D$4]*( -[.D$3]/(3*[.$I$38]) * (8*COS(PI()*[.$A17]*[.$H$38])+2*COS(PI()*[.$A17]*[.$H$38])^2 - 10) + [.D$2])" office:value-type="float" office:value="1.29142890130584">
            <text:p>1.2914289013</text:p>
          </table:table-cell>
          <table:table-cell table:formula="of:=[.E$4]*( -[.E$3]/(3*[.$I$38]) * (8*COS(PI()*[.$A17]*[.$H$38])+2*COS(PI()*[.$A17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table:formula="of:=[.B$4]*( -([.B$3]/(3*[.$I$38])) * (8*COS(PI()*[.$A18]*[.$H$38])+2*COS(PI()*[.$A18]*[.$H$38])^2 - 10) + [.B$2])" office:value-type="float" office:value="1.50718260909869">
            <text:p>1.5071826091</text:p>
          </table:table-cell>
          <table:table-cell table:formula="of:=[.C$4]*( -[.C$3]/(3*[.$I$38]) * (8*COS(PI()*[.$A18]*[.$H$38])+2*COS(PI()*[.$A18]*[.$H$38])^2 - 10) + [.C$2])" office:value-type="float" office:value="1.40654480004918">
            <text:p>1.4065448</text:p>
          </table:table-cell>
          <table:table-cell table:formula="of:=[.D$4]*( -[.D$3]/(3*[.$I$38]) * (8*COS(PI()*[.$A18]*[.$H$38])+2*COS(PI()*[.$A18]*[.$H$38])^2 - 10) + [.D$2])" office:value-type="float" office:value="1.25945321410174">
            <text:p>1.2594532141</text:p>
          </table:table-cell>
          <table:table-cell table:formula="of:=[.E$4]*( -[.E$3]/(3*[.$I$38]) * (8*COS(PI()*[.$A18]*[.$H$38])+2*COS(PI()*[.$A18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$4]*( -([.B$3]/(3*[.$I$38])) * (8*COS(PI()*[.$A19]*[.$H$38])+2*COS(PI()*[.$A19]*[.$H$38])^2 - 10) + [.B$2])" office:value-type="float" office:value="1.39403723111147">
            <text:p>1.3940372311</text:p>
          </table:table-cell>
          <table:table-cell table:formula="of:=[.C$4]*( -[.C$3]/(3*[.$I$38]) * (8*COS(PI()*[.$A19]*[.$H$38])+2*COS(PI()*[.$A19]*[.$H$38])^2 - 10) + [.C$2])" office:value-type="float" office:value="1.31585031596179">
            <text:p>1.315850316</text:p>
          </table:table-cell>
          <table:table-cell table:formula="of:=[.D$4]*( -[.D$3]/(3*[.$I$38]) * (8*COS(PI()*[.$A19]*[.$H$38])+2*COS(PI()*[.$A19]*[.$H$38])^2 - 10) + [.D$2])" office:value-type="float" office:value="1.20157281470928">
            <text:p>1.2015728147</text:p>
          </table:table-cell>
          <table:table-cell table:formula="of:=[.E$4]*( -[.E$3]/(3*[.$I$38]) * (8*COS(PI()*[.$A19]*[.$H$38])+2*COS(PI()*[.$A19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$4]*( -([.B$3]/(3*[.$I$38])) * (8*COS(PI()*[.$A20]*[.$H$38])+2*COS(PI()*[.$A20]*[.$H$38])^2 - 10) + [.B$2])" office:value-type="float" office:value="1.22408182213895">
            <text:p>1.2240818221</text:p>
          </table:table-cell>
          <table:table-cell table:formula="of:=[.C$4]*( -[.C$3]/(3*[.$I$38]) * (8*COS(PI()*[.$A20]*[.$H$38])+2*COS(PI()*[.$A20]*[.$H$38])^2 - 10) + [.C$2])" office:value-type="float" office:value="1.17961834247044">
            <text:p>1.1796183425</text:p>
          </table:table-cell>
          <table:table-cell table:formula="of:=[.D$4]*( -[.D$3]/(3*[.$I$38]) * (8*COS(PI()*[.$A20]*[.$H$38])+2*COS(PI()*[.$A20]*[.$H$38])^2 - 10) + [.D$2])" office:value-type="float" office:value="1.11463080147611">
            <text:p>1.1146308015</text:p>
          </table:table-cell>
          <table:table-cell table:formula="of:=[.E$4]*( -[.E$3]/(3*[.$I$38]) * (8*COS(PI()*[.$A20]*[.$H$38])+2*COS(PI()*[.$A20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$4]*( -([.B$3]/(3*[.$I$38])) * (8*COS(PI()*[.$A21]*[.$H$38])+2*COS(PI()*[.$A21]*[.$H$38])^2 - 10) + [.B$2])" office:value-type="float" office:value="1">
            <text:p>1</text:p>
          </table:table-cell>
          <table:table-cell table:formula="of:=[.C$4]*( -[.C$3]/(3*[.$I$38]) * (8*COS(PI()*[.$A21]*[.$H$38])+2*COS(PI()*[.$A21]*[.$H$38])^2 - 10) + [.C$2])" office:value-type="float" office:value="1">
            <text:p>1</text:p>
          </table:table-cell>
          <table:table-cell table:formula="of:=[.D$4]*( -[.D$3]/(3*[.$I$38]) * (8*COS(PI()*[.$A21]*[.$H$38])+2*COS(PI()*[.$A21]*[.$H$38])^2 - 10) + [.D$2])" office:value-type="float" office:value="1">
            <text:p>1</text:p>
          </table:table-cell>
          <table:table-cell table:formula="of:=[.E$4]*( -[.E$3]/(3*[.$I$38]) * (8*COS(PI()*[.$A21]*[.$H$38])+2*COS(PI()*[.$A2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$4]*( -([.B$3]/(3*[.$I$38])) * (8*COS(PI()*[.$A22]*[.$H$38])+2*COS(PI()*[.$A22]*[.$H$38])^2 - 10) + [.B$2])" office:value-type="float" office:value="0.738396958681274">
            <text:p>0.7383969587</text:p>
          </table:table-cell>
          <table:table-cell table:formula="of:=[.C$4]*( -[.C$3]/(3*[.$I$38]) * (8*COS(PI()*[.$A22]*[.$H$38])+2*COS(PI()*[.$A22]*[.$H$38])^2 - 10) + [.C$2])" office:value-type="float" office:value="0.790305593651604">
            <text:p>0.7903055937</text:p>
          </table:table-cell>
          <table:table-cell table:formula="of:=[.D$4]*( -[.D$3]/(3*[.$I$38]) * (8*COS(PI()*[.$A22]*[.$H$38])+2*COS(PI()*[.$A22]*[.$H$38])^2 - 10) + [.D$2])" office:value-type="float" office:value="0.866174926601777">
            <text:p>0.8661749266</text:p>
          </table:table-cell>
          <table:table-cell table:formula="of:=[.E$4]*( -[.E$3]/(3*[.$I$38]) * (8*COS(PI()*[.$A22]*[.$H$38])+2*COS(PI()*[.$A22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$4]*( -([.B$3]/(3*[.$I$38])) * (8*COS(PI()*[.$A23]*[.$H$38])+2*COS(PI()*[.$A23]*[.$H$38])^2 - 10) + [.B$2])" office:value-type="float" office:value="0.470209722596774">
            <text:p>0.4702097226</text:p>
          </table:table-cell>
          <table:table-cell table:formula="of:=[.C$4]*( -[.C$3]/(3*[.$I$38]) * (8*COS(PI()*[.$A23]*[.$H$38])+2*COS(PI()*[.$A23]*[.$H$38])^2 - 10) + [.C$2])" office:value-type="float" office:value="0.575333462679934">
            <text:p>0.5753334627</text:p>
          </table:table-cell>
          <table:table-cell table:formula="of:=[.D$4]*( -[.D$3]/(3*[.$I$38]) * (8*COS(PI()*[.$A23]*[.$H$38])+2*COS(PI()*[.$A23]*[.$H$38])^2 - 10) + [.D$2])" office:value-type="float" office:value="0.728981657087194">
            <text:p>0.7289816571</text:p>
          </table:table-cell>
          <table:table-cell table:formula="of:=[.E$4]*( -[.E$3]/(3*[.$I$38]) * (8*COS(PI()*[.$A23]*[.$H$38])+2*COS(PI()*[.$A23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$4]*( -([.B$3]/(3*[.$I$38])) * (8*COS(PI()*[.$A24]*[.$H$38])+2*COS(PI()*[.$A24]*[.$H$38])^2 - 10) + [.B$2])" office:value-type="float" office:value="0.235643128745135">
            <text:p>0.2356431287</text:p>
          </table:table-cell>
          <table:table-cell table:formula="of:=[.C$4]*( -[.C$3]/(3*[.$I$38]) * (8*COS(PI()*[.$A24]*[.$H$38])+2*COS(PI()*[.$A24]*[.$H$38])^2 - 10) + [.C$2])" office:value-type="float" office:value="0.387310791387833">
            <text:p>0.3873107914</text:p>
          </table:table-cell>
          <table:table-cell table:formula="of:=[.D$4]*( -[.D$3]/(3*[.$I$38]) * (8*COS(PI()*[.$A24]*[.$H$38])+2*COS(PI()*[.$A24]*[.$H$38])^2 - 10) + [.D$2])" office:value-type="float" office:value="0.608987288976155">
            <text:p>0.608987289</text:p>
          </table:table-cell>
          <table:table-cell table:formula="of:=[.E$4]*( -[.E$3]/(3*[.$I$38]) * (8*COS(PI()*[.$A24]*[.$H$38])+2*COS(PI()*[.$A24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$4]*( -([.B$3]/(3*[.$I$38])) * (8*COS(PI()*[.$A25]*[.$H$38])+2*COS(PI()*[.$A25]*[.$H$38])^2 - 10) + [.B$2])" office:value-type="float" office:value="0.074904801106466">
            <text:p>0.0749048011</text:p>
          </table:table-cell>
          <table:table-cell table:formula="of:=[.C$4]*( -[.C$3]/(3*[.$I$38]) * (8*COS(PI()*[.$A25]*[.$H$38])+2*COS(PI()*[.$A25]*[.$H$38])^2 - 10) + [.C$2])" office:value-type="float" office:value="0.25846699805227">
            <text:p>0.2584669981</text:p>
          </table:table-cell>
          <table:table-cell table:formula="of:=[.D$4]*( -[.D$3]/(3*[.$I$38]) * (8*COS(PI()*[.$A25]*[.$H$38])+2*COS(PI()*[.$A25]*[.$H$38])^2 - 10) + [.D$2])" office:value-type="float" office:value="0.526760345490645">
            <text:p>0.5267603455</text:p>
          </table:table-cell>
          <table:table-cell table:formula="of:=[.E$4]*( -[.E$3]/(3*[.$I$38]) * (8*COS(PI()*[.$A25]*[.$H$38])+2*COS(PI()*[.$A25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$4]*( -([.B$3]/(3*[.$I$38])) * (8*COS(PI()*[.$A26]*[.$H$38])+2*COS(PI()*[.$A26]*[.$H$38])^2 - 10) + [.B$2])" office:value-type="float" office:value="0.0176817288801572">
            <text:p>0.0176817289</text:p>
          </table:table-cell>
          <table:table-cell table:formula="of:=[.C$4]*( -[.C$3]/(3*[.$I$38]) * (8*COS(PI()*[.$A26]*[.$H$38])+2*COS(PI()*[.$A26]*[.$H$38])^2 - 10) + [.C$2])" office:value-type="float" office:value="0.21259842519685">
            <text:p>0.2125984252</text:p>
          </table:table-cell>
          <table:table-cell table:formula="of:=[.D$4]*( -[.D$3]/(3*[.$I$38]) * (8*COS(PI()*[.$A26]*[.$H$38])+2*COS(PI()*[.$A26]*[.$H$38])^2 - 10) + [.D$2])" office:value-type="float" office:value="0.49748743718593">
            <text:p>0.4974874372</text:p>
          </table:table-cell>
          <table:table-cell table:formula="of:=[.E$4]*( -[.E$3]/(3*[.$I$38]) * (8*COS(PI()*[.$A26]*[.$H$38])+2*COS(PI()*[.$A2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formula="of:=[.B$4]*( -([.B$3]/(3*[.$I$38])) * (8*COS(PI()*[.$A27]*[.$H$38])+2*COS(PI()*[.$A27]*[.$H$38])^2 - 10) + [.B$2])" office:value-type="float" office:value="0.0749048011064662">
            <text:p>0.0749048011</text:p>
          </table:table-cell>
          <table:table-cell table:formula="of:=[.C$4]*( -[.C$3]/(3*[.$I$38]) * (8*COS(PI()*[.$A27]*[.$H$38])+2*COS(PI()*[.$A27]*[.$H$38])^2 - 10) + [.C$2])" office:value-type="float" office:value="0.25846699805227">
            <text:p>0.2584669981</text:p>
          </table:table-cell>
          <table:table-cell table:formula="of:=[.D$4]*( -[.D$3]/(3*[.$I$38]) * (8*COS(PI()*[.$A27]*[.$H$38])+2*COS(PI()*[.$A27]*[.$H$38])^2 - 10) + [.D$2])" office:value-type="float" office:value="0.526760345490645">
            <text:p>0.5267603455</text:p>
          </table:table-cell>
          <table:table-cell table:formula="of:=[.E$4]*( -[.E$3]/(3*[.$I$38]) * (8*COS(PI()*[.$A27]*[.$H$38])+2*COS(PI()*[.$A2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table:formula="of:=[.B$4]*( -([.B$3]/(3*[.$I$38])) * (8*COS(PI()*[.$A28]*[.$H$38])+2*COS(PI()*[.$A28]*[.$H$38])^2 - 10) + [.B$2])" office:value-type="float" office:value="0.235643128745135">
            <text:p>0.2356431287</text:p>
          </table:table-cell>
          <table:table-cell table:formula="of:=[.C$4]*( -[.C$3]/(3*[.$I$38]) * (8*COS(PI()*[.$A28]*[.$H$38])+2*COS(PI()*[.$A28]*[.$H$38])^2 - 10) + [.C$2])" office:value-type="float" office:value="0.387310791387832">
            <text:p>0.3873107914</text:p>
          </table:table-cell>
          <table:table-cell table:formula="of:=[.D$4]*( -[.D$3]/(3*[.$I$38]) * (8*COS(PI()*[.$A28]*[.$H$38])+2*COS(PI()*[.$A28]*[.$H$38])^2 - 10) + [.D$2])" office:value-type="float" office:value="0.608987288976155">
            <text:p>0.608987289</text:p>
          </table:table-cell>
          <table:table-cell table:formula="of:=[.E$4]*( -[.E$3]/(3*[.$I$38]) * (8*COS(PI()*[.$A28]*[.$H$38])+2*COS(PI()*[.$A28]*[.$H$38])^2 - 10) + [.E$2])" office:value-type="float" office:value="0.837214373444047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table:formula="of:=[.B$4]*( -([.B$3]/(3*[.$I$38])) * (8*COS(PI()*[.$A29]*[.$H$38])+2*COS(PI()*[.$A29]*[.$H$38])^2 - 10) + [.B$2])" office:value-type="float" office:value="0.470209722596774">
            <text:p>0.4702097226</text:p>
          </table:table-cell>
          <table:table-cell table:formula="of:=[.C$4]*( -[.C$3]/(3*[.$I$38]) * (8*COS(PI()*[.$A29]*[.$H$38])+2*COS(PI()*[.$A29]*[.$H$38])^2 - 10) + [.C$2])" office:value-type="float" office:value="0.575333462679934">
            <text:p>0.5753334627</text:p>
          </table:table-cell>
          <table:table-cell table:formula="of:=[.D$4]*( -[.D$3]/(3*[.$I$38]) * (8*COS(PI()*[.$A29]*[.$H$38])+2*COS(PI()*[.$A29]*[.$H$38])^2 - 10) + [.D$2])" office:value-type="float" office:value="0.728981657087194">
            <text:p>0.7289816571</text:p>
          </table:table-cell>
          <table:table-cell table:formula="of:=[.E$4]*( -[.E$3]/(3*[.$I$38]) * (8*COS(PI()*[.$A29]*[.$H$38])+2*COS(PI()*[.$A2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table:formula="of:=[.B$4]*( -([.B$3]/(3*[.$I$38])) * (8*COS(PI()*[.$A30]*[.$H$38])+2*COS(PI()*[.$A30]*[.$H$38])^2 - 10) + [.B$2])" office:value-type="float" office:value="0.738396958681274">
            <text:p>0.7383969587</text:p>
          </table:table-cell>
          <table:table-cell table:formula="of:=[.C$4]*( -[.C$3]/(3*[.$I$38]) * (8*COS(PI()*[.$A30]*[.$H$38])+2*COS(PI()*[.$A30]*[.$H$38])^2 - 10) + [.C$2])" office:value-type="float" office:value="0.790305593651604">
            <text:p>0.7903055937</text:p>
          </table:table-cell>
          <table:table-cell table:formula="of:=[.D$4]*( -[.D$3]/(3*[.$I$38]) * (8*COS(PI()*[.$A30]*[.$H$38])+2*COS(PI()*[.$A30]*[.$H$38])^2 - 10) + [.D$2])" office:value-type="float" office:value="0.866174926601777">
            <text:p>0.8661749266</text:p>
          </table:table-cell>
          <table:table-cell table:formula="of:=[.E$4]*( -[.E$3]/(3*[.$I$38]) * (8*COS(PI()*[.$A30]*[.$H$38])+2*COS(PI()*[.$A3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formula="of:=[.B$4]*( -([.B$3]/(3*[.$I$38])) * (8*COS(PI()*[.$A31]*[.$H$38])+2*COS(PI()*[.$A31]*[.$H$38])^2 - 10) + [.B$2])" office:value-type="float" office:value="1">
            <text:p>1</text:p>
          </table:table-cell>
          <table:table-cell table:formula="of:=[.C$4]*( -[.C$3]/(3*[.$I$38]) * (8*COS(PI()*[.$A31]*[.$H$38])+2*COS(PI()*[.$A31]*[.$H$38])^2 - 10) + [.C$2])" office:value-type="float" office:value="1">
            <text:p>1</text:p>
          </table:table-cell>
          <table:table-cell table:formula="of:=[.D$4]*( -[.D$3]/(3*[.$I$38]) * (8*COS(PI()*[.$A31]*[.$H$38])+2*COS(PI()*[.$A31]*[.$H$38])^2 - 10) + [.D$2])" office:value-type="float" office:value="1">
            <text:p>1</text:p>
          </table:table-cell>
          <table:table-cell table:formula="of:=[.E$4]*( -[.E$3]/(3*[.$I$38]) * (8*COS(PI()*[.$A31]*[.$H$38])+2*COS(PI()*[.$A3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table:formula="of:=[.B$4]*( -([.B$3]/(3*[.$I$38])) * (8*COS(PI()*[.$A32]*[.$H$38])+2*COS(PI()*[.$A32]*[.$H$38])^2 - 10) + [.B$2])" office:value-type="float" office:value="1.22408182213895">
            <text:p>1.2240818221</text:p>
          </table:table-cell>
          <table:table-cell table:formula="of:=[.C$4]*( -[.C$3]/(3*[.$I$38]) * (8*COS(PI()*[.$A32]*[.$H$38])+2*COS(PI()*[.$A32]*[.$H$38])^2 - 10) + [.C$2])" office:value-type="float" office:value="1.17961834247044">
            <text:p>1.1796183425</text:p>
          </table:table-cell>
          <table:table-cell table:formula="of:=[.D$4]*( -[.D$3]/(3*[.$I$38]) * (8*COS(PI()*[.$A32]*[.$H$38])+2*COS(PI()*[.$A32]*[.$H$38])^2 - 10) + [.D$2])" office:value-type="float" office:value="1.11463080147611">
            <text:p>1.1146308015</text:p>
          </table:table-cell>
          <table:table-cell table:formula="of:=[.E$4]*( -[.E$3]/(3*[.$I$38]) * (8*COS(PI()*[.$A32]*[.$H$38])+2*COS(PI()*[.$A32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table:formula="of:=[.B$4]*( -([.B$3]/(3*[.$I$38])) * (8*COS(PI()*[.$A33]*[.$H$38])+2*COS(PI()*[.$A33]*[.$H$38])^2 - 10) + [.B$2])" office:value-type="float" office:value="1.39403723111147">
            <text:p>1.3940372311</text:p>
          </table:table-cell>
          <table:table-cell table:formula="of:=[.C$4]*( -[.C$3]/(3*[.$I$38]) * (8*COS(PI()*[.$A33]*[.$H$38])+2*COS(PI()*[.$A33]*[.$H$38])^2 - 10) + [.C$2])" office:value-type="float" office:value="1.31585031596179">
            <text:p>1.315850316</text:p>
          </table:table-cell>
          <table:table-cell table:formula="of:=[.D$4]*( -[.D$3]/(3*[.$I$38]) * (8*COS(PI()*[.$A33]*[.$H$38])+2*COS(PI()*[.$A33]*[.$H$38])^2 - 10) + [.D$2])" office:value-type="float" office:value="1.20157281470928">
            <text:p>1.2015728147</text:p>
          </table:table-cell>
          <table:table-cell table:formula="of:=[.E$4]*( -[.E$3]/(3*[.$I$38]) * (8*COS(PI()*[.$A33]*[.$H$38])+2*COS(PI()*[.$A33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table:formula="of:=[.B$4]*( -([.B$3]/(3*[.$I$38])) * (8*COS(PI()*[.$A34]*[.$H$38])+2*COS(PI()*[.$A34]*[.$H$38])^2 - 10) + [.B$2])" office:value-type="float" office:value="1.50718260909869">
            <text:p>1.5071826091</text:p>
          </table:table-cell>
          <table:table-cell table:formula="of:=[.C$4]*( -[.C$3]/(3*[.$I$38]) * (8*COS(PI()*[.$A34]*[.$H$38])+2*COS(PI()*[.$A34]*[.$H$38])^2 - 10) + [.C$2])" office:value-type="float" office:value="1.40654480004918">
            <text:p>1.4065448</text:p>
          </table:table-cell>
          <table:table-cell table:formula="of:=[.D$4]*( -[.D$3]/(3*[.$I$38]) * (8*COS(PI()*[.$A34]*[.$H$38])+2*COS(PI()*[.$A34]*[.$H$38])^2 - 10) + [.D$2])" office:value-type="float" office:value="1.25945321410174">
            <text:p>1.2594532141</text:p>
          </table:table-cell>
          <table:table-cell table:formula="of:=[.E$4]*( -[.E$3]/(3*[.$I$38]) * (8*COS(PI()*[.$A34]*[.$H$38])+2*COS(PI()*[.$A34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table:formula="of:=[.B$4]*( -([.B$3]/(3*[.$I$38])) * (8*COS(PI()*[.$A35]*[.$H$38])+2*COS(PI()*[.$A35]*[.$H$38])^2 - 10) + [.B$2])" office:value-type="float" office:value="1.56968910962537">
            <text:p>1.5696891096</text:p>
          </table:table-cell>
          <table:table-cell table:formula="of:=[.C$4]*( -[.C$3]/(3*[.$I$38]) * (8*COS(PI()*[.$A35]*[.$H$38])+2*COS(PI()*[.$A35]*[.$H$38])^2 - 10) + [.C$2])" office:value-type="float" office:value="1.45664843590443">
            <text:p>1.4566484359</text:p>
          </table:table-cell>
          <table:table-cell table:formula="of:=[.D$4]*( -[.D$3]/(3*[.$I$38]) * (8*COS(PI()*[.$A35]*[.$H$38])+2*COS(PI()*[.$A35]*[.$H$38])^2 - 10) + [.D$2])" office:value-type="float" office:value="1.29142890130584">
            <text:p>1.2914289013</text:p>
          </table:table-cell>
          <table:table-cell table:formula="of:=[.E$4]*( -[.E$3]/(3*[.$I$38]) * (8*COS(PI()*[.$A35]*[.$H$38])+2*COS(PI()*[.$A35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formula="of:=[.B$4]*( -([.B$3]/(3*[.$I$38])) * (8*COS(PI()*[.$A36]*[.$H$38])+2*COS(PI()*[.$A36]*[.$H$38])^2 - 10) + [.B$2])" office:value-type="float" office:value="1.58939096267191">
            <text:p>1.5893909627</text:p>
          </table:table-cell>
          <table:table-cell table:formula="of:=[.C$4]*( -[.C$3]/(3*[.$I$38]) * (8*COS(PI()*[.$A36]*[.$H$38])+2*COS(PI()*[.$A36]*[.$H$38])^2 - 10) + [.C$2])" office:value-type="float" office:value="1.47244094488189">
            <text:p>1.4724409449</text:p>
          </table:table-cell>
          <table:table-cell table:formula="of:=[.D$4]*( -[.D$3]/(3*[.$I$38]) * (8*COS(PI()*[.$A36]*[.$H$38])+2*COS(PI()*[.$A36]*[.$H$38])^2 - 10) + [.D$2])" office:value-type="float" office:value="1.30150753768844">
            <text:p>1.3015075377</text:p>
          </table:table-cell>
          <table:table-cell table:formula="of:=[.E$4]*( -[.E$3]/(3*[.$I$38]) * (8*COS(PI()*[.$A36]*[.$H$38])+2*COS(PI()*[.$A36]*[.$H$38])^2 - 10) + [.E$2])" office:value-type="float" office:value="1.1255230125523">
            <text:p>1.1255230126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table:formula="of:=[.B$4]*( -([.B$3]/(3*[.$I$38])) * (8*COS(PI()*[.$A37]*[.$H$38])+2*COS(PI()*[.$A37]*[.$H$38])^2 - 10) + [.B$2])" office:value-type="float" office:value="1.56968910962537">
            <text:p>1.5696891096</text:p>
          </table:table-cell>
          <table:table-cell table:formula="of:=[.C$4]*( -[.C$3]/(3*[.$I$38]) * (8*COS(PI()*[.$A37]*[.$H$38])+2*COS(PI()*[.$A37]*[.$H$38])^2 - 10) + [.C$2])" office:value-type="float" office:value="1.45664843590443">
            <text:p>1.4566484359</text:p>
          </table:table-cell>
          <table:table-cell table:formula="of:=[.D$4]*( -[.D$3]/(3*[.$I$38]) * (8*COS(PI()*[.$A37]*[.$H$38])+2*COS(PI()*[.$A37]*[.$H$38])^2 - 10) + [.D$2])" office:value-type="float" office:value="1.29142890130584">
            <text:p>1.2914289013</text:p>
          </table:table-cell>
          <table:table-cell table:formula="of:=[.E$4]*( -[.E$3]/(3*[.$I$38]) * (8*COS(PI()*[.$A37]*[.$H$38])+2*COS(PI()*[.$A37]*[.$H$38])^2 - 10) + [.E$2])" office:value-type="float" office:value="1.12132709489511">
            <text:p>1.1213270949</text:p>
          </table:table-cell>
          <table:table-cell/>
          <table:table-cell office:value-type="string">
            <text:p>Sigma_s</text:p>
          </table:table-cell>
          <table:table-cell office:value-type="string">
            <text:p>h</text:p>
          </table:table-cell>
          <table:table-cell office:value-type="string">
            <text:p>H^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B$4]*( -([.B$3]/(3*[.$I$38])) * (8*COS(PI()*[.$A38]*[.$H$38])+2*COS(PI()*[.$A38]*[.$H$38])^2 - 10) + [.B$2])" office:value-type="float" office:value="1.50718260909869">
            <text:p>1.5071826091</text:p>
          </table:table-cell>
          <table:table-cell table:formula="of:=[.C$4]*( -[.C$3]/(3*[.$I$38]) * (8*COS(PI()*[.$A38]*[.$H$38])+2*COS(PI()*[.$A38]*[.$H$38])^2 - 10) + [.C$2])" office:value-type="float" office:value="1.40654480004918">
            <text:p>1.4065448</text:p>
          </table:table-cell>
          <table:table-cell table:formula="of:=[.D$4]*( -[.D$3]/(3*[.$I$38]) * (8*COS(PI()*[.$A38]*[.$H$38])+2*COS(PI()*[.$A38]*[.$H$38])^2 - 10) + [.D$2])" office:value-type="float" office:value="1.25945321410174">
            <text:p>1.2594532141</text:p>
          </table:table-cell>
          <table:table-cell table:formula="of:=[.E$4]*( -[.E$3]/(3*[.$I$38]) * (8*COS(PI()*[.$A38]*[.$H$38])+2*COS(PI()*[.$A38]*[.$H$38])^2 - 10) + [.E$2])" office:value-type="float" office:value="1.10801504101725">
            <text:p>1.108015041</text:p>
          </table:table-cell>
          <table:table-cell/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H38]*[.H38]" office:value-type="float" office:value="0.01">
            <text:p>0.0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[.B$4]*( -([.B$3]/(3*[.$I$38])) * (8*COS(PI()*[.$A39]*[.$H$38])+2*COS(PI()*[.$A39]*[.$H$38])^2 - 10) + [.B$2])" office:value-type="float" office:value="1.39403723111147">
            <text:p>1.3940372311</text:p>
          </table:table-cell>
          <table:table-cell table:formula="of:=[.C$4]*( -[.C$3]/(3*[.$I$38]) * (8*COS(PI()*[.$A39]*[.$H$38])+2*COS(PI()*[.$A39]*[.$H$38])^2 - 10) + [.C$2])" office:value-type="float" office:value="1.31585031596179">
            <text:p>1.315850316</text:p>
          </table:table-cell>
          <table:table-cell table:formula="of:=[.D$4]*( -[.D$3]/(3*[.$I$38]) * (8*COS(PI()*[.$A39]*[.$H$38])+2*COS(PI()*[.$A39]*[.$H$38])^2 - 10) + [.D$2])" office:value-type="float" office:value="1.20157281470928">
            <text:p>1.2015728147</text:p>
          </table:table-cell>
          <table:table-cell table:formula="of:=[.E$4]*( -[.E$3]/(3*[.$I$38]) * (8*COS(PI()*[.$A39]*[.$H$38])+2*COS(PI()*[.$A39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table:formula="of:=[.B$4]*( -([.B$3]/(3*[.$I$38])) * (8*COS(PI()*[.$A40]*[.$H$38])+2*COS(PI()*[.$A40]*[.$H$38])^2 - 10) + [.B$2])" office:value-type="float" office:value="1.22408182213895">
            <text:p>1.2240818221</text:p>
          </table:table-cell>
          <table:table-cell table:formula="of:=[.C$4]*( -[.C$3]/(3*[.$I$38]) * (8*COS(PI()*[.$A40]*[.$H$38])+2*COS(PI()*[.$A40]*[.$H$38])^2 - 10) + [.C$2])" office:value-type="float" office:value="1.17961834247043">
            <text:p>1.1796183425</text:p>
          </table:table-cell>
          <table:table-cell table:formula="of:=[.D$4]*( -[.D$3]/(3*[.$I$38]) * (8*COS(PI()*[.$A40]*[.$H$38])+2*COS(PI()*[.$A40]*[.$H$38])^2 - 10) + [.D$2])" office:value-type="float" office:value="1.11463080147611">
            <text:p>1.1146308015</text:p>
          </table:table-cell>
          <table:table-cell table:formula="of:=[.E$4]*( -[.E$3]/(3*[.$I$38]) * (8*COS(PI()*[.$A40]*[.$H$38])+2*COS(PI()*[.$A40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formula="of:=[.B$4]*( -([.B$3]/(3*[.$I$38])) * (8*COS(PI()*[.$A41]*[.$H$38])+2*COS(PI()*[.$A41]*[.$H$38])^2 - 10) + [.B$2])" office:value-type="float" office:value="1">
            <text:p>1</text:p>
          </table:table-cell>
          <table:table-cell table:formula="of:=[.C$4]*( -[.C$3]/(3*[.$I$38]) * (8*COS(PI()*[.$A41]*[.$H$38])+2*COS(PI()*[.$A41]*[.$H$38])^2 - 10) + [.C$2])" office:value-type="float" office:value="1">
            <text:p>1</text:p>
          </table:table-cell>
          <table:table-cell table:formula="of:=[.D$4]*( -[.D$3]/(3*[.$I$38]) * (8*COS(PI()*[.$A41]*[.$H$38])+2*COS(PI()*[.$A41]*[.$H$38])^2 - 10) + [.D$2])" office:value-type="float" office:value="1">
            <text:p>1</text:p>
          </table:table-cell>
          <table:table-cell table:formula="of:=[.E$4]*( -[.E$3]/(3*[.$I$38]) * (8*COS(PI()*[.$A41]*[.$H$38])+2*COS(PI()*[.$A4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table:formula="of:=[.B$4]*( -([.B$3]/(3*[.$I$38])) * (8*COS(PI()*[.$A42]*[.$H$38])+2*COS(PI()*[.$A42]*[.$H$38])^2 - 10) + [.B$2])" office:value-type="float" office:value="0.738396958681274">
            <text:p>0.7383969587</text:p>
          </table:table-cell>
          <table:table-cell table:formula="of:=[.C$4]*( -[.C$3]/(3*[.$I$38]) * (8*COS(PI()*[.$A42]*[.$H$38])+2*COS(PI()*[.$A42]*[.$H$38])^2 - 10) + [.C$2])" office:value-type="float" office:value="0.790305593651604">
            <text:p>0.7903055937</text:p>
          </table:table-cell>
          <table:table-cell table:formula="of:=[.D$4]*( -[.D$3]/(3*[.$I$38]) * (8*COS(PI()*[.$A42]*[.$H$38])+2*COS(PI()*[.$A42]*[.$H$38])^2 - 10) + [.D$2])" office:value-type="float" office:value="0.866174926601778">
            <text:p>0.8661749266</text:p>
          </table:table-cell>
          <table:table-cell table:formula="of:=[.E$4]*( -[.E$3]/(3*[.$I$38]) * (8*COS(PI()*[.$A42]*[.$H$38])+2*COS(PI()*[.$A42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formula="of:=[.B$4]*( -([.B$3]/(3*[.$I$38])) * (8*COS(PI()*[.$A43]*[.$H$38])+2*COS(PI()*[.$A43]*[.$H$38])^2 - 10) + [.B$2])" office:value-type="float" office:value="0.470209722596773">
            <text:p>0.4702097226</text:p>
          </table:table-cell>
          <table:table-cell table:formula="of:=[.C$4]*( -[.C$3]/(3*[.$I$38]) * (8*COS(PI()*[.$A43]*[.$H$38])+2*COS(PI()*[.$A43]*[.$H$38])^2 - 10) + [.C$2])" office:value-type="float" office:value="0.575333462679933">
            <text:p>0.5753334627</text:p>
          </table:table-cell>
          <table:table-cell table:formula="of:=[.D$4]*( -[.D$3]/(3*[.$I$38]) * (8*COS(PI()*[.$A43]*[.$H$38])+2*COS(PI()*[.$A43]*[.$H$38])^2 - 10) + [.D$2])" office:value-type="float" office:value="0.728981657087194">
            <text:p>0.7289816571</text:p>
          </table:table-cell>
          <table:table-cell table:formula="of:=[.E$4]*( -[.E$3]/(3*[.$I$38]) * (8*COS(PI()*[.$A43]*[.$H$38])+2*COS(PI()*[.$A43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table:formula="of:=[.B$4]*( -([.B$3]/(3*[.$I$38])) * (8*COS(PI()*[.$A44]*[.$H$38])+2*COS(PI()*[.$A44]*[.$H$38])^2 - 10) + [.B$2])" office:value-type="float" office:value="0.235643128745135">
            <text:p>0.2356431287</text:p>
          </table:table-cell>
          <table:table-cell table:formula="of:=[.C$4]*( -[.C$3]/(3*[.$I$38]) * (8*COS(PI()*[.$A44]*[.$H$38])+2*COS(PI()*[.$A44]*[.$H$38])^2 - 10) + [.C$2])" office:value-type="float" office:value="0.387310791387833">
            <text:p>0.3873107914</text:p>
          </table:table-cell>
          <table:table-cell table:formula="of:=[.D$4]*( -[.D$3]/(3*[.$I$38]) * (8*COS(PI()*[.$A44]*[.$H$38])+2*COS(PI()*[.$A44]*[.$H$38])^2 - 10) + [.D$2])" office:value-type="float" office:value="0.608987288976155">
            <text:p>0.608987289</text:p>
          </table:table-cell>
          <table:table-cell table:formula="of:=[.E$4]*( -[.E$3]/(3*[.$I$38]) * (8*COS(PI()*[.$A44]*[.$H$38])+2*COS(PI()*[.$A44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table:formula="of:=[.B$4]*( -([.B$3]/(3*[.$I$38])) * (8*COS(PI()*[.$A45]*[.$H$38])+2*COS(PI()*[.$A45]*[.$H$38])^2 - 10) + [.B$2])" office:value-type="float" office:value="0.0749048011064662">
            <text:p>0.0749048011</text:p>
          </table:table-cell>
          <table:table-cell table:formula="of:=[.C$4]*( -[.C$3]/(3*[.$I$38]) * (8*COS(PI()*[.$A45]*[.$H$38])+2*COS(PI()*[.$A45]*[.$H$38])^2 - 10) + [.C$2])" office:value-type="float" office:value="0.25846699805227">
            <text:p>0.2584669981</text:p>
          </table:table-cell>
          <table:table-cell table:formula="of:=[.D$4]*( -[.D$3]/(3*[.$I$38]) * (8*COS(PI()*[.$A45]*[.$H$38])+2*COS(PI()*[.$A45]*[.$H$38])^2 - 10) + [.D$2])" office:value-type="float" office:value="0.526760345490645">
            <text:p>0.5267603455</text:p>
          </table:table-cell>
          <table:table-cell table:formula="of:=[.E$4]*( -[.E$3]/(3*[.$I$38]) * (8*COS(PI()*[.$A45]*[.$H$38])+2*COS(PI()*[.$A45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formula="of:=[.B$4]*( -([.B$3]/(3*[.$I$38])) * (8*COS(PI()*[.$A46]*[.$H$38])+2*COS(PI()*[.$A46]*[.$H$38])^2 - 10) + [.B$2])" office:value-type="float" office:value="0.0176817288801572">
            <text:p>0.0176817289</text:p>
          </table:table-cell>
          <table:table-cell table:formula="of:=[.C$4]*( -[.C$3]/(3*[.$I$38]) * (8*COS(PI()*[.$A46]*[.$H$38])+2*COS(PI()*[.$A46]*[.$H$38])^2 - 10) + [.C$2])" office:value-type="float" office:value="0.21259842519685">
            <text:p>0.2125984252</text:p>
          </table:table-cell>
          <table:table-cell table:formula="of:=[.D$4]*( -[.D$3]/(3*[.$I$38]) * (8*COS(PI()*[.$A46]*[.$H$38])+2*COS(PI()*[.$A46]*[.$H$38])^2 - 10) + [.D$2])" office:value-type="float" office:value="0.49748743718593">
            <text:p>0.4974874372</text:p>
          </table:table-cell>
          <table:table-cell table:formula="of:=[.E$4]*( -[.E$3]/(3*[.$I$38]) * (8*COS(PI()*[.$A46]*[.$H$38])+2*COS(PI()*[.$A4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table:formula="of:=[.B$4]*( -([.B$3]/(3*[.$I$38])) * (8*COS(PI()*[.$A47]*[.$H$38])+2*COS(PI()*[.$A47]*[.$H$38])^2 - 10) + [.B$2])" office:value-type="float" office:value="0.0749048011064659">
            <text:p>0.0749048011</text:p>
          </table:table-cell>
          <table:table-cell table:formula="of:=[.C$4]*( -[.C$3]/(3*[.$I$38]) * (8*COS(PI()*[.$A47]*[.$H$38])+2*COS(PI()*[.$A47]*[.$H$38])^2 - 10) + [.C$2])" office:value-type="float" office:value="0.258466998052269">
            <text:p>0.2584669981</text:p>
          </table:table-cell>
          <table:table-cell table:formula="of:=[.D$4]*( -[.D$3]/(3*[.$I$38]) * (8*COS(PI()*[.$A47]*[.$H$38])+2*COS(PI()*[.$A47]*[.$H$38])^2 - 10) + [.D$2])" office:value-type="float" office:value="0.526760345490644">
            <text:p>0.5267603455</text:p>
          </table:table-cell>
          <table:table-cell table:formula="of:=[.E$4]*( -[.E$3]/(3*[.$I$38]) * (8*COS(PI()*[.$A47]*[.$H$38])+2*COS(PI()*[.$A4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table:formula="of:=[.B$4]*( -([.B$3]/(3*[.$I$38])) * (8*COS(PI()*[.$A48]*[.$H$38])+2*COS(PI()*[.$A48]*[.$H$38])^2 - 10) + [.B$2])" office:value-type="float" office:value="0.235643128745136">
            <text:p>0.2356431287</text:p>
          </table:table-cell>
          <table:table-cell table:formula="of:=[.C$4]*( -[.C$3]/(3*[.$I$38]) * (8*COS(PI()*[.$A48]*[.$H$38])+2*COS(PI()*[.$A48]*[.$H$38])^2 - 10) + [.C$2])" office:value-type="float" office:value="0.387310791387833">
            <text:p>0.3873107914</text:p>
          </table:table-cell>
          <table:table-cell table:formula="of:=[.D$4]*( -[.D$3]/(3*[.$I$38]) * (8*COS(PI()*[.$A48]*[.$H$38])+2*COS(PI()*[.$A48]*[.$H$38])^2 - 10) + [.D$2])" office:value-type="float" office:value="0.608987288976155">
            <text:p>0.608987289</text:p>
          </table:table-cell>
          <table:table-cell table:formula="of:=[.E$4]*( -[.E$3]/(3*[.$I$38]) * (8*COS(PI()*[.$A48]*[.$H$38])+2*COS(PI()*[.$A48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table:formula="of:=[.B$4]*( -([.B$3]/(3*[.$I$38])) * (8*COS(PI()*[.$A49]*[.$H$38])+2*COS(PI()*[.$A49]*[.$H$38])^2 - 10) + [.B$2])" office:value-type="float" office:value="0.470209722596774">
            <text:p>0.4702097226</text:p>
          </table:table-cell>
          <table:table-cell table:formula="of:=[.C$4]*( -[.C$3]/(3*[.$I$38]) * (8*COS(PI()*[.$A49]*[.$H$38])+2*COS(PI()*[.$A49]*[.$H$38])^2 - 10) + [.C$2])" office:value-type="float" office:value="0.575333462679934">
            <text:p>0.5753334627</text:p>
          </table:table-cell>
          <table:table-cell table:formula="of:=[.D$4]*( -[.D$3]/(3*[.$I$38]) * (8*COS(PI()*[.$A49]*[.$H$38])+2*COS(PI()*[.$A49]*[.$H$38])^2 - 10) + [.D$2])" office:value-type="float" office:value="0.728981657087194">
            <text:p>0.7289816571</text:p>
          </table:table-cell>
          <table:table-cell table:formula="of:=[.E$4]*( -[.E$3]/(3*[.$I$38]) * (8*COS(PI()*[.$A49]*[.$H$38])+2*COS(PI()*[.$A4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table:formula="of:=[.B$4]*( -([.B$3]/(3*[.$I$38])) * (8*COS(PI()*[.$A50]*[.$H$38])+2*COS(PI()*[.$A50]*[.$H$38])^2 - 10) + [.B$2])" office:value-type="float" office:value="0.738396958681273">
            <text:p>0.7383969587</text:p>
          </table:table-cell>
          <table:table-cell table:formula="of:=[.C$4]*( -[.C$3]/(3*[.$I$38]) * (8*COS(PI()*[.$A50]*[.$H$38])+2*COS(PI()*[.$A50]*[.$H$38])^2 - 10) + [.C$2])" office:value-type="float" office:value="0.790305593651603">
            <text:p>0.7903055937</text:p>
          </table:table-cell>
          <table:table-cell table:formula="of:=[.D$4]*( -[.D$3]/(3*[.$I$38]) * (8*COS(PI()*[.$A50]*[.$H$38])+2*COS(PI()*[.$A50]*[.$H$38])^2 - 10) + [.D$2])" office:value-type="float" office:value="0.866174926601777">
            <text:p>0.8661749266</text:p>
          </table:table-cell>
          <table:table-cell table:formula="of:=[.E$4]*( -[.E$3]/(3*[.$I$38]) * (8*COS(PI()*[.$A50]*[.$H$38])+2*COS(PI()*[.$A5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formula="of:=[.B$4]*( -([.B$3]/(3*[.$I$38])) * (8*COS(PI()*[.$A51]*[.$H$38])+2*COS(PI()*[.$A51]*[.$H$38])^2 - 10) + [.B$2])" office:value-type="float" office:value="1">
            <text:p>1</text:p>
          </table:table-cell>
          <table:table-cell table:formula="of:=[.C$4]*( -[.C$3]/(3*[.$I$38]) * (8*COS(PI()*[.$A51]*[.$H$38])+2*COS(PI()*[.$A51]*[.$H$38])^2 - 10) + [.C$2])" office:value-type="float" office:value="1">
            <text:p>1</text:p>
          </table:table-cell>
          <table:table-cell table:formula="of:=[.D$4]*( -[.D$3]/(3*[.$I$38]) * (8*COS(PI()*[.$A51]*[.$H$38])+2*COS(PI()*[.$A51]*[.$H$38])^2 - 10) + [.D$2])" office:value-type="float" office:value="1">
            <text:p>1</text:p>
          </table:table-cell>
          <table:table-cell table:formula="of:=[.E$4]*( -[.E$3]/(3*[.$I$38]) * (8*COS(PI()*[.$A51]*[.$H$38])+2*COS(PI()*[.$A5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table:formula="of:=[.B$4]*( -([.B$3]/(3*[.$I$38])) * (8*COS(PI()*[.$A52]*[.$H$38])+2*COS(PI()*[.$A52]*[.$H$38])^2 - 10) + [.B$2])" office:value-type="float" office:value="1.22408182213895">
            <text:p>1.2240818221</text:p>
          </table:table-cell>
          <table:table-cell table:formula="of:=[.C$4]*( -[.C$3]/(3*[.$I$38]) * (8*COS(PI()*[.$A52]*[.$H$38])+2*COS(PI()*[.$A52]*[.$H$38])^2 - 10) + [.C$2])" office:value-type="float" office:value="1.17961834247044">
            <text:p>1.1796183425</text:p>
          </table:table-cell>
          <table:table-cell table:formula="of:=[.D$4]*( -[.D$3]/(3*[.$I$38]) * (8*COS(PI()*[.$A52]*[.$H$38])+2*COS(PI()*[.$A52]*[.$H$38])^2 - 10) + [.D$2])" office:value-type="float" office:value="1.11463080147611">
            <text:p>1.1146308015</text:p>
          </table:table-cell>
          <table:table-cell table:formula="of:=[.E$4]*( -[.E$3]/(3*[.$I$38]) * (8*COS(PI()*[.$A52]*[.$H$38])+2*COS(PI()*[.$A52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table:formula="of:=[.B$4]*( -([.B$3]/(3*[.$I$38])) * (8*COS(PI()*[.$A53]*[.$H$38])+2*COS(PI()*[.$A53]*[.$H$38])^2 - 10) + [.B$2])" office:value-type="float" office:value="1.39403723111147">
            <text:p>1.3940372311</text:p>
          </table:table-cell>
          <table:table-cell table:formula="of:=[.C$4]*( -[.C$3]/(3*[.$I$38]) * (8*COS(PI()*[.$A53]*[.$H$38])+2*COS(PI()*[.$A53]*[.$H$38])^2 - 10) + [.C$2])" office:value-type="float" office:value="1.31585031596179">
            <text:p>1.315850316</text:p>
          </table:table-cell>
          <table:table-cell table:formula="of:=[.D$4]*( -[.D$3]/(3*[.$I$38]) * (8*COS(PI()*[.$A53]*[.$H$38])+2*COS(PI()*[.$A53]*[.$H$38])^2 - 10) + [.D$2])" office:value-type="float" office:value="1.20157281470928">
            <text:p>1.2015728147</text:p>
          </table:table-cell>
          <table:table-cell table:formula="of:=[.E$4]*( -[.E$3]/(3*[.$I$38]) * (8*COS(PI()*[.$A53]*[.$H$38])+2*COS(PI()*[.$A53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table:formula="of:=[.B$4]*( -([.B$3]/(3*[.$I$38])) * (8*COS(PI()*[.$A54]*[.$H$38])+2*COS(PI()*[.$A54]*[.$H$38])^2 - 10) + [.B$2])" office:value-type="float" office:value="1.50718260909869">
            <text:p>1.5071826091</text:p>
          </table:table-cell>
          <table:table-cell table:formula="of:=[.C$4]*( -[.C$3]/(3*[.$I$38]) * (8*COS(PI()*[.$A54]*[.$H$38])+2*COS(PI()*[.$A54]*[.$H$38])^2 - 10) + [.C$2])" office:value-type="float" office:value="1.40654480004918">
            <text:p>1.4065448</text:p>
          </table:table-cell>
          <table:table-cell table:formula="of:=[.D$4]*( -[.D$3]/(3*[.$I$38]) * (8*COS(PI()*[.$A54]*[.$H$38])+2*COS(PI()*[.$A54]*[.$H$38])^2 - 10) + [.D$2])" office:value-type="float" office:value="1.25945321410174">
            <text:p>1.2594532141</text:p>
          </table:table-cell>
          <table:table-cell table:formula="of:=[.E$4]*( -[.E$3]/(3*[.$I$38]) * (8*COS(PI()*[.$A54]*[.$H$38])+2*COS(PI()*[.$A54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table:formula="of:=[.B$4]*( -([.B$3]/(3*[.$I$38])) * (8*COS(PI()*[.$A55]*[.$H$38])+2*COS(PI()*[.$A55]*[.$H$38])^2 - 10) + [.B$2])" office:value-type="float" office:value="1.56968910962537">
            <text:p>1.5696891096</text:p>
          </table:table-cell>
          <table:table-cell table:formula="of:=[.C$4]*( -[.C$3]/(3*[.$I$38]) * (8*COS(PI()*[.$A55]*[.$H$38])+2*COS(PI()*[.$A55]*[.$H$38])^2 - 10) + [.C$2])" office:value-type="float" office:value="1.45664843590443">
            <text:p>1.4566484359</text:p>
          </table:table-cell>
          <table:table-cell table:formula="of:=[.D$4]*( -[.D$3]/(3*[.$I$38]) * (8*COS(PI()*[.$A55]*[.$H$38])+2*COS(PI()*[.$A55]*[.$H$38])^2 - 10) + [.D$2])" office:value-type="float" office:value="1.29142890130584">
            <text:p>1.2914289013</text:p>
          </table:table-cell>
          <table:table-cell table:formula="of:=[.E$4]*( -[.E$3]/(3*[.$I$38]) * (8*COS(PI()*[.$A55]*[.$H$38])+2*COS(PI()*[.$A55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formula="of:=[.B$4]*( -([.B$3]/(3*[.$I$38])) * (8*COS(PI()*[.$A56]*[.$H$38])+2*COS(PI()*[.$A56]*[.$H$38])^2 - 10) + [.B$2])" office:value-type="float" office:value="1.58939096267191">
            <text:p>1.5893909627</text:p>
          </table:table-cell>
          <table:table-cell table:formula="of:=[.C$4]*( -[.C$3]/(3*[.$I$38]) * (8*COS(PI()*[.$A56]*[.$H$38])+2*COS(PI()*[.$A56]*[.$H$38])^2 - 10) + [.C$2])" office:value-type="float" office:value="1.47244094488189">
            <text:p>1.4724409449</text:p>
          </table:table-cell>
          <table:table-cell table:formula="of:=[.D$4]*( -[.D$3]/(3*[.$I$38]) * (8*COS(PI()*[.$A56]*[.$H$38])+2*COS(PI()*[.$A56]*[.$H$38])^2 - 10) + [.D$2])" office:value-type="float" office:value="1.30150753768844">
            <text:p>1.3015075377</text:p>
          </table:table-cell>
          <table:table-cell table:formula="of:=[.E$4]*( -[.E$3]/(3*[.$I$38]) * (8*COS(PI()*[.$A56]*[.$H$38])+2*COS(PI()*[.$A56]*[.$H$38])^2 - 10) + [.E$2])" office:value-type="float" office:value="1.1255230125523">
            <text:p>1.1255230126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table:formula="of:=[.B$4]*( -([.B$3]/(3*[.$I$38])) * (8*COS(PI()*[.$A57]*[.$H$38])+2*COS(PI()*[.$A57]*[.$H$38])^2 - 10) + [.B$2])" office:value-type="float" office:value="1.56968910962537">
            <text:p>1.5696891096</text:p>
          </table:table-cell>
          <table:table-cell table:formula="of:=[.C$4]*( -[.C$3]/(3*[.$I$38]) * (8*COS(PI()*[.$A57]*[.$H$38])+2*COS(PI()*[.$A57]*[.$H$38])^2 - 10) + [.C$2])" office:value-type="float" office:value="1.45664843590443">
            <text:p>1.4566484359</text:p>
          </table:table-cell>
          <table:table-cell table:formula="of:=[.D$4]*( -[.D$3]/(3*[.$I$38]) * (8*COS(PI()*[.$A57]*[.$H$38])+2*COS(PI()*[.$A57]*[.$H$38])^2 - 10) + [.D$2])" office:value-type="float" office:value="1.29142890130584">
            <text:p>1.2914289013</text:p>
          </table:table-cell>
          <table:table-cell table:formula="of:=[.E$4]*( -[.E$3]/(3*[.$I$38]) * (8*COS(PI()*[.$A57]*[.$H$38])+2*COS(PI()*[.$A57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table:formula="of:=[.B$4]*( -([.B$3]/(3*[.$I$38])) * (8*COS(PI()*[.$A58]*[.$H$38])+2*COS(PI()*[.$A58]*[.$H$38])^2 - 10) + [.B$2])" office:value-type="float" office:value="1.50718260909869">
            <text:p>1.5071826091</text:p>
          </table:table-cell>
          <table:table-cell table:formula="of:=[.C$4]*( -[.C$3]/(3*[.$I$38]) * (8*COS(PI()*[.$A58]*[.$H$38])+2*COS(PI()*[.$A58]*[.$H$38])^2 - 10) + [.C$2])" office:value-type="float" office:value="1.40654480004918">
            <text:p>1.4065448</text:p>
          </table:table-cell>
          <table:table-cell table:formula="of:=[.D$4]*( -[.D$3]/(3*[.$I$38]) * (8*COS(PI()*[.$A58]*[.$H$38])+2*COS(PI()*[.$A58]*[.$H$38])^2 - 10) + [.D$2])" office:value-type="float" office:value="1.25945321410174">
            <text:p>1.2594532141</text:p>
          </table:table-cell>
          <table:table-cell table:formula="of:=[.E$4]*( -[.E$3]/(3*[.$I$38]) * (8*COS(PI()*[.$A58]*[.$H$38])+2*COS(PI()*[.$A58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table:formula="of:=[.B$4]*( -([.B$3]/(3*[.$I$38])) * (8*COS(PI()*[.$A59]*[.$H$38])+2*COS(PI()*[.$A59]*[.$H$38])^2 - 10) + [.B$2])" office:value-type="float" office:value="1.39403723111147">
            <text:p>1.3940372311</text:p>
          </table:table-cell>
          <table:table-cell table:formula="of:=[.C$4]*( -[.C$3]/(3*[.$I$38]) * (8*COS(PI()*[.$A59]*[.$H$38])+2*COS(PI()*[.$A59]*[.$H$38])^2 - 10) + [.C$2])" office:value-type="float" office:value="1.31585031596179">
            <text:p>1.315850316</text:p>
          </table:table-cell>
          <table:table-cell table:formula="of:=[.D$4]*( -[.D$3]/(3*[.$I$38]) * (8*COS(PI()*[.$A59]*[.$H$38])+2*COS(PI()*[.$A59]*[.$H$38])^2 - 10) + [.D$2])" office:value-type="float" office:value="1.20157281470928">
            <text:p>1.2015728147</text:p>
          </table:table-cell>
          <table:table-cell table:formula="of:=[.E$4]*( -[.E$3]/(3*[.$I$38]) * (8*COS(PI()*[.$A59]*[.$H$38])+2*COS(PI()*[.$A59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table:formula="of:=[.B$4]*( -([.B$3]/(3*[.$I$38])) * (8*COS(PI()*[.$A60]*[.$H$38])+2*COS(PI()*[.$A60]*[.$H$38])^2 - 10) + [.B$2])" office:value-type="float" office:value="1.22408182213895">
            <text:p>1.2240818221</text:p>
          </table:table-cell>
          <table:table-cell table:formula="of:=[.C$4]*( -[.C$3]/(3*[.$I$38]) * (8*COS(PI()*[.$A60]*[.$H$38])+2*COS(PI()*[.$A60]*[.$H$38])^2 - 10) + [.C$2])" office:value-type="float" office:value="1.17961834247044">
            <text:p>1.1796183425</text:p>
          </table:table-cell>
          <table:table-cell table:formula="of:=[.D$4]*( -[.D$3]/(3*[.$I$38]) * (8*COS(PI()*[.$A60]*[.$H$38])+2*COS(PI()*[.$A60]*[.$H$38])^2 - 10) + [.D$2])" office:value-type="float" office:value="1.11463080147611">
            <text:p>1.1146308015</text:p>
          </table:table-cell>
          <table:table-cell table:formula="of:=[.E$4]*( -[.E$3]/(3*[.$I$38]) * (8*COS(PI()*[.$A60]*[.$H$38])+2*COS(PI()*[.$A60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formula="of:=[.B$4]*( -([.B$3]/(3*[.$I$38])) * (8*COS(PI()*[.$A61]*[.$H$38])+2*COS(PI()*[.$A61]*[.$H$38])^2 - 10) + [.B$2])" office:value-type="float" office:value="0.999999999999999">
            <text:p>1</text:p>
          </table:table-cell>
          <table:table-cell table:formula="of:=[.C$4]*( -[.C$3]/(3*[.$I$38]) * (8*COS(PI()*[.$A61]*[.$H$38])+2*COS(PI()*[.$A61]*[.$H$38])^2 - 10) + [.C$2])" office:value-type="float" office:value="0.999999999999999">
            <text:p>1</text:p>
          </table:table-cell>
          <table:table-cell table:formula="of:=[.D$4]*( -[.D$3]/(3*[.$I$38]) * (8*COS(PI()*[.$A61]*[.$H$38])+2*COS(PI()*[.$A61]*[.$H$38])^2 - 10) + [.D$2])" office:value-type="float" office:value="1">
            <text:p>1</text:p>
          </table:table-cell>
          <table:table-cell table:formula="of:=[.E$4]*( -[.E$3]/(3*[.$I$38]) * (8*COS(PI()*[.$A61]*[.$H$38])+2*COS(PI()*[.$A6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table:formula="of:=[.B$4]*( -([.B$3]/(3*[.$I$38])) * (8*COS(PI()*[.$A62]*[.$H$38])+2*COS(PI()*[.$A62]*[.$H$38])^2 - 10) + [.B$2])" office:value-type="float" office:value="0.738396958681274">
            <text:p>0.7383969587</text:p>
          </table:table-cell>
          <table:table-cell table:formula="of:=[.C$4]*( -[.C$3]/(3*[.$I$38]) * (8*COS(PI()*[.$A62]*[.$H$38])+2*COS(PI()*[.$A62]*[.$H$38])^2 - 10) + [.C$2])" office:value-type="float" office:value="0.790305593651604">
            <text:p>0.7903055937</text:p>
          </table:table-cell>
          <table:table-cell table:formula="of:=[.D$4]*( -[.D$3]/(3*[.$I$38]) * (8*COS(PI()*[.$A62]*[.$H$38])+2*COS(PI()*[.$A62]*[.$H$38])^2 - 10) + [.D$2])" office:value-type="float" office:value="0.866174926601778">
            <text:p>0.8661749266</text:p>
          </table:table-cell>
          <table:table-cell table:formula="of:=[.E$4]*( -[.E$3]/(3*[.$I$38]) * (8*COS(PI()*[.$A62]*[.$H$38])+2*COS(PI()*[.$A62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table:formula="of:=[.B$4]*( -([.B$3]/(3*[.$I$38])) * (8*COS(PI()*[.$A63]*[.$H$38])+2*COS(PI()*[.$A63]*[.$H$38])^2 - 10) + [.B$2])" office:value-type="float" office:value="0.470209722596776">
            <text:p>0.4702097226</text:p>
          </table:table-cell>
          <table:table-cell table:formula="of:=[.C$4]*( -[.C$3]/(3*[.$I$38]) * (8*COS(PI()*[.$A63]*[.$H$38])+2*COS(PI()*[.$A63]*[.$H$38])^2 - 10) + [.C$2])" office:value-type="float" office:value="0.575333462679936">
            <text:p>0.5753334627</text:p>
          </table:table-cell>
          <table:table-cell table:formula="of:=[.D$4]*( -[.D$3]/(3*[.$I$38]) * (8*COS(PI()*[.$A63]*[.$H$38])+2*COS(PI()*[.$A63]*[.$H$38])^2 - 10) + [.D$2])" office:value-type="float" office:value="0.728981657087195">
            <text:p>0.7289816571</text:p>
          </table:table-cell>
          <table:table-cell table:formula="of:=[.E$4]*( -[.E$3]/(3*[.$I$38]) * (8*COS(PI()*[.$A63]*[.$H$38])+2*COS(PI()*[.$A63]*[.$H$38])^2 - 10) + [.E$2])" office:value-type="float" office:value="0.887170187783163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table:formula="of:=[.B$4]*( -([.B$3]/(3*[.$I$38])) * (8*COS(PI()*[.$A64]*[.$H$38])+2*COS(PI()*[.$A64]*[.$H$38])^2 - 10) + [.B$2])" office:value-type="float" office:value="0.235643128745135">
            <text:p>0.2356431287</text:p>
          </table:table-cell>
          <table:table-cell table:formula="of:=[.C$4]*( -[.C$3]/(3*[.$I$38]) * (8*COS(PI()*[.$A64]*[.$H$38])+2*COS(PI()*[.$A64]*[.$H$38])^2 - 10) + [.C$2])" office:value-type="float" office:value="0.387310791387833">
            <text:p>0.3873107914</text:p>
          </table:table-cell>
          <table:table-cell table:formula="of:=[.D$4]*( -[.D$3]/(3*[.$I$38]) * (8*COS(PI()*[.$A64]*[.$H$38])+2*COS(PI()*[.$A64]*[.$H$38])^2 - 10) + [.D$2])" office:value-type="float" office:value="0.608987288976155">
            <text:p>0.608987289</text:p>
          </table:table-cell>
          <table:table-cell table:formula="of:=[.E$4]*( -[.E$3]/(3*[.$I$38]) * (8*COS(PI()*[.$A64]*[.$H$38])+2*COS(PI()*[.$A64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table:formula="of:=[.B$4]*( -([.B$3]/(3*[.$I$38])) * (8*COS(PI()*[.$A65]*[.$H$38])+2*COS(PI()*[.$A65]*[.$H$38])^2 - 10) + [.B$2])" office:value-type="float" office:value="0.0749048011064657">
            <text:p>0.0749048011</text:p>
          </table:table-cell>
          <table:table-cell table:formula="of:=[.C$4]*( -[.C$3]/(3*[.$I$38]) * (8*COS(PI()*[.$A65]*[.$H$38])+2*COS(PI()*[.$A65]*[.$H$38])^2 - 10) + [.C$2])" office:value-type="float" office:value="0.258466998052269">
            <text:p>0.2584669981</text:p>
          </table:table-cell>
          <table:table-cell table:formula="of:=[.D$4]*( -[.D$3]/(3*[.$I$38]) * (8*COS(PI()*[.$A65]*[.$H$38])+2*COS(PI()*[.$A65]*[.$H$38])^2 - 10) + [.D$2])" office:value-type="float" office:value="0.526760345490644">
            <text:p>0.5267603455</text:p>
          </table:table-cell>
          <table:table-cell table:formula="of:=[.E$4]*( -[.E$3]/(3*[.$I$38]) * (8*COS(PI()*[.$A65]*[.$H$38])+2*COS(PI()*[.$A65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formula="of:=[.B$4]*( -([.B$3]/(3*[.$I$38])) * (8*COS(PI()*[.$A66]*[.$H$38])+2*COS(PI()*[.$A66]*[.$H$38])^2 - 10) + [.B$2])" office:value-type="float" office:value="0.0176817288801572">
            <text:p>0.0176817289</text:p>
          </table:table-cell>
          <table:table-cell table:formula="of:=[.C$4]*( -[.C$3]/(3*[.$I$38]) * (8*COS(PI()*[.$A66]*[.$H$38])+2*COS(PI()*[.$A66]*[.$H$38])^2 - 10) + [.C$2])" office:value-type="float" office:value="0.21259842519685">
            <text:p>0.2125984252</text:p>
          </table:table-cell>
          <table:table-cell table:formula="of:=[.D$4]*( -[.D$3]/(3*[.$I$38]) * (8*COS(PI()*[.$A66]*[.$H$38])+2*COS(PI()*[.$A66]*[.$H$38])^2 - 10) + [.D$2])" office:value-type="float" office:value="0.49748743718593">
            <text:p>0.4974874372</text:p>
          </table:table-cell>
          <table:table-cell table:formula="of:=[.E$4]*( -[.E$3]/(3*[.$I$38]) * (8*COS(PI()*[.$A66]*[.$H$38])+2*COS(PI()*[.$A6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table:formula="of:=[.B$4]*( -([.B$3]/(3*[.$I$38])) * (8*COS(PI()*[.$A67]*[.$H$38])+2*COS(PI()*[.$A67]*[.$H$38])^2 - 10) + [.B$2])" office:value-type="float" office:value="0.0749048011064664">
            <text:p>0.0749048011</text:p>
          </table:table-cell>
          <table:table-cell table:formula="of:=[.C$4]*( -[.C$3]/(3*[.$I$38]) * (8*COS(PI()*[.$A67]*[.$H$38])+2*COS(PI()*[.$A67]*[.$H$38])^2 - 10) + [.C$2])" office:value-type="float" office:value="0.25846699805227">
            <text:p>0.2584669981</text:p>
          </table:table-cell>
          <table:table-cell table:formula="of:=[.D$4]*( -[.D$3]/(3*[.$I$38]) * (8*COS(PI()*[.$A67]*[.$H$38])+2*COS(PI()*[.$A67]*[.$H$38])^2 - 10) + [.D$2])" office:value-type="float" office:value="0.526760345490645">
            <text:p>0.5267603455</text:p>
          </table:table-cell>
          <table:table-cell table:formula="of:=[.E$4]*( -[.E$3]/(3*[.$I$38]) * (8*COS(PI()*[.$A67]*[.$H$38])+2*COS(PI()*[.$A6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table:formula="of:=[.B$4]*( -([.B$3]/(3*[.$I$38])) * (8*COS(PI()*[.$A68]*[.$H$38])+2*COS(PI()*[.$A68]*[.$H$38])^2 - 10) + [.B$2])" office:value-type="float" office:value="0.235643128745134">
            <text:p>0.2356431287</text:p>
          </table:table-cell>
          <table:table-cell table:formula="of:=[.C$4]*( -[.C$3]/(3*[.$I$38]) * (8*COS(PI()*[.$A68]*[.$H$38])+2*COS(PI()*[.$A68]*[.$H$38])^2 - 10) + [.C$2])" office:value-type="float" office:value="0.387310791387832">
            <text:p>0.3873107914</text:p>
          </table:table-cell>
          <table:table-cell table:formula="of:=[.D$4]*( -[.D$3]/(3*[.$I$38]) * (8*COS(PI()*[.$A68]*[.$H$38])+2*COS(PI()*[.$A68]*[.$H$38])^2 - 10) + [.D$2])" office:value-type="float" office:value="0.608987288976154">
            <text:p>0.608987289</text:p>
          </table:table-cell>
          <table:table-cell table:formula="of:=[.E$4]*( -[.E$3]/(3*[.$I$38]) * (8*COS(PI()*[.$A68]*[.$H$38])+2*COS(PI()*[.$A68]*[.$H$38])^2 - 10) + [.E$2])" office:value-type="float" office:value="0.837214373444047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table:formula="of:=[.B$4]*( -([.B$3]/(3*[.$I$38])) * (8*COS(PI()*[.$A69]*[.$H$38])+2*COS(PI()*[.$A69]*[.$H$38])^2 - 10) + [.B$2])" office:value-type="float" office:value="0.470209722596775">
            <text:p>0.4702097226</text:p>
          </table:table-cell>
          <table:table-cell table:formula="of:=[.C$4]*( -[.C$3]/(3*[.$I$38]) * (8*COS(PI()*[.$A69]*[.$H$38])+2*COS(PI()*[.$A69]*[.$H$38])^2 - 10) + [.C$2])" office:value-type="float" office:value="0.575333462679935">
            <text:p>0.5753334627</text:p>
          </table:table-cell>
          <table:table-cell table:formula="of:=[.D$4]*( -[.D$3]/(3*[.$I$38]) * (8*COS(PI()*[.$A69]*[.$H$38])+2*COS(PI()*[.$A69]*[.$H$38])^2 - 10) + [.D$2])" office:value-type="float" office:value="0.728981657087195">
            <text:p>0.7289816571</text:p>
          </table:table-cell>
          <table:table-cell table:formula="of:=[.E$4]*( -[.E$3]/(3*[.$I$38]) * (8*COS(PI()*[.$A69]*[.$H$38])+2*COS(PI()*[.$A6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table:formula="of:=[.B$4]*( -([.B$3]/(3*[.$I$38])) * (8*COS(PI()*[.$A70]*[.$H$38])+2*COS(PI()*[.$A70]*[.$H$38])^2 - 10) + [.B$2])" office:value-type="float" office:value="0.738396958681273">
            <text:p>0.7383969587</text:p>
          </table:table-cell>
          <table:table-cell table:formula="of:=[.C$4]*( -[.C$3]/(3*[.$I$38]) * (8*COS(PI()*[.$A70]*[.$H$38])+2*COS(PI()*[.$A70]*[.$H$38])^2 - 10) + [.C$2])" office:value-type="float" office:value="0.790305593651603">
            <text:p>0.7903055937</text:p>
          </table:table-cell>
          <table:table-cell table:formula="of:=[.D$4]*( -[.D$3]/(3*[.$I$38]) * (8*COS(PI()*[.$A70]*[.$H$38])+2*COS(PI()*[.$A70]*[.$H$38])^2 - 10) + [.D$2])" office:value-type="float" office:value="0.866174926601777">
            <text:p>0.8661749266</text:p>
          </table:table-cell>
          <table:table-cell table:formula="of:=[.E$4]*( -[.E$3]/(3*[.$I$38]) * (8*COS(PI()*[.$A70]*[.$H$38])+2*COS(PI()*[.$A7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formula="of:=[.B$4]*( -([.B$3]/(3*[.$I$38])) * (8*COS(PI()*[.$A71]*[.$H$38])+2*COS(PI()*[.$A71]*[.$H$38])^2 - 10) + [.B$2])" office:value-type="float" office:value="1">
            <text:p>1</text:p>
          </table:table-cell>
          <table:table-cell table:formula="of:=[.C$4]*( -[.C$3]/(3*[.$I$38]) * (8*COS(PI()*[.$A71]*[.$H$38])+2*COS(PI()*[.$A71]*[.$H$38])^2 - 10) + [.C$2])" office:value-type="float" office:value="1">
            <text:p>1</text:p>
          </table:table-cell>
          <table:table-cell table:formula="of:=[.D$4]*( -[.D$3]/(3*[.$I$38]) * (8*COS(PI()*[.$A71]*[.$H$38])+2*COS(PI()*[.$A71]*[.$H$38])^2 - 10) + [.D$2])" office:value-type="float" office:value="1">
            <text:p>1</text:p>
          </table:table-cell>
          <table:table-cell table:formula="of:=[.E$4]*( -[.E$3]/(3*[.$I$38]) * (8*COS(PI()*[.$A71]*[.$H$38])+2*COS(PI()*[.$A71]*[.$H$38])^2 - 10) + [.E$2])" office:value-type="float" office:value="1">
            <text:p>1</text:p>
          </table:table-cell>
          <table:table-cell table:number-columns-repeated="4"/>
        </table:table-row>
      </table:table>
      <table:table table:name="Parallel" table:style-name="ta1">
        <table:shapes>
          <draw:frame draw:z-index="0" draw:style-name="gr1" svg:width="10.4283in" svg:height="7.0437in" svg:x="0.0413in" svg:y="5.5669in">
            <draw:object draw:notify-on-update-of-ranges="Parallel.D11:Parallel.D11 Parallel.D12:Parallel.D31 Parallel.A12:Parallel.A31 Parallel.E11:Parallel.E11 Parallel.E12:Parallel.E31 Parallel.A12:Parallel.A3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svg:width="9.5303in" svg:height="5.6823in" svg:x="0.1063in" svg:y="12.7402in">
            <draw:object draw:notify-on-update-of-ranges="Parallel.E16:Parallel.E31 Parallel.F11:Parallel.F11 Parallel.F16:Parallel.F31 Parallel.M11:Parallel.M11 Parallel.M16:Parallel.M31 Parallel.D16:Parallel.D31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1" table:number-columns-repeated="3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number-columns-repeated="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Nearest neighbor communication analysis for the one speed neutron diffusion equation</text:p>
          </table:table-cell>
          <table:table-cell table:number-columns-repeated="7"/>
          <table:table-cell office:value-type="string">
            <text:p>Use the Wigner rational approximation for lambda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>
            <text:p>Choose central block</text:p>
          </table:table-cell>
          <table:table-cell table:number-columns-repeated="4"/>
        </table:table-row>
        <table:table-row table:style-name="ro1">
          <table:table-cell table:style-name="ce1" table:number-columns-spanned="7" table:number-rows-spanned="1"/>
          <table:covered-table-cell table:number-columns-repeated="6"/>
          <table:table-cell/>
          <table:table-cell office:value-type="string">
            <text:p>Parallel Runs</text:p>
          </table:table-cell>
          <table:table-cell table:number-columns-repeated="4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office:value-type="string" table:number-columns-spanned="5" table:number-rows-spanned="1">
            <text:p>1 MCSA Iteration (Equivalent to raw Neumann Ulam with solution guess of 0)</text:p>
          </table:table-cell>
          <table:covered-table-cell table:number-columns-repeated="4"/>
        </table:table-row>
        <table:table-row table:style-name="ro1">
          <table:table-cell table:style-name="ce2" office:value-type="float" office:value="500000">
            <text:p>5.00E+005</text:p>
          </table:table-cell>
          <table:table-cell table:number-columns-repeated="7"/>
          <table:table-cell office:value-type="string">
            <text:p>500,000 histories per cycle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table:number-columns-spanned="4" table:number-rows-spanned="1">
            <text:p>Nonreentrant current vacuum boundary condition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A/B</text:p>
          </table:table-cell>
          <table:table-cell office:value-type="string" table:number-columns-spanned="3" table:number-rows-spanned="1">
            <text:p>Uniform source throughout the domai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table:formula="of:=[.A8]*[.A8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1">
            <text:p>1.00E-004</text:p>
          </table:table-cell>
          <table:table-cell table:formula="of:=[.F8]/4" office:value-type="float" office:value="0.25">
            <text:p>0.25</text:p>
          </table:table-cell>
          <table:table-cell office:value-type="string" table:number-columns-spanned="3" table:number-rows-spanned="1">
            <text:p>10x10 parallel block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fully synchronous scheme</text:p>
          </table:table-cell>
          <table:table-cell table:number-columns-repeated="4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 (first stage)</text:p>
          </table:table-cell>
          <table:table-cell table:style-name="ce1" office:value-type="string">
            <text:p>buffer communications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table:formula="of:=[.A12]+[.B12]" office:value-type="float" office:value="0.25">
            <text:p>0.25</text:p>
          </table:table-cell>
          <table:table-cell table:formula="of:=1/(1+[.L12])" office:value-type="float" office:value="0.99932884035383">
            <text:p>0.9993288404</text:p>
          </table:table-cell>
          <table:table-cell office:value-type="float" office:value="0.92379">
            <text:p>0.92379</text:p>
          </table:table-cell>
          <table:table-cell office:value-type="float" office:value="63">
            <text:p>63</text:p>
          </table:table-cell>
          <table:table-cell table:formula="of:=1/([.$E$8]*[.C12])" office:value-type="float" office:value="0.4">
            <text:p>0.4</text:p>
          </table:table-cell>
          <table:table-cell table:formula="of:=[.C12]*[.$F$8]" office:value-type="float" office:value="0.25">
            <text:p>0.25</text:p>
          </table:table-cell>
          <table:table-cell table:formula="of:=1/(3*[.C12])" office:value-type="float" office:value="1.33333333333333">
            <text:p>1.3333333333</text:p>
          </table:table-cell>
          <table:table-cell table:formula="of:=1/(10/(9*[.$B$8]*[.C12])+[.A12])" office:value-type="float" office:value="0.00224873508651384">
            <text:p>0.0022487351</text:p>
          </table:table-cell>
          <table:table-cell table:formula="of:=10*[.J12]*[.I12]/(3*[.$B$8])" office:value-type="float" office:value="0.999437816228372">
            <text:p>0.9994378162</text:p>
          </table:table-cell>
          <table:table-cell table:formula="of:=[.$D$8]*LN([.K12])/LN([.$G$8])" office:value-type="float" office:value="0.000671610403971563">
            <text:p>0.0006716104</text:p>
          </table:table-cell>
          <table:table-cell table:formula="of:=-LN([.$A$5])/LN([.D12])" office:value-type="float" office:value="19545.2145538289">
            <text:p>19545.2145538289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formula="of:=[.A13]+[.B13]" office:value-type="float" office:value="0.5">
            <text:p>0.5</text:p>
          </table:table-cell>
          <table:table-cell table:formula="of:=1/(1+[.L13])" office:value-type="float" office:value="0.997323006990143">
            <text:p>0.997323007</text:p>
          </table:table-cell>
          <table:table-cell office:value-type="float" office:value="0.92379">
            <text:p>0.92379</text:p>
          </table:table-cell>
          <table:table-cell office:value-type="float" office:value="98">
            <text:p>98</text:p>
          </table:table-cell>
          <table:table-cell table:formula="of:=1/([.$E$8]*[.C13])" office:value-type="float" office:value="0.2">
            <text:p>0.2</text:p>
          </table:table-cell>
          <table:table-cell table:formula="of:=[.C13]*[.$F$8]" office:value-type="float" office:value="0.5">
            <text:p>0.5</text:p>
          </table:table-cell>
          <table:table-cell table:formula="of:=1/(3*[.C13])" office:value-type="float" office:value="0.666666666666667">
            <text:p>0.6666666667</text:p>
          </table:table-cell>
          <table:table-cell table:formula="of:=1/(10/(9*[.$B$8]*[.C13])+[.A13])" office:value-type="float" office:value="0.00448989773010726">
            <text:p>0.0044898977</text:p>
          </table:table-cell>
          <table:table-cell table:formula="of:=10*[.J13]*[.I13]/(3*[.$B$8])" office:value-type="float" office:value="0.997755051134946">
            <text:p>0.9977550511</text:p>
          </table:table-cell>
          <table:table-cell table:formula="of:=[.$D$8]*LN([.K13])/LN([.$G$8])" office:value-type="float" office:value="0.00268417853703794">
            <text:p>0.0026841785</text:p>
          </table:table-cell>
          <table:table-cell table:formula="of:=-LN([.$A$5])/LN([.D13])" office:value-type="float" office:value="4895.34012400085">
            <text:p>4895.3401240009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table:formula="of:=[.A14]+[.B14]" office:value-type="float" office:value="0.75">
            <text:p>0.75</text:p>
          </table:table-cell>
          <table:table-cell table:formula="of:=1/(1+[.L14])" office:value-type="float" office:value="0.994005213679639">
            <text:p>0.9940052137</text:p>
          </table:table-cell>
          <table:table-cell office:value-type="float" office:value="0.92379">
            <text:p>0.92379</text:p>
          </table:table-cell>
          <table:table-cell office:value-type="float" office:value="56">
            <text:p>56</text:p>
          </table:table-cell>
          <table:table-cell table:formula="of:=1/([.$E$8]*[.C14])" office:value-type="float" office:value="0.133333333333333">
            <text:p>0.1333333333</text:p>
          </table:table-cell>
          <table:table-cell table:formula="of:=[.C14]*[.$F$8]" office:value-type="float" office:value="0.75">
            <text:p>0.75</text:p>
          </table:table-cell>
          <table:table-cell table:formula="of:=1/(3*[.C14])" office:value-type="float" office:value="0.444444444444444">
            <text:p>0.4444444444</text:p>
          </table:table-cell>
          <table:table-cell table:formula="of:=1/(10/(9*[.$B$8]*[.C14])+[.A14])" office:value-type="float" office:value="0.00671600024874075">
            <text:p>0.0067160002</text:p>
          </table:table-cell>
          <table:table-cell table:formula="of:=10*[.J14]*[.I14]/(3*[.$B$8])" office:value-type="float" office:value="0.994962999813445">
            <text:p>0.9949629998</text:p>
          </table:table-cell>
          <table:table-cell table:formula="of:=[.$D$8]*LN([.K14])/LN([.$G$8])" office:value-type="float" office:value="0.00603094052008957">
            <text:p>0.0060309405</text:p>
          </table:table-cell>
          <table:table-cell table:formula="of:=-LN([.$A$5])/LN([.D14])" office:value-type="float" office:value="2182.39489767786">
            <text:p>2182.394897677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5]+[.B15]" office:value-type="float" office:value="1">
            <text:p>1</text:p>
          </table:table-cell>
          <table:table-cell table:formula="of:=1/(1+[.L15])" office:value-type="float" office:value="0.989412585668747">
            <text:p>0.9894125857</text:p>
          </table:table-cell>
          <table:table-cell office:value-type="float" office:value="0.92379">
            <text:p>0.92379</text:p>
          </table:table-cell>
          <table:table-cell office:value-type="float" office:value="64">
            <text:p>64</text:p>
          </table:table-cell>
          <table:table-cell table:formula="of:=1/([.$E$8]*[.C15])" office:value-type="float" office:value="0.1">
            <text:p>0.1</text:p>
          </table:table-cell>
          <table:table-cell table:formula="of:=[.C15]*[.$F$8]" office:value-type="float" office:value="1">
            <text:p>1</text:p>
          </table:table-cell>
          <table:table-cell table:formula="of:=1/(3*[.C15])" office:value-type="float" office:value="0.333333333333333">
            <text:p>0.3333333333</text:p>
          </table:table-cell>
          <table:table-cell table:formula="of:=1/(10/(9*[.$B$8]*[.C15])+[.A15])" office:value-type="float" office:value="0.0089197224975223">
            <text:p>0.0089197225</text:p>
          </table:table-cell>
          <table:table-cell table:formula="of:=10*[.J15]*[.I15]/(3*[.$B$8])" office:value-type="float" office:value="0.991080277502478">
            <text:p>0.9910802775</text:p>
          </table:table-cell>
          <table:table-cell table:formula="of:=[.$D$8]*LN([.K15])/LN([.$G$8])" office:value-type="float" office:value="0.010700707151504">
            <text:p>0.0107007072</text:p>
          </table:table-cell>
          <table:table-cell table:formula="of:=-LN([.$A$5])/LN([.D15])" office:value-type="float" office:value="1232.85759763788">
            <text:p>1232.85759763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16]+[.B16]" office:value-type="float" office:value="2">
            <text:p>2</text:p>
          </table:table-cell>
          <table:table-cell table:formula="of:=1/(1+[.L16])" office:value-type="float" office:value="0.959472525872047">
            <text:p>0.9594725259</text:p>
          </table:table-cell>
          <table:table-cell office:value-type="float" office:value="0.92379">
            <text:p>0.92379</text:p>
          </table:table-cell>
          <table:table-cell office:value-type="float" office:value="45">
            <text:p>45</text:p>
          </table:table-cell>
          <table:table-cell table:formula="of:=1/([.$E$8]*[.C16])" office:value-type="float" office:value="0.05">
            <text:p>0.05</text:p>
          </table:table-cell>
          <table:table-cell table:formula="of:=[.C16]*[.$F$8]" office:value-type="float" office:value="2">
            <text:p>2</text:p>
          </table:table-cell>
          <table:table-cell table:formula="of:=1/(3*[.C16])" office:value-type="float" office:value="0.166666666666667">
            <text:p>0.1666666667</text:p>
          </table:table-cell>
          <table:table-cell table:formula="of:=1/(10/(9*[.$B$8]*[.C16])+[.A16])" office:value-type="float" office:value="0.0173745173745174">
            <text:p>0.0173745174</text:p>
          </table:table-cell>
          <table:table-cell table:formula="of:=10*[.J16]*[.I16]/(3*[.$B$8])" office:value-type="float" office:value="0.965250965250965">
            <text:p>0.9652509653</text:p>
          </table:table-cell>
          <table:table-cell table:formula="of:=[.$D$8]*LN([.K16])/LN([.$G$8])" office:value-type="float" office:value="0.0422393273753392">
            <text:p>0.0422393274</text:p>
          </table:table-cell>
          <table:table-cell table:formula="of:=-LN([.$A$5])/LN([.D16])" office:value-type="float" office:value="317.182900683131">
            <text:p>317.18290068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17]+[.B17]" office:value-type="float" office:value="3">
            <text:p>3</text:p>
          </table:table-cell>
          <table:table-cell table:formula="of:=1/(1+[.L17])" office:value-type="float" office:value="0.914895791164472">
            <text:p>0.9148957912</text:p>
          </table:table-cell>
          <table:table-cell office:value-type="float" office:value="0.922581">
            <text:p>0.922581</text:p>
          </table:table-cell>
          <table:table-cell office:value-type="float" office:value="28">
            <text:p>28</text:p>
          </table:table-cell>
          <table:table-cell table:formula="of:=1/([.$E$8]*[.C17])" office:value-type="float" office:value="0.0333333333333333">
            <text:p>0.0333333333</text:p>
          </table:table-cell>
          <table:table-cell table:formula="of:=[.C17]*[.$F$8]" office:value-type="float" office:value="3">
            <text:p>3</text:p>
          </table:table-cell>
          <table:table-cell table:formula="of:=1/(3*[.C17])" office:value-type="float" office:value="0.111111111111111">
            <text:p>0.1111111111</text:p>
          </table:table-cell>
          <table:table-cell table:formula="of:=1/(10/(9*[.$B$8]*[.C17])+[.A17])" office:value-type="float" office:value="0.0249768732654949">
            <text:p>0.0249768733</text:p>
          </table:table-cell>
          <table:table-cell table:formula="of:=10*[.J17]*[.I17]/(3*[.$B$8])" office:value-type="float" office:value="0.925069380203515">
            <text:p>0.9250693802</text:p>
          </table:table-cell>
          <table:table-cell table:formula="of:=[.$D$8]*LN([.K17])/LN([.$G$8])" office:value-type="float" office:value="0.0930206583716033">
            <text:p>0.0930206584</text:p>
          </table:table-cell>
          <table:table-cell table:formula="of:=-LN([.$A$5])/LN([.D17])" office:value-type="float" office:value="147.533275656811">
            <text:p>147.533275656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18]+[.B18]" office:value-type="float" office:value="4">
            <text:p>4</text:p>
          </table:table-cell>
          <table:table-cell table:formula="of:=1/(1+[.L18])" office:value-type="float" office:value="0.861570170417364">
            <text:p>0.8615701704</text:p>
          </table:table-cell>
          <table:table-cell office:value-type="float" office:value="0.902218">
            <text:p>0.902218</text:p>
          </table:table-cell>
          <table:table-cell office:value-type="float" office:value="23">
            <text:p>23</text:p>
          </table:table-cell>
          <table:table-cell table:formula="of:=1/([.$E$8]*[.C18])" office:value-type="float" office:value="0.025">
            <text:p>0.025</text:p>
          </table:table-cell>
          <table:table-cell table:formula="of:=[.C18]*[.$F$8]" office:value-type="float" office:value="4">
            <text:p>4</text:p>
          </table:table-cell>
          <table:table-cell table:formula="of:=1/(3*[.C18])" office:value-type="float" office:value="0.0833333333333333">
            <text:p>0.0833333333</text:p>
          </table:table-cell>
          <table:table-cell table:formula="of:=1/(10/(9*[.$B$8]*[.C18])+[.A18])" office:value-type="float" office:value="0.0314685314685315">
            <text:p>0.0314685315</text:p>
          </table:table-cell>
          <table:table-cell table:formula="of:=10*[.J18]*[.I18]/(3*[.$B$8])" office:value-type="float" office:value="0.874125874125874">
            <text:p>0.8741258741</text:p>
          </table:table-cell>
          <table:table-cell table:formula="of:=[.$D$8]*LN([.K18])/LN([.$G$8])" office:value-type="float" office:value="0.160671567256765">
            <text:p>0.1606715673</text:p>
          </table:table-cell>
          <table:table-cell table:formula="of:=-LN([.$A$5])/LN([.D18])" office:value-type="float" office:value="88.0702770017804">
            <text:p>88.070277001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19]+[.B19]" office:value-type="float" office:value="5">
            <text:p>5</text:p>
          </table:table-cell>
          <table:table-cell table:formula="of:=1/(1+[.L19])" office:value-type="float" office:value="0.804910440544474">
            <text:p>0.8049104405</text:p>
          </table:table-cell>
          <table:table-cell office:value-type="float" office:value="0.846774">
            <text:p>0.846774</text:p>
          </table:table-cell>
          <table:table-cell office:value-type="float" office:value="19">
            <text:p>19</text:p>
          </table:table-cell>
          <table:table-cell table:formula="of:=1/([.$E$8]*[.C19])" office:value-type="float" office:value="0.02">
            <text:p>0.02</text:p>
          </table:table-cell>
          <table:table-cell table:formula="of:=[.C19]*[.$F$8]" office:value-type="float" office:value="5">
            <text:p>5</text:p>
          </table:table-cell>
          <table:table-cell table:formula="of:=1/(3*[.C19])" office:value-type="float" office:value="0.0666666666666667">
            <text:p>0.0666666667</text:p>
          </table:table-cell>
          <table:table-cell table:formula="of:=1/(10/(9*[.$B$8]*[.C19])+[.A19])" office:value-type="float" office:value="0.036734693877551">
            <text:p>0.0367346939</text:p>
          </table:table-cell>
          <table:table-cell table:formula="of:=10*[.J19]*[.I19]/(3*[.$B$8])" office:value-type="float" office:value="0.816326530612245">
            <text:p>0.8163265306</text:p>
          </table:table-cell>
          <table:table-cell table:formula="of:=[.$D$8]*LN([.K19])/LN([.$G$8])" office:value-type="float" office:value="0.242374243926516">
            <text:p>0.2423742439</text:p>
          </table:table-cell>
          <table:table-cell table:formula="of:=-LN([.$A$5])/LN([.D19])" office:value-type="float" office:value="60.4649603344396">
            <text:p>60.464960334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20]+[.B20]" office:value-type="float" office:value="6">
            <text:p>6</text:p>
          </table:table-cell>
          <table:table-cell table:formula="of:=1/(1+[.L20])" office:value-type="float" office:value="0.74895597837681">
            <text:p>0.7489559784</text:p>
          </table:table-cell>
          <table:table-cell office:value-type="float" office:value="0.776815">
            <text:p>0.776815</text:p>
          </table:table-cell>
          <table:table-cell office:value-type="float" office:value="12">
            <text:p>12</text:p>
          </table:table-cell>
          <table:table-cell table:formula="of:=1/([.$E$8]*[.C20])" office:value-type="float" office:value="0.0166666666666667">
            <text:p>0.0166666667</text:p>
          </table:table-cell>
          <table:table-cell table:formula="of:=[.C20]*[.$F$8]" office:value-type="float" office:value="6">
            <text:p>6</text:p>
          </table:table-cell>
          <table:table-cell table:formula="of:=1/(3*[.C20])" office:value-type="float" office:value="0.0555555555555556">
            <text:p>0.0555555556</text:p>
          </table:table-cell>
          <table:table-cell table:formula="of:=1/(10/(9*[.$B$8]*[.C20])+[.A20])" office:value-type="float" office:value="0.040785498489426">
            <text:p>0.0407854985</text:p>
          </table:table-cell>
          <table:table-cell table:formula="of:=10*[.J20]*[.I20]/(3*[.$B$8])" office:value-type="float" office:value="0.755287009063444">
            <text:p>0.7552870091</text:p>
          </table:table-cell>
          <table:table-cell table:formula="of:=[.$D$8]*LN([.K20])/LN([.$G$8])" office:value-type="float" office:value="0.335191959035123">
            <text:p>0.335191959</text:p>
          </table:table-cell>
          <table:table-cell table:formula="of:=-LN([.$A$5])/LN([.D20])" office:value-type="float" office:value="45.3943099607919">
            <text:p>45.394309960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21]+[.B21]" office:value-type="float" office:value="7">
            <text:p>7</text:p>
          </table:table-cell>
          <table:table-cell table:formula="of:=1/(1+[.L21])" office:value-type="float" office:value="0.69622079996719">
            <text:p>0.6962208</text:p>
          </table:table-cell>
          <table:table-cell office:value-type="float" office:value="0.713508">
            <text:p>0.713508</text:p>
          </table:table-cell>
          <table:table-cell office:value-type="float" office:value="14">
            <text:p>14</text:p>
          </table:table-cell>
          <table:table-cell table:formula="of:=1/([.$E$8]*[.C21])" office:value-type="float" office:value="0.0142857142857143">
            <text:p>0.0142857143</text:p>
          </table:table-cell>
          <table:table-cell table:formula="of:=[.C21]*[.$F$8]" office:value-type="float" office:value="7">
            <text:p>7</text:p>
          </table:table-cell>
          <table:table-cell table:formula="of:=1/(3*[.C21])" office:value-type="float" office:value="0.0476190476190476">
            <text:p>0.0476190476</text:p>
          </table:table-cell>
          <table:table-cell table:formula="of:=1/(10/(9*[.$B$8]*[.C21])+[.A21])" office:value-type="float" office:value="0.0437196391394865">
            <text:p>0.0437196391</text:p>
          </table:table-cell>
          <table:table-cell table:formula="of:=10*[.J21]*[.I21]/(3*[.$B$8])" office:value-type="float" office:value="0.693962526023595">
            <text:p>0.693962526</text:p>
          </table:table-cell>
          <table:table-cell table:formula="of:=[.$D$8]*LN([.K21])/LN([.$G$8])" office:value-type="float" office:value="0.436325947238471">
            <text:p>0.4363259472</text:p>
          </table:table-cell>
          <table:table-cell table:formula="of:=-LN([.$A$5])/LN([.D21])" office:value-type="float" office:value="36.2407698678528">
            <text:p>36.240769867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22]+[.B22]" office:value-type="float" office:value="8">
            <text:p>8</text:p>
          </table:table-cell>
          <table:table-cell table:formula="of:=1/(1+[.L22])" office:value-type="float" office:value="0.647970729970119">
            <text:p>0.64797073</text:p>
          </table:table-cell>
          <table:table-cell office:value-type="float" office:value="0.649579">
            <text:p>0.649579</text:p>
          </table:table-cell>
          <table:table-cell office:value-type="float" office:value="11">
            <text:p>11</text:p>
          </table:table-cell>
          <table:table-cell table:formula="of:=1/([.$E$8]*[.C22])" office:value-type="float" office:value="0.0125">
            <text:p>0.0125</text:p>
          </table:table-cell>
          <table:table-cell table:formula="of:=[.C22]*[.$F$8]" office:value-type="float" office:value="8">
            <text:p>8</text:p>
          </table:table-cell>
          <table:table-cell table:formula="of:=1/(3*[.C22])" office:value-type="float" office:value="0.0416666666666667">
            <text:p>0.0416666667</text:p>
          </table:table-cell>
          <table:table-cell table:formula="of:=1/(10/(9*[.$B$8]*[.C22])+[.A22])" office:value-type="float" office:value="0.0456852791878173">
            <text:p>0.0456852792</text:p>
          </table:table-cell>
          <table:table-cell table:formula="of:=10*[.J22]*[.I22]/(3*[.$B$8])" office:value-type="float" office:value="0.634517766497462">
            <text:p>0.6345177665</text:p>
          </table:table-cell>
          <table:table-cell table:formula="of:=[.$D$8]*LN([.K22])/LN([.$G$8])" office:value-type="float" office:value="0.543279586172226">
            <text:p>0.5432795862</text:p>
          </table:table-cell>
          <table:table-cell table:formula="of:=-LN([.$A$5])/LN([.D22])" office:value-type="float" office:value="30.2421489102093">
            <text:p>30.242148910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23]+[.B23]" office:value-type="float" office:value="9">
            <text:p>9</text:p>
          </table:table-cell>
          <table:table-cell table:formula="of:=1/(1+[.L23])" office:value-type="float" office:value="0.604618231920033">
            <text:p>0.6046182319</text:p>
          </table:table-cell>
          <table:table-cell office:value-type="float" office:value="0.596976">
            <text:p>0.596976</text:p>
          </table:table-cell>
          <table:table-cell office:value-type="float" office:value="11">
            <text:p>11</text:p>
          </table:table-cell>
          <table:table-cell table:formula="of:=1/([.$E$8]*[.C23])" office:value-type="float" office:value="0.0111111111111111">
            <text:p>0.0111111111</text:p>
          </table:table-cell>
          <table:table-cell table:formula="of:=[.C23]*[.$F$8]" office:value-type="float" office:value="9">
            <text:p>9</text:p>
          </table:table-cell>
          <table:table-cell table:formula="of:=1/(3*[.C23])" office:value-type="float" office:value="0.037037037037037">
            <text:p>0.037037037</text:p>
          </table:table-cell>
          <table:table-cell table:formula="of:=1/(10/(9*[.$B$8]*[.C23])+[.A23])" office:value-type="float" office:value="0.0468478889531521">
            <text:p>0.046847889</text:p>
          </table:table-cell>
          <table:table-cell table:formula="of:=10*[.J23]*[.I23]/(3*[.$B$8])" office:value-type="float" office:value="0.578368999421631">
            <text:p>0.5783689994</text:p>
          </table:table-cell>
          <table:table-cell table:formula="of:=[.$D$8]*LN([.K23])/LN([.$G$8])" office:value-type="float" office:value="0.653936231503287">
            <text:p>0.6539362315</text:p>
          </table:table-cell>
          <table:table-cell table:formula="of:=-LN([.$A$5])/LN([.D23])" office:value-type="float" office:value="26.0800032764856">
            <text:p>26.080003276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24]+[.B24]" office:value-type="float" office:value="10">
            <text:p>10</text:p>
          </table:table-cell>
          <table:table-cell table:formula="of:=1/(1+[.L24])" office:value-type="float" office:value="0.566067939540289">
            <text:p>0.5660679395</text:p>
          </table:table-cell>
          <table:table-cell office:value-type="float" office:value="0.559073">
            <text:p>0.559073</text:p>
          </table:table-cell>
          <table:table-cell office:value-type="float" office:value="8">
            <text:p>8</text:p>
          </table:table-cell>
          <table:table-cell table:formula="of:=1/([.$E$8]*[.C24])" office:value-type="float" office:value="0.01">
            <text:p>0.01</text:p>
          </table:table-cell>
          <table:table-cell table:formula="of:=[.C24]*[.$F$8]" office:value-type="float" office:value="10">
            <text:p>10</text:p>
          </table:table-cell>
          <table:table-cell table:formula="of:=1/(3*[.C24])" office:value-type="float" office:value="0.0333333333333333">
            <text:p>0.0333333333</text:p>
          </table:table-cell>
          <table:table-cell table:formula="of:=1/(10/(9*[.$B$8]*[.C24])+[.A24])" office:value-type="float" office:value="0.0473684210526316">
            <text:p>0.0473684211</text:p>
          </table:table-cell>
          <table:table-cell table:formula="of:=10*[.J24]*[.I24]/(3*[.$B$8])" office:value-type="float" office:value="0.526315789473684">
            <text:p>0.5263157895</text:p>
          </table:table-cell>
          <table:table-cell table:formula="of:=[.$D$8]*LN([.K24])/LN([.$G$8])" office:value-type="float" office:value="0.766572402620279">
            <text:p>0.7665724026</text:p>
          </table:table-cell>
          <table:table-cell table:formula="of:=-LN([.$A$5])/LN([.D24])" office:value-type="float" office:value="23.060481366642">
            <text:p>23.060481366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25]+[.B25]" office:value-type="float" office:value="12">
            <text:p>12</text:p>
          </table:table-cell>
          <table:table-cell table:formula="of:=1/(1+[.L25])" office:value-type="float" office:value="0.501838565818238">
            <text:p>0.5018385658</text:p>
          </table:table-cell>
          <table:table-cell office:value-type="float" office:value="0.495565">
            <text:p>0.495565</text:p>
          </table:table-cell>
          <table:table-cell office:value-type="float" office:value="7">
            <text:p>7</text:p>
          </table:table-cell>
          <table:table-cell table:formula="of:=1/([.$E$8]*[.C25])" office:value-type="float" office:value="0.00833333333333333">
            <text:p>0.0083333333</text:p>
          </table:table-cell>
          <table:table-cell table:formula="of:=[.C25]*[.$F$8]" office:value-type="float" office:value="12">
            <text:p>12</text:p>
          </table:table-cell>
          <table:table-cell table:formula="of:=1/(3*[.C25])" office:value-type="float" office:value="0.0277777777777778">
            <text:p>0.0277777778</text:p>
          </table:table-cell>
          <table:table-cell table:formula="of:=1/(10/(9*[.$B$8]*[.C25])+[.A25])" office:value-type="float" office:value="0.0470383275261324">
            <text:p>0.0470383275</text:p>
          </table:table-cell>
          <table:table-cell table:formula="of:=10*[.J25]*[.I25]/(3*[.$B$8])" office:value-type="float" office:value="0.435540069686411">
            <text:p>0.4355400697</text:p>
          </table:table-cell>
          <table:table-cell table:formula="of:=[.$D$8]*LN([.K25])/LN([.$G$8])" office:value-type="float" office:value="0.992672680246324">
            <text:p>0.9926726802</text:p>
          </table:table-cell>
          <table:table-cell table:formula="of:=-LN([.$A$5])/LN([.D25])" office:value-type="float" office:value="19.0323496160946">
            <text:p>19.032349616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26]+[.B26]" office:value-type="float" office:value="15">
            <text:p>15</text:p>
          </table:table-cell>
          <table:table-cell table:formula="of:=1/(1+[.L26])" office:value-type="float" office:value="0.430664187254546">
            <text:p>0.4306641873</text:p>
          </table:table-cell>
          <table:table-cell office:value-type="float" office:value="0.416331">
            <text:p>0.416331</text:p>
          </table:table-cell>
          <table:table-cell office:value-type="float" office:value="7">
            <text:p>7</text:p>
          </table:table-cell>
          <table:table-cell table:formula="of:=1/([.$E$8]*[.C26])" office:value-type="float" office:value="0.00666666666666667">
            <text:p>0.0066666667</text:p>
          </table:table-cell>
          <table:table-cell table:formula="of:=[.C26]*[.$F$8]" office:value-type="float" office:value="15">
            <text:p>15</text:p>
          </table:table-cell>
          <table:table-cell table:formula="of:=1/(3*[.C26])" office:value-type="float" office:value="0.0222222222222222">
            <text:p>0.0222222222</text:p>
          </table:table-cell>
          <table:table-cell table:formula="of:=1/(10/(9*[.$B$8]*[.C26])+[.A26])" office:value-type="float" office:value="0.0446280991735537">
            <text:p>0.0446280992</text:p>
          </table:table-cell>
          <table:table-cell table:formula="of:=10*[.J26]*[.I26]/(3*[.$B$8])" office:value-type="float" office:value="0.330578512396694">
            <text:p>0.3305785124</text:p>
          </table:table-cell>
          <table:table-cell table:formula="of:=[.$D$8]*LN([.K26])/LN([.$G$8])" office:value-type="float" office:value="1.32199479221834">
            <text:p>1.3219947922</text:p>
          </table:table-cell>
          <table:table-cell table:formula="of:=-LN([.$A$5])/LN([.D26])" office:value-type="float" office:value="15.5768618262523">
            <text:p>15.576861826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27]+[.B27]" office:value-type="float" office:value="20">
            <text:p>20</text:p>
          </table:table-cell>
          <table:table-cell table:formula="of:=1/(1+[.L27])" office:value-type="float" office:value="0.354285288532563">
            <text:p>0.3542852885</text:p>
          </table:table-cell>
          <table:table-cell office:value-type="float" office:value="0.353427">
            <text:p>0.353427</text:p>
          </table:table-cell>
          <table:table-cell office:value-type="float" office:value="6">
            <text:p>6</text:p>
          </table:table-cell>
          <table:table-cell table:formula="of:=1/([.$E$8]*[.C27])" office:value-type="float" office:value="0.005">
            <text:p>0.005</text:p>
          </table:table-cell>
          <table:table-cell table:formula="of:=[.C27]*[.$F$8]" office:value-type="float" office:value="20">
            <text:p>20</text:p>
          </table:table-cell>
          <table:table-cell table:formula="of:=1/(3*[.C27])" office:value-type="float" office:value="0.0166666666666667">
            <text:p>0.0166666667</text:p>
          </table:table-cell>
          <table:table-cell table:formula="of:=1/(10/(9*[.$B$8]*[.C27])+[.A27])" office:value-type="float" office:value="0.0391304347826087">
            <text:p>0.0391304348</text:p>
          </table:table-cell>
          <table:table-cell table:formula="of:=10*[.J27]*[.I27]/(3*[.$B$8])" office:value-type="float" office:value="0.217391304347826">
            <text:p>0.2173913043</text:p>
          </table:table-cell>
          <table:table-cell table:formula="of:=[.$D$8]*LN([.K27])/LN([.$G$8])" office:value-type="float" office:value="1.82258403712433">
            <text:p>1.8225840371</text:p>
          </table:table-cell>
          <table:table-cell table:formula="of:=-LN([.$A$5])/LN([.D27])" office:value-type="float" office:value="12.646198705633">
            <text:p>12.646198705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A28]+[.B28]" office:value-type="float" office:value="31">
            <text:p>31</text:p>
          </table:table-cell>
          <table:table-cell table:formula="of:=1/(1+[.L28])" office:value-type="float" office:value="0.272310102937225">
            <text:p>0.2723101029</text:p>
          </table:table-cell>
          <table:table-cell office:value-type="float" office:value="0.270968">
            <text:p>0.270968</text:p>
          </table:table-cell>
          <table:table-cell office:value-type="float" office:value="4">
            <text:p>4</text:p>
          </table:table-cell>
          <table:table-cell table:formula="of:=1/([.$E$8]*[.C28])" office:value-type="float" office:value="0.0032258064516129">
            <text:p>0.0032258065</text:p>
          </table:table-cell>
          <table:table-cell table:formula="of:=[.C28]*[.$F$8]" office:value-type="float" office:value="31">
            <text:p>31</text:p>
          </table:table-cell>
          <table:table-cell table:formula="of:=1/(3*[.C28])" office:value-type="float" office:value="0.010752688172043">
            <text:p>0.0107526882</text:p>
          </table:table-cell>
          <table:table-cell table:formula="of:=1/(10/(9*[.$B$8]*[.C28])+[.A28])" office:value-type="float" office:value="0.0297758804695838">
            <text:p>0.0297758805</text:p>
          </table:table-cell>
          <table:table-cell table:formula="of:=10*[.J28]*[.I28]/(3*[.$B$8])" office:value-type="float" office:value="0.106723585912487">
            <text:p>0.1067235859</text:p>
          </table:table-cell>
          <table:table-cell table:formula="of:=[.$D$8]*LN([.K28])/LN([.$G$8])" office:value-type="float" office:value="2.67228387494139">
            <text:p>2.6722838749</text:p>
          </table:table-cell>
          <table:table-cell table:formula="of:=-LN([.$A$5])/LN([.D28])" office:value-type="float" office:value="10.0878108778905">
            <text:p>10.087810877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A29]+[.B29]" office:value-type="float" office:value="36">
            <text:p>36</text:p>
          </table:table-cell>
          <table:table-cell table:formula="of:=1/(1+[.L29])" office:value-type="float" office:value="0.249930226405894">
            <text:p>0.2499302264</text:p>
          </table:table-cell>
          <table:table-cell office:value-type="float" office:value="0.221976">
            <text:p>0.221976</text:p>
          </table:table-cell>
          <table:table-cell office:value-type="float" office:value="3">
            <text:p>3</text:p>
          </table:table-cell>
          <table:table-cell table:formula="of:=1/([.$E$8]*[.C29])" office:value-type="float" office:value="0.00277777777777778">
            <text:p>0.0027777778</text:p>
          </table:table-cell>
          <table:table-cell table:formula="of:=[.C29]*[.$F$8]" office:value-type="float" office:value="36">
            <text:p>36</text:p>
          </table:table-cell>
          <table:table-cell table:formula="of:=1/(3*[.C29])" office:value-type="float" office:value="0.00925925925925926">
            <text:p>0.0092592593</text:p>
          </table:table-cell>
          <table:table-cell table:formula="of:=1/(10/(9*[.$B$8]*[.C29])+[.A29])" office:value-type="float" office:value="0.0262560777957861">
            <text:p>0.0262560778</text:p>
          </table:table-cell>
          <table:table-cell table:formula="of:=10*[.J29]*[.I29]/(3*[.$B$8])" office:value-type="float" office:value="0.0810372771474878">
            <text:p>0.0810372771</text:p>
          </table:table-cell>
          <table:table-cell table:formula="of:=[.$D$8]*LN([.K29])/LN([.$G$8])" office:value-type="float" office:value="3.00111668916736">
            <text:p>3.0011166892</text:p>
          </table:table-cell>
          <table:table-cell table:formula="of:=-LN([.$A$5])/LN([.D29])" office:value-type="float" office:value="9.46387871247005">
            <text:p>9.463878712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30]+[.B30]" office:value-type="float" office:value="50">
            <text:p>50</text:p>
          </table:table-cell>
          <table:table-cell table:formula="of:=1/(1+[.L30])" office:value-type="float" office:value="0.209624417929808">
            <text:p>0.2096244179</text:p>
          </table:table-cell>
          <table:table-cell office:value-type="float" office:value="0.174194">
            <text:p>0.174194</text:p>
          </table:table-cell>
          <table:table-cell office:value-type="float" office:value="3">
            <text:p>3</text:p>
          </table:table-cell>
          <table:table-cell table:formula="of:=1/([.$E$8]*[.C30])" office:value-type="float" office:value="0.002">
            <text:p>0.002</text:p>
          </table:table-cell>
          <table:table-cell table:formula="of:=[.C30]*[.$F$8]" office:value-type="float" office:value="50">
            <text:p>50</text:p>
          </table:table-cell>
          <table:table-cell table:formula="of:=1/(3*[.C30])" office:value-type="float" office:value="0.00666666666666667">
            <text:p>0.0066666667</text:p>
          </table:table-cell>
          <table:table-cell table:formula="of:=1/(10/(9*[.$B$8]*[.C30])+[.A30])" office:value-type="float" office:value="0.0191489361702128">
            <text:p>0.0191489362</text:p>
          </table:table-cell>
          <table:table-cell table:formula="of:=10*[.J30]*[.I30]/(3*[.$B$8])" office:value-type="float" office:value="0.0425531914893617">
            <text:p>0.0425531915</text:p>
          </table:table-cell>
          <table:table-cell table:formula="of:=[.$D$8]*LN([.K30])/LN([.$G$8])" office:value-type="float" office:value="3.77043662124728">
            <text:p>3.7704366212</text:p>
          </table:table-cell>
          <table:table-cell table:formula="of:=-LN([.$A$5])/LN([.D30])" office:value-type="float" office:value="8.39864670370619">
            <text:p>8.398646703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31]+[.B31]" office:value-type="float" office:value="100">
            <text:p>100</text:p>
          </table:table-cell>
          <table:table-cell table:formula="of:=1/(1+[.L31])" office:value-type="float" office:value="0.156559110579877">
            <text:p>0.1565591106</text:p>
          </table:table-cell>
          <table:table-cell office:value-type="float" office:value="0.174194">
            <text:p>0.174194</text:p>
          </table:table-cell>
          <table:table-cell office:value-type="float" office:value="2">
            <text:p>2</text:p>
          </table:table-cell>
          <table:table-cell table:formula="of:=1/([.$E$8]*[.C31])" office:value-type="float" office:value="0.001">
            <text:p>0.001</text:p>
          </table:table-cell>
          <table:table-cell table:formula="of:=[.C31]*[.$F$8]" office:value-type="float" office:value="100">
            <text:p>100</text:p>
          </table:table-cell>
          <table:table-cell table:formula="of:=1/(3*[.C31])" office:value-type="float" office:value="0.00333333333333333">
            <text:p>0.0033333333</text:p>
          </table:table-cell>
          <table:table-cell table:formula="of:=1/(10/(9*[.$B$8]*[.C31])+[.A31])" office:value-type="float" office:value="0.00989010989010989">
            <text:p>0.0098901099</text:p>
          </table:table-cell>
          <table:table-cell table:formula="of:=10*[.J31]*[.I31]/(3*[.$B$8])" office:value-type="float" office:value="0.010989010989011">
            <text:p>0.010989011</text:p>
          </table:table-cell>
          <table:table-cell table:formula="of:=[.$D$8]*LN([.K31])/LN([.$G$8])" office:value-type="float" office:value="5.38736382888301">
            <text:p>5.3873638289</text:p>
          </table:table-cell>
          <table:table-cell table:formula="of:=-LN([.$A$5])/LN([.D31])" office:value-type="float" office:value="7.07663822504009">
            <text:p>7.0766382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0:40:00</meta:creation-date>
    <dc:date>2012-11-20T21:39:44</dc:date>
    <meta:editing-duration>PT13H51M54S</meta:editing-duration>
    <meta:editing-cycles>103</meta:editing-cycles>
    <meta:generator>LibreOffice/3.5$Linux_X86_64 LibreOffice_project/350m1$Build-2</meta:generator>
    <dc:creator>Stuart Slattery</dc:creator>
    <meta:document-statistic meta:table-count="3" meta:cell-count="1184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1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925cm" svg:height="15.883cm" xlink:href=".." xlink:type="simple" chart:class="chart:scatter" chart:style-name="ch1">
        <chart:title svg:x="7.1cm" svg:y="0.453cm" chart:style-name="ch2">
          <text:p>Absorption to Scattering Ratio vs. Transitions/History</text:p>
        </chart:title>
        <chart:plot-area chart:style-name="ch3" table:cell-range-address="Spectral.C13:Spectral.C36 Spectral.E13:Spectral.E36" svg:x="1.509cm" svg:y="2.183cm" svg:width="22.42cm" svg:height="12.402cm">
          <chartooo:coordinate-region svg:x="2.501cm" svg:y="2.183cm" svg:width="21.148cm" svg:height="11.755cm"/>
          <chart:axis chart:dimension="x" chart:name="primary-x" chart:style-name="ch4">
            <chart:title svg:x="11.259cm" svg:y="14.902cm" chart:style-name="ch5">
              <text:p>Sigma_a / Sigma_s</text:p>
            </chart:title>
          </chart:axis>
          <chart:axis chart:dimension="y" chart:name="primary-y" chart:style-name="ch6">
            <chart:title svg:x="0.451cm" svg:y="9.777cm" chart:style-name="ch7">
              <text:p>Transitions/History</text:p>
            </chart:title>
            <chart:grid chart:style-name="ch8" chart:class="major"/>
          </chart:axis>
          <chart:series chart:style-name="ch9" chart:values-cell-range-address="Spectral.E13:Spectral.E36" chart:class="chart:scatter">
            <chart:domain table:cell-range-address="Spectral.C13:Spectral.C36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3:Spectral.C36</svg:desc>
                </draw:g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2092.9">
                <text:p>2092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252.37">
                <text:p>1252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771.779">
                <text:p>771.7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15.647">
                <text:p>515.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277.985">
                <text:p>277.9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489cm" svg:height="17.892cm" xlink:href=".." xlink:type="simple" chart:class="chart:scatter" chart:style-name="ch1">
        <chart:title svg:x="11.15cm" svg:y="0.493cm" chart:style-name="ch2">
          <text:p>lambda vs. Sigma_a</text:p>
        </chart:title>
        <chart:legend chart:legend-position="bottom" svg:x="8.512cm" svg:y="17.109cm" style:legend-expansion="wide" chart:style-name="ch3"/>
        <chart:plot-area chart:style-name="ch4" table:cell-range-address="Parallel.A12:Parallel.A31 Parallel.D11:Parallel.E31" chart:data-source-has-labels="row" svg:x="1.54cm" svg:y="2.343cm" svg:width="23.891cm" svg:height="13.428cm">
          <chartooo:coordinate-region svg:x="2.267cm" svg:y="2.543cm" svg:width="22.884cm" svg:height="12.581cm"/>
          <chart:axis chart:dimension="x" chart:name="primary-x" chart:style-name="ch5">
            <chart:title svg:x="12.78cm" svg:y="16.128cm" chart:style-name="ch6">
              <text:p>Sigma_a</text:p>
            </chart:title>
          </chart:axis>
          <chart:axis chart:dimension="y" chart:name="primary-y" chart:style-name="ch7">
            <chart:title svg:x="0.451cm" svg:y="9.657cm" chart:style-name="ch8">
              <text:p>lambda</text:p>
            </chart:title>
            <chart:grid chart:style-name="ch9" chart:class="major"/>
          </chart:axis>
          <chart:series chart:style-name="ch10" chart:values-cell-range-address="Parallel.D12:Parallel.D31" chart:label-cell-address="Parallel.D11:Parallel.D11" chart:class="chart:scatter">
            <chart:domain table:cell-range-address="Parallel.A12:Parallel.A31"/>
            <chart:data-point chart:repeated="20"/>
          </chart:series>
          <chart:series chart:style-name="ch11" chart:values-cell-range-address="Parallel.E12:Parallel.E31" chart:label-cell-address="Parallel.E11:Parallel.E11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mbda predicted</text:p>
                <draw:g>
                  <svg:desc>Parallel.D11:Parallel.D11</svg:desc>
                </draw:g>
              </table:table-cell>
              <table:table-cell office:value-type="string">
                <text:p>lambda measured (first stage)</text:p>
                <draw:g>
                  <svg:desc>Parallel.E11:Parallel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Parallel.A12:Parallel.A31</svg:desc>
                </draw:g>
              </table:table-cell>
              <table:table-cell office:value-type="float" office:value="0.99932884035383">
                <text:p>0.99932884035383</text:p>
                <draw:g>
                  <svg:desc>Parallel.D12:Parallel.D31</svg:desc>
                </draw:g>
              </table:table-cell>
              <table:table-cell office:value-type="float" office:value="0.92379">
                <text:p>0.92379</text:p>
                <draw:g>
                  <svg:desc>Parallel.E12:Parallel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997323006990143">
                <text:p>0.997323006990143</text:p>
              </table:table-cell>
              <table:table-cell office:value-type="float" office:value="0.92379">
                <text:p>0.923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0.994005213679639">
                <text:p>0.994005213679639</text:p>
              </table:table-cell>
              <table:table-cell office:value-type="float" office:value="0.92379">
                <text:p>0.923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989412585668747">
                <text:p>0.989412585668747</text:p>
              </table:table-cell>
              <table:table-cell office:value-type="float" office:value="0.92379">
                <text:p>0.923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959472525872047">
                <text:p>0.959472525872047</text:p>
              </table:table-cell>
              <table:table-cell office:value-type="float" office:value="0.92379">
                <text:p>0.923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914895791164472">
                <text:p>0.914895791164472</text:p>
              </table:table-cell>
              <table:table-cell office:value-type="float" office:value="0.922581">
                <text:p>0.9225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.861570170417364">
                <text:p>0.861570170417364</text:p>
              </table:table-cell>
              <table:table-cell office:value-type="float" office:value="0.902218">
                <text:p>0.9022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804910440544474">
                <text:p>0.804910440544474</text:p>
              </table:table-cell>
              <table:table-cell office:value-type="float" office:value="0.846774">
                <text:p>0.846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0.74895597837681">
                <text:p>0.74895597837681</text:p>
              </table:table-cell>
              <table:table-cell office:value-type="float" office:value="0.776815">
                <text:p>0.776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69622079996719">
                <text:p>0.69622079996719</text:p>
              </table:table-cell>
              <table:table-cell office:value-type="float" office:value="0.713508">
                <text:p>0.7135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647970729970119">
                <text:p>0.647970729970119</text:p>
              </table:table-cell>
              <table:table-cell office:value-type="float" office:value="0.649579">
                <text:p>0.6495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0.604618231920033">
                <text:p>0.604618231920033</text:p>
              </table:table-cell>
              <table:table-cell office:value-type="float" office:value="0.596976">
                <text:p>0.5969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.566067939540289">
                <text:p>0.566067939540289</text:p>
              </table:table-cell>
              <table:table-cell office:value-type="float" office:value="0.559073">
                <text:p>0.5590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0.501838565818238">
                <text:p>0.501838565818238</text:p>
              </table:table-cell>
              <table:table-cell office:value-type="float" office:value="0.495565">
                <text:p>0.4955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30664187254546">
                <text:p>0.430664187254546</text:p>
              </table:table-cell>
              <table:table-cell office:value-type="float" office:value="0.416331">
                <text:p>0.4163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354285288532563">
                <text:p>0.354285288532563</text:p>
              </table:table-cell>
              <table:table-cell office:value-type="float" office:value="0.353427">
                <text:p>0.3534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0.272310102937225">
                <text:p>0.272310102937225</text:p>
              </table:table-cell>
              <table:table-cell office:value-type="float" office:value="0.270968">
                <text:p>0.2709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249930226405894">
                <text:p>0.249930226405894</text:p>
              </table:table-cell>
              <table:table-cell office:value-type="float" office:value="0.221976">
                <text:p>0.2219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0.209624417929808">
                <text:p>0.209624417929808</text:p>
              </table:table-cell>
              <table:table-cell office:value-type="float" office:value="0.174194">
                <text:p>0.1741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.156559110579877">
                <text:p>0.156559110579877</text:p>
              </table:table-cell>
              <table:table-cell office:value-type="float" office:value="0.174194">
                <text:p>0.17419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25cm" chart:symbol-height="0.25cm">
        <chart:symbol-image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08cm" svg:height="14.434cm" xlink:href=".." xlink:type="simple" chart:class="chart:scatter" chart:style-name="ch1">
        <chart:title svg:x="5.644cm" svg:y="0.424cm" chart:style-name="ch2">
          <text:p>Initial lambda vs. # of buffer communications per MCSA iteration</text:p>
        </chart:title>
        <chart:subtitle svg:x="11.042cm" svg:y="1.491cm" chart:style-name="ch3">
          <text:p>No Overlap</text:p>
        </chart:subtitle>
        <chart:legend chart:legend-position="bottom" svg:x="7.993cm" svg:y="13.651cm" style:legend-expansion="wide" chart:style-name="ch4"/>
        <chart:plot-area chart:style-name="ch5" table:cell-range-address="Parallel.E16:Parallel.F31 Parallel.F11:Parallel.F11 Parallel.M11:Parallel.M11 Parallel.M16:Parallel.M31" chart:data-source-has-labels="row" svg:x="1.495cm" svg:y="2.75cm" svg:width="21.745cm" svg:height="9.632cm">
          <chartooo:coordinate-region svg:x="2.302cm" svg:y="2.949cm" svg:width="20.698cm" svg:height="8.786cm"/>
          <chart:axis chart:dimension="x" chart:name="primary-x" chart:style-name="ch6">
            <chart:title svg:x="11.344cm" svg:y="12.67cm" chart:style-name="ch7">
              <text:p>initial lambda</text:p>
            </chart:title>
          </chart:axis>
          <chart:axis chart:dimension="y" chart:name="primary-y" chart:style-name="ch6">
            <chart:title svg:x="0.451cm" svg:y="9.383cm" chart:style-name="ch8">
              <text:p># buffer communications</text:p>
            </chart:title>
            <chart:grid chart:style-name="ch9" chart:class="major"/>
          </chart:axis>
          <chart:series chart:style-name="ch10" chart:values-cell-range-address="Parallel.F16:Parallel.F31" chart:label-cell-address="Parallel.F11:Parallel.F11" chart:class="chart:scatter">
            <chart:domain table:cell-range-address="Parallel.E16:Parallel.E31"/>
            <chart:data-point chart:repeated="16"/>
          </chart:series>
          <chart:series chart:style-name="ch11" chart:values-cell-range-address="Parallel.M16:Parallel.M31" chart:label-cell-address="Parallel.M11:Parallel.M11" chart:class="chart:scatter">
            <chart:domain table:cell-range-address="Parallel.D16:Parallel.D31"/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buffer communications</text:p>
                <draw:g>
                  <svg:desc>Parallel.F11:Parallel.F1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redicted comm</text:p>
                <draw:g>
                  <svg:desc>Parallel.M11:Parallel.M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379">
                <text:p>0.92379</text:p>
                <draw:g>
                  <svg:desc>Parallel.E16:Parallel.E31</svg:desc>
                </draw:g>
              </table:table-cell>
              <table:table-cell office:value-type="float" office:value="45">
                <text:p>45</text:p>
                <draw:g>
                  <svg:desc>Parallel.F16:Parallel.F31</svg:desc>
                </draw:g>
              </table:table-cell>
              <table:table-cell office:value-type="float" office:value="0.959472525872047">
                <text:p>0.959472525872047</text:p>
                <draw:g>
                  <svg:desc>Parallel.D16:Parallel.D31</svg:desc>
                </draw:g>
              </table:table-cell>
              <table:table-cell office:value-type="float" office:value="317.182900683131">
                <text:p>317.182900683131</text:p>
                <draw:g>
                  <svg:desc>Parallel.M16:Parallel.M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2581">
                <text:p>0.922581</text:p>
              </table:table-cell>
              <table:table-cell office:value-type="float" office:value="28">
                <text:p>28</text:p>
              </table:table-cell>
              <table:table-cell office:value-type="float" office:value="0.914895791164472">
                <text:p>0.914895791164472</text:p>
              </table:table-cell>
              <table:table-cell office:value-type="float" office:value="147.533275656811">
                <text:p>147.5332756568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02218">
                <text:p>0.902218</text:p>
              </table:table-cell>
              <table:table-cell office:value-type="float" office:value="23">
                <text:p>23</text:p>
              </table:table-cell>
              <table:table-cell office:value-type="float" office:value="0.861570170417364">
                <text:p>0.861570170417364</text:p>
              </table:table-cell>
              <table:table-cell office:value-type="float" office:value="88.0702770017804">
                <text:p>88.07027700178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6774">
                <text:p>0.846774</text:p>
              </table:table-cell>
              <table:table-cell office:value-type="float" office:value="19">
                <text:p>19</text:p>
              </table:table-cell>
              <table:table-cell office:value-type="float" office:value="0.804910440544474">
                <text:p>0.804910440544474</text:p>
              </table:table-cell>
              <table:table-cell office:value-type="float" office:value="60.4649603344396">
                <text:p>60.46496033443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6815">
                <text:p>0.776815</text:p>
              </table:table-cell>
              <table:table-cell office:value-type="float" office:value="12">
                <text:p>12</text:p>
              </table:table-cell>
              <table:table-cell office:value-type="float" office:value="0.74895597837681">
                <text:p>0.74895597837681</text:p>
              </table:table-cell>
              <table:table-cell office:value-type="float" office:value="45.3943099607919">
                <text:p>45.39430996079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3508">
                <text:p>0.713508</text:p>
              </table:table-cell>
              <table:table-cell office:value-type="float" office:value="14">
                <text:p>14</text:p>
              </table:table-cell>
              <table:table-cell office:value-type="float" office:value="0.69622079996719">
                <text:p>0.69622079996719</text:p>
              </table:table-cell>
              <table:table-cell office:value-type="float" office:value="36.2407698678528">
                <text:p>36.24076986785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49579">
                <text:p>0.649579</text:p>
              </table:table-cell>
              <table:table-cell office:value-type="float" office:value="11">
                <text:p>11</text:p>
              </table:table-cell>
              <table:table-cell office:value-type="float" office:value="0.647970729970119">
                <text:p>0.647970729970119</text:p>
              </table:table-cell>
              <table:table-cell office:value-type="float" office:value="30.2421489102093">
                <text:p>30.24214891020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6976">
                <text:p>0.596976</text:p>
              </table:table-cell>
              <table:table-cell office:value-type="float" office:value="11">
                <text:p>11</text:p>
              </table:table-cell>
              <table:table-cell office:value-type="float" office:value="0.604618231920033">
                <text:p>0.604618231920033</text:p>
              </table:table-cell>
              <table:table-cell office:value-type="float" office:value="26.0800032764856">
                <text:p>26.08000327648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9073">
                <text:p>0.559073</text:p>
              </table:table-cell>
              <table:table-cell office:value-type="float" office:value="8">
                <text:p>8</text:p>
              </table:table-cell>
              <table:table-cell office:value-type="float" office:value="0.566067939540289">
                <text:p>0.566067939540289</text:p>
              </table:table-cell>
              <table:table-cell office:value-type="float" office:value="23.060481366642">
                <text:p>23.0604813666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5565">
                <text:p>0.495565</text:p>
              </table:table-cell>
              <table:table-cell office:value-type="float" office:value="7">
                <text:p>7</text:p>
              </table:table-cell>
              <table:table-cell office:value-type="float" office:value="0.501838565818238">
                <text:p>0.501838565818238</text:p>
              </table:table-cell>
              <table:table-cell office:value-type="float" office:value="19.0323496160946">
                <text:p>19.03234961609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16331">
                <text:p>0.416331</text:p>
              </table:table-cell>
              <table:table-cell office:value-type="float" office:value="7">
                <text:p>7</text:p>
              </table:table-cell>
              <table:table-cell office:value-type="float" office:value="0.430664187254546">
                <text:p>0.430664187254546</text:p>
              </table:table-cell>
              <table:table-cell office:value-type="float" office:value="15.5768618262523">
                <text:p>15.57686182625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3427">
                <text:p>0.353427</text:p>
              </table:table-cell>
              <table:table-cell office:value-type="float" office:value="6">
                <text:p>6</text:p>
              </table:table-cell>
              <table:table-cell office:value-type="float" office:value="0.354285288532563">
                <text:p>0.354285288532563</text:p>
              </table:table-cell>
              <table:table-cell office:value-type="float" office:value="12.646198705633">
                <text:p>12.6461987056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70968">
                <text:p>0.270968</text:p>
              </table:table-cell>
              <table:table-cell office:value-type="float" office:value="4">
                <text:p>4</text:p>
              </table:table-cell>
              <table:table-cell office:value-type="float" office:value="0.272310102937225">
                <text:p>0.272310102937225</text:p>
              </table:table-cell>
              <table:table-cell office:value-type="float" office:value="10.0878108778905">
                <text:p>10.08781087789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1976">
                <text:p>0.221976</text:p>
              </table:table-cell>
              <table:table-cell office:value-type="float" office:value="3">
                <text:p>3</text:p>
              </table:table-cell>
              <table:table-cell office:value-type="float" office:value="0.249930226405894">
                <text:p>0.249930226405894</text:p>
              </table:table-cell>
              <table:table-cell office:value-type="float" office:value="9.46387871247005">
                <text:p>9.463878712470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74194">
                <text:p>0.174194</text:p>
              </table:table-cell>
              <table:table-cell office:value-type="float" office:value="3">
                <text:p>3</text:p>
              </table:table-cell>
              <table:table-cell office:value-type="float" office:value="0.209624417929808">
                <text:p>0.209624417929808</text:p>
              </table:table-cell>
              <table:table-cell office:value-type="float" office:value="8.39864670370619">
                <text:p>8.398646703706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4194">
                <text:p>0.174194</text:p>
              </table:table-cell>
              <table:table-cell office:value-type="float" office:value="2">
                <text:p>2</text:p>
              </table:table-cell>
              <table:table-cell office:value-type="float" office:value="0.156559110579877">
                <text:p>0.156559110579877</text:p>
              </table:table-cell>
              <table:table-cell office:value-type="float" office:value="7.07663822504009">
                <text:p>7.0766382250400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601cm" svg:height="16.324cm" xlink:href=".." xlink:type="simple" chart:class="chart:scatter" chart:style-name="ch1">
        <chart:title svg:x="6.766cm" svg:y="0.462cm" chart:style-name="ch2">
          <text:p>Iteration Matrix Spectral Radius vs. Transitions/History</text:p>
        </chart:title>
        <chart:legend chart:legend-position="bottom" svg:x="8.348cm" svg:y="15.541cm" style:legend-expansion="wide" chart:style-name="ch3"/>
        <chart:plot-area chart:style-name="ch4" table:cell-range-address="Spectral.D13:Spectral.E36 Spectral.E12:Spectral.E12 Spectral.R12:Spectral.R12 Spectral.R14:Spectral.R36" chart:data-source-has-labels="row" svg:x="1.503cm" svg:y="2.219cm" svg:width="22.114cm" svg:height="12.015cm">
          <chartooo:coordinate-region svg:x="2.495cm" svg:y="2.219cm" svg:width="21.029cm" svg:height="11.368cm"/>
          <chart:axis chart:dimension="x" chart:name="primary-x" chart:style-name="ch5">
            <chart:title svg:x="12.04cm" svg:y="14.56cm" chart:style-name="ch6">
              <text:p>rho(H)</text:p>
            </chart:title>
          </chart:axis>
          <chart:axis chart:dimension="y" chart:name="primary-y" chart:style-name="ch7">
            <chart:title svg:x="0.451cm" svg:y="9.619cm" chart:style-name="ch8">
              <text:p>Transitions/History</text:p>
            </chart:title>
            <chart:grid chart:style-name="ch9" chart:class="major"/>
          </chart:axis>
          <chart:series chart:style-name="ch10" chart:values-cell-range-address="Spectral.E13:Spectral.E36" chart:label-cell-address="Spectral.E12:Spectral.E12" chart:class="chart:scatter">
            <chart:domain table:cell-range-address="Spectral.D13:Spectral.D36"/>
            <chart:data-point chart:repeated="24"/>
          </chart:series>
          <chart:series chart:style-name="ch11" chart:values-cell-range-address="Spectral.R14:Spectral.R36" chart:label-cell-address="Spectral.R12:Spectral.R12" chart:class="chart:scatter">
            <chart:domain table:cell-range-address="Spectral.N14:Spectral.N36"/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ransitions/History</text:p>
                <draw:g>
                  <svg:desc>Spectral.E12:Spectral.E12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Fully Analytic T/H</text:p>
                <draw:g>
                  <svg:desc>Spectral.R12:Spectral.R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9428">
                <text:p>0.999428</text:p>
                <draw:g>
                  <svg:desc>Spectral.D13:Spectral.D36</svg:desc>
                </draw:g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  <table:table-cell office:value-type="float" office:value="0.99719538797133">
                <text:p>0.99719538797133</text:p>
                <draw:g>
                  <svg:desc>Spectral.N14:Spectral.N36</svg:desc>
                </draw:g>
              </table:table-cell>
              <table:table-cell office:value-type="float" office:value="3279.39070235624">
                <text:p>3279.39070235624</text:p>
                <draw:g>
                  <svg:desc>Spectral.R14:Spectral.R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6625">
                <text:p>0.996625</text:p>
              </table:table-cell>
              <table:table-cell office:value-type="float" office:value="2092.9">
                <text:p>2092.9</text:p>
              </table:table-cell>
              <table:table-cell office:value-type="float" office:value="0.993295257015148">
                <text:p>0.993295257015148</text:p>
              </table:table-cell>
              <table:table-cell office:value-type="float" office:value="1369.09487670281">
                <text:p>1369.09487670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2728">
                <text:p>0.992728</text:p>
              </table:table-cell>
              <table:table-cell office:value-type="float" office:value="1252.37">
                <text:p>1252.37</text:p>
              </table:table-cell>
              <table:table-cell office:value-type="float" office:value="0.988325406139971">
                <text:p>0.988325406139971</text:p>
              </table:table-cell>
              <table:table-cell office:value-type="float" office:value="784.307511149869">
                <text:p>784.307511149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7761">
                <text:p>0.987761</text:p>
              </table:table-cell>
              <table:table-cell office:value-type="float" office:value="771.779">
                <text:p>771.779</text:p>
              </table:table-cell>
              <table:table-cell office:value-type="float" office:value="0.982318271119843">
                <text:p>0.982318271119843</text:p>
              </table:table-cell>
              <table:table-cell office:value-type="float" office:value="516.277053836336">
                <text:p>516.277053836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1757">
                <text:p>0.981757</text:p>
              </table:table-cell>
              <table:table-cell office:value-type="float" office:value="515.647">
                <text:p>515.647</text:p>
              </table:table-cell>
              <table:table-cell office:value-type="float" office:value="0.967351874244256">
                <text:p>0.967351874244256</text:p>
              </table:table-cell>
              <table:table-cell office:value-type="float" office:value="277.478668094337">
                <text:p>277.4786680943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6799">
                <text:p>0.966799</text:p>
              </table:table-cell>
              <table:table-cell office:value-type="float" office:value="277.985">
                <text:p>277.985</text:p>
              </table:table-cell>
              <table:table-cell office:value-type="float" office:value="0.94876660341556">
                <text:p>0.94876660341556</text:p>
              </table:table-cell>
              <table:table-cell office:value-type="float" office:value="175.126664589808">
                <text:p>175.1266645898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48224">
                <text:p>0.948224</text:p>
              </table:table-cell>
              <table:table-cell office:value-type="float" office:value="176">
                <text:p>176</text:p>
              </table:table-cell>
              <table:table-cell office:value-type="float" office:value="0.926998841251448">
                <text:p>0.926998841251448</text:p>
              </table:table-cell>
              <table:table-cell office:value-type="float" office:value="121.503697968789">
                <text:p>121.5036979687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26469">
                <text:p>0.926469</text:p>
              </table:table-cell>
              <table:table-cell office:value-type="float" office:value="122">
                <text:p>122</text:p>
              </table:table-cell>
              <table:table-cell office:value-type="float" office:value="0.902527075812274">
                <text:p>0.902527075812274</text:p>
              </table:table-cell>
              <table:table-cell office:value-type="float" office:value="89.8073982607583">
                <text:p>89.8073982607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2011">
                <text:p>0.902011</text:p>
              </table:table-cell>
              <table:table-cell office:value-type="float" office:value="90">
                <text:p>90</text:p>
              </table:table-cell>
              <table:table-cell office:value-type="float" office:value="0.875848478213269">
                <text:p>0.875848478213269</text:p>
              </table:table-cell>
              <table:table-cell office:value-type="float" office:value="69.4794009314512">
                <text:p>69.4794009314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5348">
                <text:p>0.875348</text:p>
              </table:table-cell>
              <table:table-cell office:value-type="float" office:value="70">
                <text:p>70</text:p>
              </table:table-cell>
              <table:table-cell office:value-type="float" office:value="0.847457627118644">
                <text:p>0.847457627118644</text:p>
              </table:table-cell>
              <table:table-cell office:value-type="float" office:value="55.6467487470838">
                <text:p>55.6467487470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6973">
                <text:p>0.846973</text:p>
              </table:table-cell>
              <table:table-cell office:value-type="float" office:value="56">
                <text:p>56</text:p>
              </table:table-cell>
              <table:table-cell office:value-type="float" office:value="0.817828664894705">
                <text:p>0.817828664894705</text:p>
              </table:table-cell>
              <table:table-cell office:value-type="float" office:value="45.7992517044142">
                <text:p>45.79925170441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17361">
                <text:p>0.817361</text:p>
              </table:table-cell>
              <table:table-cell office:value-type="float" office:value="46">
                <text:p>46</text:p>
              </table:table-cell>
              <table:table-cell office:value-type="float" office:value="0.78740157480315">
                <text:p>0.78740157480315</text:p>
              </table:table-cell>
              <table:table-cell office:value-type="float" office:value="38.5342641204275">
                <text:p>38.53426412042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6952">
                <text:p>0.786952</text:p>
              </table:table-cell>
              <table:table-cell office:value-type="float" office:value="39">
                <text:p>39</text:p>
              </table:table-cell>
              <table:table-cell office:value-type="float" office:value="0.756572725553244">
                <text:p>0.756572725553244</text:p>
              </table:table-cell>
              <table:table-cell office:value-type="float" office:value="33.0171067445518">
                <text:p>33.01710674455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614">
                <text:p>0.75614</text:p>
              </table:table-cell>
              <table:table-cell office:value-type="float" office:value="34">
                <text:p>34</text:p>
              </table:table-cell>
              <table:table-cell office:value-type="float" office:value="0.725689404934688">
                <text:p>0.725689404934688</text:p>
              </table:table-cell>
              <table:table-cell office:value-type="float" office:value="28.7254755879907">
                <text:p>28.72547558799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5275">
                <text:p>0.725275</text:p>
              </table:table-cell>
              <table:table-cell office:value-type="float" office:value="29">
                <text:p>29</text:p>
              </table:table-cell>
              <table:table-cell office:value-type="float" office:value="0.695047784535187">
                <text:p>0.695047784535187</text:p>
              </table:table-cell>
              <table:table-cell office:value-type="float" office:value="25.3188054355275">
                <text:p>25.3188054355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94651">
                <text:p>0.694651</text:p>
              </table:table-cell>
              <table:table-cell office:value-type="float" office:value="26">
                <text:p>26</text:p>
              </table:table-cell>
              <table:table-cell office:value-type="float" office:value="0.664893617021277">
                <text:p>0.664893617021277</text:p>
              </table:table-cell>
              <table:table-cell office:value-type="float" office:value="22.5672712541962">
                <text:p>22.56727125419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64514">
                <text:p>0.664514</text:p>
              </table:table-cell>
              <table:table-cell office:value-type="float" office:value="23">
                <text:p>23</text:p>
              </table:table-cell>
              <table:table-cell office:value-type="float" office:value="0.606796116504854">
                <text:p>0.606796116504854</text:p>
              </table:table-cell>
              <table:table-cell office:value-type="float" office:value="18.4368154838134">
                <text:p>18.43681548381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06449">
                <text:p>0.606449</text:p>
              </table:table-cell>
              <table:table-cell office:value-type="float" office:value="19">
                <text:p>19</text:p>
              </table:table-cell>
              <table:table-cell office:value-type="float" office:value="0.552486187845304">
                <text:p>0.552486187845304</text:p>
              </table:table-cell>
              <table:table-cell office:value-type="float" office:value="15.5232153159442">
                <text:p>15.52321531594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5217">
                <text:p>0.55217</text:p>
              </table:table-cell>
              <table:table-cell office:value-type="float" office:value="16">
                <text:p>16</text:p>
              </table:table-cell>
              <table:table-cell office:value-type="float" office:value="0.50251256281407">
                <text:p>0.50251256281407</text:p>
              </table:table-cell>
              <table:table-cell office:value-type="float" office:value="13.3845033420914">
                <text:p>13.38450334209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2225">
                <text:p>0.502225</text:p>
              </table:table-cell>
              <table:table-cell office:value-type="float" office:value="14">
                <text:p>14</text:p>
              </table:table-cell>
              <table:table-cell office:value-type="float" office:value="0.316455696202532">
                <text:p>0.316455696202532</text:p>
              </table:table-cell>
              <table:table-cell office:value-type="float" office:value="8.00500981342093">
                <text:p>8.005009813420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16275">
                <text:p>0.316275</text:p>
              </table:table-cell>
              <table:table-cell office:value-type="float" office:value="9">
                <text:p>9</text:p>
              </table:table-cell>
              <table:table-cell office:value-type="float" office:value="0.209205020920502">
                <text:p>0.209205020920502</text:p>
              </table:table-cell>
              <table:table-cell office:value-type="float" office:value="5.88730609965457">
                <text:p>5.887306099654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9085">
                <text:p>0.209085</text:p>
              </table:table-cell>
              <table:table-cell office:value-type="float" office:value="6">
                <text:p>6</text:p>
              </table:table-cell>
              <table:table-cell office:value-type="float" office:value="0.0417536534446764">
                <text:p>0.0417536534446764</text:p>
              </table:table-cell>
              <table:table-cell office:value-type="float" office:value="2.90001014896492">
                <text:p>2.900010148964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17298">
                <text:p>0.0417298</text:p>
              </table:table-cell>
              <table:table-cell office:value-type="float" office:value="3">
                <text:p>3</text:p>
              </table:table-cell>
              <table:table-cell office:value-type="float" office:value="0.0108813928182807">
                <text:p>0.0108813928182807</text:p>
              </table:table-cell>
              <table:table-cell office:value-type="float" office:value="2.03736993713047">
                <text:p>2.03736993713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08752">
                <text:p>0.010875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726cm" svg:height="14.146cm" xlink:href=".." xlink:type="simple" chart:class="chart:scatter" chart:style-name="ch1">
        <chart:title svg:x="5.327cm" svg:y="0.418cm" chart:style-name="ch2">
          <text:p>Transititions/History vs. CPU Time</text:p>
        </chart:title>
        <chart:plot-area chart:style-name="ch3" table:cell-range-address="Spectral.E12:Spectral.F36" svg:x="1.365cm" svg:y="2.043cm" svg:width="15.653cm" svg:height="10.84cm">
          <chartooo:coordinate-region svg:x="1.986cm" svg:y="2.242cm" svg:width="15.032cm" svg:height="9.994cm"/>
          <chart:axis chart:dimension="x" chart:name="primary-x" chart:style-name="ch4">
            <chart:title svg:x="7.798cm" svg:y="13.165cm" chart:style-name="ch5">
              <text:p>Transitions/History</text:p>
            </chart:title>
          </chart:axis>
          <chart:axis chart:dimension="y" chart:name="primary-y" chart:style-name="ch6">
            <chart:title svg:x="0.451cm" svg:y="8.261cm" chart:style-name="ch7">
              <text:p>CPU Time</text:p>
            </chart:title>
            <chart:grid chart:style-name="ch8" chart:class="major"/>
          </chart:axis>
          <chart:series chart:style-name="ch9" chart:values-cell-range-address="Spectral.F12:Spectral.F36" chart:class="chart:scatter">
            <chart:domain table:cell-range-address="Spectral.E12:Spectral.E36"/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pectral.E12:Spectral.E36</svg:desc>
                </draw:g>
              </table:table-cell>
              <table:table-cell office:value-type="float" office:value="NaN">
                <text:p>NaN</text:p>
                <draw:g>
                  <svg:desc>Spectral.F12:Spectral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0.33">
                <text:p>2560.33</text:p>
              </table:table-cell>
              <table:table-cell office:value-type="float" office:value="21.27">
                <text:p>21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2.9">
                <text:p>2092.9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2.37">
                <text:p>1252.37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1.779">
                <text:p>771.779</text:p>
              </table:table-cell>
              <table:table-cell office:value-type="float" office:value="6.26">
                <text:p>6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5.647">
                <text:p>515.647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7.985">
                <text:p>277.98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6">
                <text:p>176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2">
                <text:p>12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">
                <text:p>5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">
                <text:p>4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122cm" svg:height="12.883cm" xlink:href=".." xlink:type="simple" chart:class="chart:scatter" chart:style-name="ch1">
        <chart:title svg:x="4.548cm" svg:y="0.393cm" chart:style-name="ch2">
          <text:p>Absportion to Scatter Ratio vs. Iteratation Matrix Spectral Radius</text:p>
        </chart:title>
        <chart:legend chart:legend-position="bottom" svg:x="8.326cm" svg:y="12.1cm" style:legend-expansion="wide" chart:style-name="ch3"/>
        <chart:plot-area chart:style-name="ch4" table:cell-range-address="Spectral.C13:Spectral.D36 Spectral.D12:Spectral.D12 Spectral.N12:Spectral.N36" chart:data-source-has-labels="row" svg:x="1.453cm" svg:y="1.943cm" svg:width="19.785cm" svg:height="8.919cm">
          <chartooo:coordinate-region svg:x="2.18cm" svg:y="2.142cm" svg:width="18.778cm" svg:height="8.073cm"/>
          <chart:axis chart:dimension="x" chart:name="primary-x" chart:style-name="ch5">
            <chart:title svg:x="9.885cm" svg:y="11.119cm" chart:style-name="ch6">
              <text:p>Sigma_s / Sigma_a</text:p>
            </chart:title>
          </chart:axis>
          <chart:axis chart:dimension="y" chart:name="primary-y" chart:style-name="ch7">
            <chart:title svg:x="0.451cm" svg:y="6.922cm" chart:style-name="ch8">
              <text:p>rho(H)</text:p>
            </chart:title>
            <chart:grid chart:style-name="ch9" chart:class="major"/>
          </chart:axis>
          <chart:series chart:style-name="ch10" chart:values-cell-range-address="Spectral.D13:Spectral.D36" chart:label-cell-address="Spectral.D12:Spectral.D12" chart:class="chart:scatter">
            <chart:domain table:cell-range-address="Spectral.C13:Spectral.C36"/>
            <chart:data-point chart:repeated="24"/>
          </chart:series>
          <chart:series chart:style-name="ch11" chart:values-cell-range-address="Spectral.N13:Spectral.N36" chart:label-cell-address="Spectral.N12:Spectral.N12" chart:class="chart:scatte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ho(H)</text:p>
                <draw:g>
                  <svg:desc>Spectral.D12:Spectral.D12</svg:desc>
                </draw:g>
              </table:table-cell>
              <table:table-cell office:value-type="string">
                <text:p>Analytic rho(H)</text:p>
                <draw:g>
                  <svg:desc>Spectral.N12:Spectral.N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3:Spectral.C36</svg:desc>
                </draw:g>
              </table:table-cell>
              <table:table-cell office:value-type="float" office:value="0.999428">
                <text:p>0.999428</text:p>
                <draw:g>
                  <svg:desc>Spectral.D13:Spectral.D36</svg:desc>
                </draw:g>
              </table:table-cell>
              <table:table-cell office:value-type="float" office:value="1">
                <text:p>1</text:p>
                <draw:g>
                  <svg:desc>Spectral.N13:Spectral.N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996625">
                <text:p>0.996625</text:p>
              </table:table-cell>
              <table:table-cell office:value-type="float" office:value="0.99719538797133">
                <text:p>0.99719538797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992728">
                <text:p>0.992728</text:p>
              </table:table-cell>
              <table:table-cell office:value-type="float" office:value="0.993295257015148">
                <text:p>0.993295257015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987761">
                <text:p>0.987761</text:p>
              </table:table-cell>
              <table:table-cell office:value-type="float" office:value="0.988325406139971">
                <text:p>0.988325406139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981757">
                <text:p>0.981757</text:p>
              </table:table-cell>
              <table:table-cell office:value-type="float" office:value="0.982318271119843">
                <text:p>0.982318271119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0.966799">
                <text:p>0.966799</text:p>
              </table:table-cell>
              <table:table-cell office:value-type="float" office:value="0.967351874244256">
                <text:p>0.967351874244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948224">
                <text:p>0.948224</text:p>
              </table:table-cell>
              <table:table-cell office:value-type="float" office:value="0.94876660341556">
                <text:p>0.94876660341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0.926469">
                <text:p>0.926469</text:p>
              </table:table-cell>
              <table:table-cell office:value-type="float" office:value="0.926998841251448">
                <text:p>0.926998841251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902011">
                <text:p>0.902011</text:p>
              </table:table-cell>
              <table:table-cell office:value-type="float" office:value="0.902527075812274">
                <text:p>0.902527075812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0.875348">
                <text:p>0.875348</text:p>
              </table:table-cell>
              <table:table-cell office:value-type="float" office:value="0.875848478213269">
                <text:p>0.875848478213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.846973">
                <text:p>0.846973</text:p>
              </table:table-cell>
              <table:table-cell office:value-type="float" office:value="0.847457627118644">
                <text:p>0.847457627118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0.817361">
                <text:p>0.817361</text:p>
              </table:table-cell>
              <table:table-cell office:value-type="float" office:value="0.817828664894705">
                <text:p>0.817828664894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786952">
                <text:p>0.786952</text:p>
              </table:table-cell>
              <table:table-cell office:value-type="float" office:value="0.78740157480315">
                <text:p>0.78740157480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0.75614">
                <text:p>0.75614</text:p>
              </table:table-cell>
              <table:table-cell office:value-type="float" office:value="0.756572725553244">
                <text:p>0.756572725553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.725275">
                <text:p>0.725275</text:p>
              </table:table-cell>
              <table:table-cell office:value-type="float" office:value="0.725689404934688">
                <text:p>0.725689404934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0.694651">
                <text:p>0.694651</text:p>
              </table:table-cell>
              <table:table-cell office:value-type="float" office:value="0.695047784535187">
                <text:p>0.695047784535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664514">
                <text:p>0.664514</text:p>
              </table:table-cell>
              <table:table-cell office:value-type="float" office:value="0.664893617021277">
                <text:p>0.664893617021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0.606449">
                <text:p>0.606449</text:p>
              </table:table-cell>
              <table:table-cell office:value-type="float" office:value="0.606796116504854">
                <text:p>0.606796116504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.55217">
                <text:p>0.55217</text:p>
              </table:table-cell>
              <table:table-cell office:value-type="float" office:value="0.552486187845304">
                <text:p>0.552486187845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502225">
                <text:p>0.502225</text:p>
              </table:table-cell>
              <table:table-cell office:value-type="float" office:value="0.50251256281407">
                <text:p>0.50251256281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0.316275">
                <text:p>0.316275</text:p>
              </table:table-cell>
              <table:table-cell office:value-type="float" office:value="0.316455696202532">
                <text:p>0.316455696202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0.209085">
                <text:p>0.209085</text:p>
              </table:table-cell>
              <table:table-cell office:value-type="float" office:value="0.209205020920502">
                <text:p>0.209205020920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0.0417298">
                <text:p>0.0417298</text:p>
              </table:table-cell>
              <table:table-cell office:value-type="float" office:value="0.0417536534446764">
                <text:p>0.04175365344467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0.0108752">
                <text:p>0.0108752</text:p>
              </table:table-cell>
              <table:table-cell office:value-type="float" office:value="0.0108813928182807">
                <text:p>0.01088139281828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143cm" svg:height="9.765cm" xlink:href=".." xlink:type="simple" chart:class="chart:scatter" chart:style-name="ch1">
        <chart:title svg:x="3.691cm" svg:y="0.331cm" chart:style-name="ch2">
          <text:p>Diffusion Operator Eigenvalue Spectra</text:p>
        </chart:title>
        <chart:legend chart:legend-position="bottom" svg:x="1.202cm" svg:y="8.982cm" style:legend-expansion="wide" chart:style-name="ch3"/>
        <chart:plot-area chart:style-name="ch4" table:cell-range-address="EigFunc.A6:EigFunc.E71 EigFunc.B1:EigFunc.E1" chart:data-source-has-labels="row" svg:x="1.313cm" svg:y="1.695cm" svg:width="13.226cm" svg:height="6.111cm">
          <chartooo:coordinate-region svg:x="2.04cm" svg:y="1.894cm" svg:width="12.499cm" svg:height="5.265cm"/>
          <chart:axis chart:dimension="x" chart:name="primary-x" chart:style-name="ch5">
            <chart:title svg:x="7.776cm" svg:y="8.001cm" chart:style-name="ch6">
              <text:p>p</text:p>
            </chart:title>
          </chart:axis>
          <chart:axis chart:dimension="y" chart:name="primary-y" chart:style-name="ch7">
            <chart:title svg:x="0.451cm" svg:y="5.35cm" chart:style-name="ch8">
              <text:p>lambda</text:p>
            </chart:title>
            <chart:grid chart:style-name="ch9" chart:class="major"/>
          </chart:axis>
          <chart:series chart:style-name="ch10" chart:values-cell-range-address="EigFunc.B6:EigFunc.B71" chart:label-cell-address="EigFunc.B1:EigFunc.B1" chart:class="chart:scatter">
            <chart:domain table:cell-range-address="EigFunc.A6:EigFunc.A71"/>
            <chart:data-point chart:repeated="66"/>
          </chart:series>
          <chart:series chart:style-name="ch11" chart:values-cell-range-address="EigFunc.C6:EigFunc.C71" chart:label-cell-address="EigFunc.C1:EigFunc.C1" chart:class="chart:scatter">
            <chart:data-point chart:repeated="66"/>
          </chart:series>
          <chart:series chart:style-name="ch12" chart:values-cell-range-address="EigFunc.D6:EigFunc.D71" chart:label-cell-address="EigFunc.D1:EigFunc.D1" chart:class="chart:scatter">
            <chart:data-point chart:repeated="66"/>
          </chart:series>
          <chart:series chart:style-name="ch13" chart:values-cell-range-address="EigFunc.E6:EigFunc.E71" chart:label-cell-address="EigFunc.E1:EigFunc.E1" chart:class="chart:scatter">
            <chart:data-point chart:repeated="6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gma_a = 1</text:p>
                <draw:g>
                  <svg:desc>EigFunc.B1:EigFunc.B1</svg:desc>
                </draw:g>
              </table:table-cell>
              <table:table-cell office:value-type="string">
                <text:p>Sigma_a = 5</text:p>
                <draw:g>
                  <svg:desc>EigFunc.C1:EigFunc.C1</svg:desc>
                </draw:g>
              </table:table-cell>
              <table:table-cell office:value-type="string">
                <text:p>Sigma_a = 10</text:p>
                <draw:g>
                  <svg:desc>EigFunc.D1:EigFunc.D1</svg:desc>
                </draw:g>
              </table:table-cell>
              <table:table-cell office:value-type="string">
                <text:p>Sigma_a = 20</text:p>
                <draw:g>
                  <svg:desc>EigFunc.E1:EigFunc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igFunc.A6:EigFunc.A71</svg:desc>
                </draw:g>
              </table:table-cell>
              <table:table-cell office:value-type="float" office:value="0.0176817288801572">
                <text:p>0.0176817288801572</text:p>
                <draw:g>
                  <svg:desc>EigFunc.B6:EigFunc.B71</svg:desc>
                </draw:g>
              </table:table-cell>
              <table:table-cell office:value-type="float" office:value="0.21259842519685">
                <text:p>0.21259842519685</text:p>
                <draw:g>
                  <svg:desc>EigFunc.C6:EigFunc.C71</svg:desc>
                </draw:g>
              </table:table-cell>
              <table:table-cell office:value-type="float" office:value="0.49748743718593">
                <text:p>0.49748743718593</text:p>
                <draw:g>
                  <svg:desc>EigFunc.D6:EigFunc.D71</svg:desc>
                </draw:g>
              </table:table-cell>
              <table:table-cell office:value-type="float" office:value="0.790794979079498">
                <text:p>0.790794979079498</text:p>
                <draw:g>
                  <svg:desc>EigFunc.E6:EigFunc.E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74904801106466">
                <text:p>0.074904801106466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7">
                <text:p>0.8372143734440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58939096267191">
                <text:p>1.58939096267191</text:p>
              </table:table-cell>
              <table:table-cell office:value-type="float" office:value="1.47244094488189">
                <text:p>1.47244094488189</text:p>
              </table:table-cell>
              <table:table-cell office:value-type="float" office:value="1.30150753768844">
                <text:p>1.30150753768844</text:p>
              </table:table-cell>
              <table:table-cell office:value-type="float" office:value="1.1255230125523">
                <text:p>1.12552301255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74904801106466">
                <text:p>0.074904801106466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176817288801572">
                <text:p>0.0176817288801572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49748743718593">
                <text:p>0.49748743718593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749048011064662">
                <text:p>0.0749048011064662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2">
                <text:p>0.387310791387832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7">
                <text:p>0.837214373444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.58939096267191">
                <text:p>1.58939096267191</text:p>
              </table:table-cell>
              <table:table-cell office:value-type="float" office:value="1.47244094488189">
                <text:p>1.47244094488189</text:p>
              </table:table-cell>
              <table:table-cell office:value-type="float" office:value="1.30150753768844">
                <text:p>1.30150753768844</text:p>
              </table:table-cell>
              <table:table-cell office:value-type="float" office:value="1.1255230125523">
                <text:p>1.12552301255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3">
                <text:p>1.17961834247043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8">
                <text:p>0.866174926601778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470209722596773">
                <text:p>0.470209722596773</text:p>
              </table:table-cell>
              <table:table-cell office:value-type="float" office:value="0.575333462679933">
                <text:p>0.575333462679933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749048011064662">
                <text:p>0.0749048011064662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176817288801572">
                <text:p>0.0176817288801572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49748743718593">
                <text:p>0.49748743718593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749048011064659">
                <text:p>0.0749048011064659</text:p>
              </table:table-cell>
              <table:table-cell office:value-type="float" office:value="0.258466998052269">
                <text:p>0.258466998052269</text:p>
              </table:table-cell>
              <table:table-cell office:value-type="float" office:value="0.526760345490644">
                <text:p>0.526760345490644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35643128745136">
                <text:p>0.235643128745136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738396958681273">
                <text:p>0.738396958681273</text:p>
              </table:table-cell>
              <table:table-cell office:value-type="float" office:value="0.790305593651603">
                <text:p>0.790305593651603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.58939096267191">
                <text:p>1.58939096267191</text:p>
              </table:table-cell>
              <table:table-cell office:value-type="float" office:value="1.47244094488189">
                <text:p>1.47244094488189</text:p>
              </table:table-cell>
              <table:table-cell office:value-type="float" office:value="1.30150753768844">
                <text:p>1.30150753768844</text:p>
              </table:table-cell>
              <table:table-cell office:value-type="float" office:value="1.1255230125523">
                <text:p>1.12552301255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8">
                <text:p>0.866174926601778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470209722596776">
                <text:p>0.470209722596776</text:p>
              </table:table-cell>
              <table:table-cell office:value-type="float" office:value="0.575333462679936">
                <text:p>0.575333462679936</text:p>
              </table:table-cell>
              <table:table-cell office:value-type="float" office:value="0.728981657087195">
                <text:p>0.728981657087195</text:p>
              </table:table-cell>
              <table:table-cell office:value-type="float" office:value="0.887170187783163">
                <text:p>0.8871701877831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749048011064657">
                <text:p>0.0749048011064657</text:p>
              </table:table-cell>
              <table:table-cell office:value-type="float" office:value="0.258466998052269">
                <text:p>0.258466998052269</text:p>
              </table:table-cell>
              <table:table-cell office:value-type="float" office:value="0.526760345490644">
                <text:p>0.526760345490644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176817288801572">
                <text:p>0.0176817288801572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49748743718593">
                <text:p>0.49748743718593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749048011064664">
                <text:p>0.0749048011064664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35643128745134">
                <text:p>0.235643128745134</text:p>
              </table:table-cell>
              <table:table-cell office:value-type="float" office:value="0.387310791387832">
                <text:p>0.387310791387832</text:p>
              </table:table-cell>
              <table:table-cell office:value-type="float" office:value="0.608987288976154">
                <text:p>0.608987288976154</text:p>
              </table:table-cell>
              <table:table-cell office:value-type="float" office:value="0.837214373444047">
                <text:p>0.8372143734440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470209722596775">
                <text:p>0.470209722596775</text:p>
              </table:table-cell>
              <table:table-cell office:value-type="float" office:value="0.575333462679935">
                <text:p>0.575333462679935</text:p>
              </table:table-cell>
              <table:table-cell office:value-type="float" office:value="0.728981657087195">
                <text:p>0.728981657087195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738396958681273">
                <text:p>0.738396958681273</text:p>
              </table:table-cell>
              <table:table-cell office:value-type="float" office:value="0.790305593651603">
                <text:p>0.790305593651603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1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89cm" svg:height="13.096cm" xlink:href=".." xlink:type="simple" chart:class="chart:scatter" chart:style-name="ch1">
        <chart:title svg:x="3.361cm" svg:y="0.397cm" chart:style-name="ch2">
          <text:p>Absorption/Scattering Ratio vs. Diffusion Operator Condition Number</text:p>
        </chart:title>
        <chart:plot-area chart:style-name="ch3" table:cell-range-address="Spectral.C13:Spectral.C36 Spectral.O13:Spectral.O36" svg:x="1.42cm" svg:y="1.959cm" svg:width="18.251cm" svg:height="9.895cm">
          <chartooo:coordinate-region svg:x="2.413cm" svg:y="2.158cm" svg:width="16.978cm" svg:height="9.049cm"/>
          <chart:axis chart:dimension="x" chart:name="primary-x" chart:style-name="ch4">
            <chart:title svg:x="9.085cm" svg:y="12.115cm" chart:style-name="ch5">
              <text:p>Sigma_a / Sigma_s</text:p>
            </chart:title>
          </chart:axis>
          <chart:axis chart:dimension="y" chart:name="primary-y" chart:style-name="ch6">
            <chart:title svg:x="0.451cm" svg:y="7.625cm" chart:style-name="ch7">
              <text:p>kappa(A)</text:p>
            </chart:title>
            <chart:grid chart:style-name="ch8" chart:class="major"/>
          </chart:axis>
          <chart:series chart:style-name="ch9" chart:values-cell-range-address="Spectral.O13:Spectral.O36" chart:class="chart:scatter">
            <chart:domain table:cell-range-address="Spectral.C13:Spectral.C36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3:Spectral.C36</svg:desc>
                </draw:g>
              </table:table-cell>
              <table:table-cell office:value-type="float" office:value="NaN">
                <text:p>NaN</text:p>
                <draw:g>
                  <svg:desc>Spectral.O13:Spectral.O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569.888888888889">
                <text:p>569.8888888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38.037037037037">
                <text:p>238.037037037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136.449735449735">
                <text:p>136.4497354497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89.8888888888889">
                <text:p>89.88888888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48.4074074074074">
                <text:p>48.4074074074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0.6296296296296">
                <text:p>30.6296296296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21.3174603174603">
                <text:p>21.31746031746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5.8148148148148">
                <text:p>15.8148148148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12.2874779541446">
                <text:p>12.2874779541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9.88888888888889">
                <text:p>9.88888888888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8.18294051627385">
                <text:p>8.18294051627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6.92592592592592">
                <text:p>6.92592592592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5.97280497280497">
                <text:p>5.972804972804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5.23280423280423">
                <text:p>5.232804232804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4.64672364672365">
                <text:p>4.646723646723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4.17460317460317">
                <text:p>4.174603174603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3.46913580246913">
                <text:p>3.469135802469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2.97530864197531">
                <text:p>2.975308641975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2.61616161616162">
                <text:p>2.616161616161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.74074074074074">
                <text:p>1.740740740740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.42328042328042">
                <text:p>1.423280423280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1.06971677559913">
                <text:p>1.069716775599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1.01760176017602">
                <text:p>1.017601760176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2.909cm" xlink:href=".." xlink:type="simple" chart:class="chart:scatter" chart:column-mapping="1 0" chart:style-name="ch1">
        <chart:title svg:x="0.807cm" svg:y="0.449cm" chart:style-name="ch2">
          <text:p>Diffusion Operator Condition Number vs. Iteration Matrix Spectral Radius</text:p>
        </chart:title>
        <chart:plot-area chart:style-name="ch3" table:cell-range-address="Spectral.N13:Spectral.O36" svg:x="1.331cm" svg:y="1.947cm" svg:width="14.029cm" svg:height="9.723cm">
          <chartooo:coordinate-region svg:x="2.058cm" svg:y="2.146cm" svg:width="12.93cm" svg:height="8.877cm"/>
          <chart:axis chart:dimension="x" chart:name="primary-x" chart:style-name="ch4">
            <chart:title svg:x="7.626cm" svg:y="11.928cm" chart:style-name="ch5">
              <text:p>kappa(A)</text:p>
            </chart:title>
          </chart:axis>
          <chart:axis chart:dimension="y" chart:name="primary-y" chart:style-name="ch6">
            <chart:title svg:x="0.451cm" svg:y="7.328cm" chart:style-name="ch7">
              <text:p>rho(H)</text:p>
            </chart:title>
            <chart:grid chart:style-name="ch8" chart:class="major"/>
          </chart:axis>
          <chart:series chart:style-name="ch9" chart:values-cell-range-address="Spectral.N13:Spectral.N36" chart:class="chart:scatter">
            <chart:domain table:cell-range-address="Spectral.O13:Spectral.O36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pectral.O13:Spectral.O36</svg:desc>
                </draw:g>
              </table:table-cell>
              <table:table-cell office:value-type="float" office:value="1">
                <text:p>1</text:p>
                <draw:g>
                  <svg:desc>Spectral.N13:Spectral.N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9.888888888889">
                <text:p>569.888888888889</text:p>
              </table:table-cell>
              <table:table-cell office:value-type="float" office:value="0.99719538797133">
                <text:p>0.99719538797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8.037037037037">
                <text:p>238.037037037037</text:p>
              </table:table-cell>
              <table:table-cell office:value-type="float" office:value="0.993295257015148">
                <text:p>0.993295257015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.449735449735">
                <text:p>136.449735449735</text:p>
              </table:table-cell>
              <table:table-cell office:value-type="float" office:value="0.988325406139971">
                <text:p>0.988325406139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.8888888888889">
                <text:p>89.8888888888889</text:p>
              </table:table-cell>
              <table:table-cell office:value-type="float" office:value="0.982318271119843">
                <text:p>0.982318271119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4074074074074">
                <text:p>48.4074074074074</text:p>
              </table:table-cell>
              <table:table-cell office:value-type="float" office:value="0.967351874244256">
                <text:p>0.967351874244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6296296296296">
                <text:p>30.6296296296296</text:p>
              </table:table-cell>
              <table:table-cell office:value-type="float" office:value="0.94876660341556">
                <text:p>0.94876660341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3174603174603">
                <text:p>21.3174603174603</text:p>
              </table:table-cell>
              <table:table-cell office:value-type="float" office:value="0.926998841251448">
                <text:p>0.926998841251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8148148148148">
                <text:p>15.8148148148148</text:p>
              </table:table-cell>
              <table:table-cell office:value-type="float" office:value="0.902527075812274">
                <text:p>0.902527075812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2874779541446">
                <text:p>12.2874779541446</text:p>
              </table:table-cell>
              <table:table-cell office:value-type="float" office:value="0.875848478213269">
                <text:p>0.875848478213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0.847457627118644">
                <text:p>0.847457627118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8294051627385">
                <text:p>8.18294051627385</text:p>
              </table:table-cell>
              <table:table-cell office:value-type="float" office:value="0.817828664894705">
                <text:p>0.817828664894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92592592592592">
                <text:p>6.92592592592592</text:p>
              </table:table-cell>
              <table:table-cell office:value-type="float" office:value="0.78740157480315">
                <text:p>0.78740157480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7280497280497">
                <text:p>5.97280497280497</text:p>
              </table:table-cell>
              <table:table-cell office:value-type="float" office:value="0.756572725553244">
                <text:p>0.756572725553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3280423280423">
                <text:p>5.23280423280423</text:p>
              </table:table-cell>
              <table:table-cell office:value-type="float" office:value="0.725689404934688">
                <text:p>0.725689404934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4672364672365">
                <text:p>4.64672364672365</text:p>
              </table:table-cell>
              <table:table-cell office:value-type="float" office:value="0.695047784535187">
                <text:p>0.695047784535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17460317460317">
                <text:p>4.17460317460317</text:p>
              </table:table-cell>
              <table:table-cell office:value-type="float" office:value="0.664893617021277">
                <text:p>0.664893617021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6913580246913">
                <text:p>3.46913580246913</text:p>
              </table:table-cell>
              <table:table-cell office:value-type="float" office:value="0.606796116504854">
                <text:p>0.606796116504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7530864197531">
                <text:p>2.97530864197531</text:p>
              </table:table-cell>
              <table:table-cell office:value-type="float" office:value="0.552486187845304">
                <text:p>0.552486187845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1616161616162">
                <text:p>2.61616161616162</text:p>
              </table:table-cell>
              <table:table-cell office:value-type="float" office:value="0.50251256281407">
                <text:p>0.50251256281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4074074074074">
                <text:p>1.74074074074074</text:p>
              </table:table-cell>
              <table:table-cell office:value-type="float" office:value="0.316455696202532">
                <text:p>0.316455696202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2328042328042">
                <text:p>1.42328042328042</text:p>
              </table:table-cell>
              <table:table-cell office:value-type="float" office:value="0.209205020920502">
                <text:p>0.209205020920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6971677559913">
                <text:p>1.06971677559913</text:p>
              </table:table-cell>
              <table:table-cell office:value-type="float" office:value="0.0417536534446764">
                <text:p>0.04175365344467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760176017602">
                <text:p>1.01760176017602</text:p>
              </table:table-cell>
              <table:table-cell office:value-type="float" office:value="0.0108813928182807">
                <text:p>0.01088139281828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927cm" svg:height="13.479cm" xlink:href=".." xlink:type="simple" chart:class="chart:scatter" chart:style-name="ch1">
        <chart:title svg:x="4.413cm" svg:y="0.405cm" chart:style-name="ch2">
          <text:p>Diffusion Operator Condition Number vs. Transitions/History</text:p>
        </chart:title>
        <chart:legend chart:legend-position="bottom" svg:x="6.511cm" svg:y="12.696cm" style:legend-expansion="wide" chart:style-name="ch3"/>
        <chart:plot-area chart:style-name="ch4" table:cell-range-address="Spectral.O13:Spectral.O36 Spectral.E12:Spectral.E36 Spectral.T12:Spectral.T12 Spectral.T14:Spectral.T36" chart:data-source-has-labels="row" svg:x="1.429cm" svg:y="1.991cm" svg:width="18.662cm" svg:height="9.455cm">
          <chartooo:coordinate-region svg:x="2.606cm" svg:y="2.19cm" svg:width="17.205cm" svg:height="8.609cm"/>
          <chart:axis chart:dimension="x" chart:name="primary-x" chart:style-name="ch5">
            <chart:title svg:x="10.041cm" svg:y="11.715cm" chart:style-name="ch6">
              <text:p>kappa(A)</text:p>
            </chart:title>
          </chart:axis>
          <chart:axis chart:dimension="y" chart:name="primary-y" chart:style-name="ch7">
            <chart:title svg:x="0.451cm" svg:y="8.111cm" chart:style-name="ch8">
              <text:p>Transitions/History</text:p>
            </chart:title>
            <chart:grid chart:style-name="ch9" chart:class="major"/>
          </chart:axis>
          <chart:series chart:style-name="ch10" chart:values-cell-range-address="Spectral.E13:Spectral.E36" chart:label-cell-address="Spectral.E12:Spectral.E12" chart:class="chart:scatter">
            <chart:domain table:cell-range-address="Spectral.O13:Spectral.O36"/>
            <chart:data-point chart:repeated="24"/>
          </chart:series>
          <chart:series chart:style-name="ch11" chart:values-cell-range-address="Spectral.T14:Spectral.T36" chart:label-cell-address="Spectral.T12:Spectral.T12" chart:class="chart:scatter">
            <chart:domain table:cell-range-address="Spectral.O14:Spectral.O36"/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Transitions/History</text:p>
                <draw:g>
                  <svg:desc>Spectral.E12:Spectral.E12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Fully Analytic T/H</text:p>
                <draw:g>
                  <svg:desc>Spectral.T12:Spectral.T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pectral.O13:Spectral.O36</svg:desc>
                </draw:g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  <table:table-cell office:value-type="float" office:value="569.888888888889">
                <text:p>569.888888888889</text:p>
                <draw:g>
                  <svg:desc>Spectral.O14:Spectral.O36</svg:desc>
                </draw:g>
              </table:table-cell>
              <table:table-cell office:value-type="float" office:value="17.9317124925847">
                <text:p>17.9317124925847</text:p>
                <draw:g>
                  <svg:desc>Spectral.T14:Spectral.T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9.888888888889">
                <text:p>569.888888888889</text:p>
              </table:table-cell>
              <table:table-cell office:value-type="float" office:value="2092.9">
                <text:p>2092.9</text:p>
              </table:table-cell>
              <table:table-cell office:value-type="float" office:value="238.037037037037">
                <text:p>238.037037037037</text:p>
              </table:table-cell>
              <table:table-cell office:value-type="float" office:value="17.7959385017117">
                <text:p>17.7959385017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8.037037037037">
                <text:p>238.037037037037</text:p>
              </table:table-cell>
              <table:table-cell office:value-type="float" office:value="1252.37">
                <text:p>1252.37</text:p>
              </table:table-cell>
              <table:table-cell office:value-type="float" office:value="136.449735449735">
                <text:p>136.449735449735</text:p>
              </table:table-cell>
              <table:table-cell office:value-type="float" office:value="17.6251215067147">
                <text:p>17.6251215067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.449735449735">
                <text:p>136.449735449735</text:p>
              </table:table-cell>
              <table:table-cell office:value-type="float" office:value="771.779">
                <text:p>771.779</text:p>
              </table:table-cell>
              <table:table-cell office:value-type="float" office:value="89.8888888888889">
                <text:p>89.8888888888889</text:p>
              </table:table-cell>
              <table:table-cell office:value-type="float" office:value="17.4218662691227">
                <text:p>17.4218662691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.8888888888889">
                <text:p>89.8888888888889</text:p>
              </table:table-cell>
              <table:table-cell office:value-type="float" office:value="515.647">
                <text:p>515.647</text:p>
              </table:table-cell>
              <table:table-cell office:value-type="float" office:value="48.4074074074074">
                <text:p>48.4074074074074</text:p>
              </table:table-cell>
              <table:table-cell office:value-type="float" office:value="16.9301941556531">
                <text:p>16.93019415565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4074074074074">
                <text:p>48.4074074074074</text:p>
              </table:table-cell>
              <table:table-cell office:value-type="float" office:value="277.985">
                <text:p>277.985</text:p>
              </table:table-cell>
              <table:table-cell office:value-type="float" office:value="30.6296296296296">
                <text:p>30.6296296296296</text:p>
              </table:table-cell>
              <table:table-cell office:value-type="float" office:value="16.3472575674835">
                <text:p>16.3472575674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6296296296296">
                <text:p>30.6296296296296</text:p>
              </table:table-cell>
              <table:table-cell office:value-type="float" office:value="176">
                <text:p>176</text:p>
              </table:table-cell>
              <table:table-cell office:value-type="float" office:value="21.3174603174603">
                <text:p>21.3174603174603</text:p>
              </table:table-cell>
              <table:table-cell office:value-type="float" office:value="15.7004629048647">
                <text:p>15.70046290486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3174603174603">
                <text:p>21.3174603174603</text:p>
              </table:table-cell>
              <table:table-cell office:value-type="float" office:value="122">
                <text:p>122</text:p>
              </table:table-cell>
              <table:table-cell office:value-type="float" office:value="15.8148148148148">
                <text:p>15.8148148148148</text:p>
              </table:table-cell>
              <table:table-cell office:value-type="float" office:value="15.0156626495203">
                <text:p>15.01566264952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8148148148148">
                <text:p>15.8148148148148</text:p>
              </table:table-cell>
              <table:table-cell office:value-type="float" office:value="90">
                <text:p>90</text:p>
              </table:table-cell>
              <table:table-cell office:value-type="float" office:value="12.2874779541446">
                <text:p>12.2874779541446</text:p>
              </table:table-cell>
              <table:table-cell office:value-type="float" office:value="14.3153793358912">
                <text:p>14.31537933589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2874779541446">
                <text:p>12.2874779541446</text:p>
              </table:table-cell>
              <table:table-cell office:value-type="float" office:value="70">
                <text:p>70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13.617913363617">
                <text:p>13.6179133636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56">
                <text:p>56</text:p>
              </table:table-cell>
              <table:table-cell office:value-type="float" office:value="8.18294051627385">
                <text:p>8.18294051627385</text:p>
              </table:table-cell>
              <table:table-cell office:value-type="float" office:value="12.9371787598043">
                <text:p>12.93717875980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8294051627385">
                <text:p>8.18294051627385</text:p>
              </table:table-cell>
              <table:table-cell office:value-type="float" office:value="46">
                <text:p>46</text:p>
              </table:table-cell>
              <table:table-cell office:value-type="float" office:value="6.92592592592592">
                <text:p>6.92592592592592</text:p>
              </table:table-cell>
              <table:table-cell office:value-type="float" office:value="12.283032869274">
                <text:p>12.2830328692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92592592592592">
                <text:p>6.92592592592592</text:p>
              </table:table-cell>
              <table:table-cell office:value-type="float" office:value="39">
                <text:p>39</text:p>
              </table:table-cell>
              <table:table-cell office:value-type="float" office:value="5.97280497280497">
                <text:p>5.97280497280497</text:p>
              </table:table-cell>
              <table:table-cell office:value-type="float" office:value="11.661873243882">
                <text:p>11.6618732438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7280497280497">
                <text:p>5.97280497280497</text:p>
              </table:table-cell>
              <table:table-cell office:value-type="float" office:value="34">
                <text:p>34</text:p>
              </table:table-cell>
              <table:table-cell office:value-type="float" office:value="5.23280423280423">
                <text:p>5.23280423280423</text:p>
              </table:table-cell>
              <table:table-cell office:value-type="float" office:value="11.0773262756084">
                <text:p>11.07732627560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3280423280423">
                <text:p>5.23280423280423</text:p>
              </table:table-cell>
              <table:table-cell office:value-type="float" office:value="29">
                <text:p>29</text:p>
              </table:table-cell>
              <table:table-cell office:value-type="float" office:value="4.64672364672365">
                <text:p>4.64672364672365</text:p>
              </table:table-cell>
              <table:table-cell office:value-type="float" office:value="10.5309137456479">
                <text:p>10.53091374564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4672364672365">
                <text:p>4.64672364672365</text:p>
              </table:table-cell>
              <table:table-cell office:value-type="float" office:value="26">
                <text:p>26</text:p>
              </table:table-cell>
              <table:table-cell office:value-type="float" office:value="4.17460317460317">
                <text:p>4.17460317460317</text:p>
              </table:table-cell>
              <table:table-cell office:value-type="float" office:value="10.0226364784867">
                <text:p>10.02263647848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17460317460317">
                <text:p>4.17460317460317</text:p>
              </table:table-cell>
              <table:table-cell office:value-type="float" office:value="23">
                <text:p>23</text:p>
              </table:table-cell>
              <table:table-cell office:value-type="float" office:value="3.46913580246913">
                <text:p>3.46913580246913</text:p>
              </table:table-cell>
              <table:table-cell office:value-type="float" office:value="9.11564653213111">
                <text:p>9.11564653213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6913580246913">
                <text:p>3.46913580246913</text:p>
              </table:table-cell>
              <table:table-cell office:value-type="float" office:value="19">
                <text:p>19</text:p>
              </table:table-cell>
              <table:table-cell office:value-type="float" office:value="2.97530864197531">
                <text:p>2.97530864197531</text:p>
              </table:table-cell>
              <table:table-cell office:value-type="float" office:value="8.34154759437616">
                <text:p>8.341547594376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7530864197531">
                <text:p>2.97530864197531</text:p>
              </table:table-cell>
              <table:table-cell office:value-type="float" office:value="16">
                <text:p>16</text:p>
              </table:table-cell>
              <table:table-cell office:value-type="float" office:value="2.61616161616162">
                <text:p>2.61616161616162</text:p>
              </table:table-cell>
              <table:table-cell office:value-type="float" office:value="7.68193964389859">
                <text:p>7.681939643898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1616161616162">
                <text:p>2.61616161616162</text:p>
              </table:table-cell>
              <table:table-cell office:value-type="float" office:value="14">
                <text:p>14</text:p>
              </table:table-cell>
              <table:table-cell office:value-type="float" office:value="1.74074074074074">
                <text:p>1.74074074074074</text:p>
              </table:table-cell>
              <table:table-cell office:value-type="float" office:value="5.54373022280971">
                <text:p>5.543730222809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4074074074074">
                <text:p>1.74074074074074</text:p>
              </table:table-cell>
              <table:table-cell office:value-type="float" office:value="9">
                <text:p>9</text:p>
              </table:table-cell>
              <table:table-cell office:value-type="float" office:value="1.42328042328042">
                <text:p>1.42328042328042</text:p>
              </table:table-cell>
              <table:table-cell office:value-type="float" office:value="4.43814894875906">
                <text:p>4.438148948759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2328042328042">
                <text:p>1.42328042328042</text:p>
              </table:table-cell>
              <table:table-cell office:value-type="float" office:value="6">
                <text:p>6</text:p>
              </table:table-cell>
              <table:table-cell office:value-type="float" office:value="1.06971677559913">
                <text:p>1.06971677559913</text:p>
              </table:table-cell>
              <table:table-cell office:value-type="float" office:value="2.49819775740779">
                <text:p>2.498197757407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6971677559913">
                <text:p>1.06971677559913</text:p>
              </table:table-cell>
              <table:table-cell office:value-type="float" office:value="3">
                <text:p>3</text:p>
              </table:table-cell>
              <table:table-cell office:value-type="float" office:value="1.01760176017602">
                <text:p>1.01760176017602</text:p>
              </table:table-cell>
              <table:table-cell office:value-type="float" office:value="1.83052600272941">
                <text:p>1.830526002729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760176017602">
                <text:p>1.0176017601760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minimum="0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008cm" svg:height="12.911cm" xlink:href=".." xlink:type="simple" chart:class="chart:scatter" chart:style-name="ch1">
        <chart:title svg:x="4.306cm" svg:y="0.394cm" chart:style-name="ch2">
          <text:p>Transitions/History vs. CPU Time/History</text:p>
        </chart:title>
        <chart:plot-area chart:style-name="ch3" table:cell-range-address="Spectral.E13:Spectral.E36 Spectral.Q13:Spectral.Q36" svg:x="1.351cm" svg:y="1.947cm" svg:width="14.977cm" svg:height="9.725cm">
          <chartooo:coordinate-region svg:x="2.634cm" svg:y="2.146cm" svg:width="13.694cm" svg:height="8.879cm"/>
          <chart:axis chart:dimension="x" chart:name="primary-x" chart:style-name="ch4">
            <chart:title svg:x="7.446cm" svg:y="11.93cm" chart:style-name="ch5">
              <text:p>Transitions/History</text:p>
            </chart:title>
          </chart:axis>
          <chart:axis chart:dimension="y" chart:name="primary-y" chart:style-name="ch6">
            <chart:title svg:x="0.451cm" svg:y="8.149cm" chart:style-name="ch7">
              <text:p>CPU Time/History</text:p>
            </chart:title>
            <chart:grid chart:style-name="ch8" chart:class="major"/>
          </chart:axis>
          <chart:series chart:style-name="ch9" chart:values-cell-range-address="Spectral.Q13:Spectral.Q36" chart:class="chart:scatter">
            <chart:domain table:cell-range-address="Spectral.E13:Spectral.E36"/>
            <chart:regression-curve chart:style-name="ch10">
              <chart:equation chart:display-r-square="true" svg:x="3.387cm" svg:y="2.478cm"/>
            </chart:regression-curve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  <table:table-cell office:value-type="float" office:value="0.00216366666666667">
                <text:p>0.00216366666666667</text:p>
                <draw:g>
                  <svg:desc>Spectral.Q13:Spectral.Q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92.9">
                <text:p>2092.9</text:p>
              </table:table-cell>
              <table:table-cell office:value-type="float" office:value="0.00168966666666667">
                <text:p>0.001689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2.37">
                <text:p>1252.37</text:p>
              </table:table-cell>
              <table:table-cell office:value-type="float" office:value="0.00102">
                <text:p>0.00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1.779">
                <text:p>771.779</text:p>
              </table:table-cell>
              <table:table-cell office:value-type="float" office:value="0.000627666666666667">
                <text:p>0.000627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5.647">
                <text:p>515.647</text:p>
              </table:table-cell>
              <table:table-cell office:value-type="float" office:value="0.000418333333333333">
                <text:p>0.00041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7.985">
                <text:p>277.985</text:p>
              </table:table-cell>
              <table:table-cell office:value-type="float" office:value="0.000224333333333333">
                <text:p>0.000224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6">
                <text:p>176</text:p>
              </table:table-cell>
              <table:table-cell office:value-type="float" office:value="0.000141333333333333">
                <text:p>0.000141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">
                <text:p>122</text:p>
              </table:table-cell>
              <table:table-cell office:value-type="float" office:value="0.0000986666666666667">
                <text:p>0.000098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000723333333333333">
                <text:p>0.000072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0.0000576666666666667">
                <text:p>0.000057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">
                <text:p>56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00363333333333333">
                <text:p>0.000036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0.0000306666666666667">
                <text:p>0.000030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000236666666666667">
                <text:p>0.000023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0.0000186666666666667">
                <text:p>0.000018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0.0000116666666666667">
                <text:p>0.0000116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0.00000766666666666667">
                <text:p>0.0000076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0.00000466666666666667">
                <text:p>0.00000466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0.00000233333333333333">
                <text:p>0.0000023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00000233333333333333">
                <text:p>0.00000233333333333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